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6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5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5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6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0" style:family="table-cell" style:parent-style-name="_21315__20998__20301__91_0_93_" style:data-style-name="N57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7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5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7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61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7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Default" style:data-style-name="N63">
      <style:table-cell-properties style:vertical-align="automatic" style:repeat-content="false"/>
      <style:paragraph-properties fo:text-align="center"/>
    </style:style>
    <style:style style:name="ce55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63" style:family="table-cell" style:parent-style-name="_21315__20998__20301__91_0_93_" style:data-style-name="N6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Default" style:data-style-name="N48">
      <style:table-cell-properties style:vertical-align="middle"/>
    </style:style>
    <style:style style:name="ce71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Default" style:data-style-name="N48">
      <style:text-properties style:font-name="細明體" style:font-name-asian="細明體" style:font-name-complex="細明體"/>
    </style:style>
    <style:style style:name="ce7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Default" style:data-style-name="N48"/>
    <style:style style:name="ce9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2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7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8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0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2" style:family="table-cell" style:parent-style-name="_21315__20998__20301__91_0_93_" style:data-style-name="N57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Default" style:data-style-name="N48">
      <style:text-properties fo:font-weight="bold" style:font-weight-asian="bold" style:font-weight-complex="bold"/>
    </style:style>
    <style:style style:name="ce113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7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57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7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7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0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5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5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55" style:family="table-cell" style:parent-style-name="_30334__20998__27604_" style:data-style-name="N73"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63" style:family="table-cell" style:parent-style-name="_19968__33324__Book3" style:data-style-name="N74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Book3" style:data-style-name="N7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5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83" style:family="table-cell" style:parent-style-name="_19968__33324__Book3" style:data-style-name="N74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19968__33324__Book3" style:data-style-name="N74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6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07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8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0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0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3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5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6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21315__20998__20301__91_0_93_" style:data-style-name="N57">
      <style:table-cell-properties style:vertical-align="middle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9" style:family="table-cell" style:parent-style-name="_21315__20998__20301__91_0_93_" style:data-style-name="N57">
      <style:table-cell-properties style:vertical-align="middle"/>
      <style:text-properties fo:color="#FF0000" style:font-name="新細明體" style:font-name-asian="新細明體" style:font-name-complex="新細明體" style:font-family-generic="roman"/>
    </style:style>
    <style:style style:name="ce260" style:family="table-cell" style:parent-style-name="_21315__20998__20301__91_0_93_" style:data-style-name="N59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261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6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9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2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3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4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5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7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5.6091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5.45pt" style:use-optimal-row-height="false" fo:break-before="auto"/>
    </style:style>
    <style:style style:name="ro8" style:family="table-row">
      <style:table-row-properties style:row-height="16.9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4.5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.4pt" style:use-optimal-row-height="false" fo:break-before="auto"/>
    </style:style>
    <style:style style:name="ro13" style:family="table-row">
      <style:table-row-properties style:row-height="33pt" style:use-optimal-row-height="false" fo:break-before="auto"/>
    </style:style>
    <style:style style:name="ro14" style:family="table-row">
      <style:table-row-properties style:row-height="27.6pt" style:use-optimal-row-height="false" fo:break-before="auto"/>
    </style:style>
    <style:style style:name="ro15" style:family="table-row">
      <style:table-row-properties style:row-height="4.5pt" style:use-optimal-row-height="false" fo:break-before="auto"/>
    </style:style>
    <style:style style:name="ro16" style:family="table-row">
      <style:table-row-properties style:row-height="39.9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18.6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6.4pt" style:use-optimal-row-height="false" fo:break-before="auto"/>
    </style:style>
    <style:style style:name="ro37" style:family="table-row">
      <style:table-row-properties style:row-height="4.8pt" style:use-optimal-row-height="false" fo:break-before="auto"/>
    </style:style>
    <style:style style:name="ro38" style:family="table-row">
      <style:table-row-properties style:row-height="16.2pt" style:use-optimal-row-height="true" fo:break-before="auto"/>
    </style:style>
    <style:style style:name="ro39" style:family="table-row">
      <style:table-row-properties style:row-height="17.4pt" style:use-optimal-row-height="false" fo:break-before="auto"/>
    </style:style>
    <style:style style:name="ro40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7">
            <text:p>民 國 107 年 7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69">
            <text:p>年月別</text:p>
          </table:table-cell>
          <table:covered-table-cell/>
          <table:table-cell table:style-name="ce89"/>
          <table:table-cell office:value-type="string" table:style-name="ce88">
            <text:p>人</text:p>
          </table:table-cell>
          <table:table-cell office:value-type="string" table:style-name="ce88">
            <text:p>口</text:p>
          </table:table-cell>
          <table:table-cell office:value-type="string" table:style-name="ce88">
            <text:p>數</text:p>
          </table:table-cell>
          <table:table-cell office:value-type="string" table:style-name="ce87">
            <text:p>出 <text:s text:c="5"/>　 <text:s/>　生</text:p>
          </table:table-cell>
          <table:table-cell table:number-columns-repeated="3" table:style-name="ce86"/>
          <table:table-cell office:value-type="string" table:style-name="ce87">
            <text:p>死　 <text:s text:c="6"/>　亡</text:p>
          </table:table-cell>
          <table:table-cell table:number-columns-repeated="3" table:style-name="ce86"/>
          <table:table-cell office:value-type="string" table:number-columns-spanned="2" table:number-rows-spanned="1" table:style-name="ce271">
            <text:p>自 然 增 加</text:p>
          </table:table-cell>
          <table:covered-table-cell/>
          <table:table-cell office:value-type="string" table:number-columns-spanned="2" table:number-rows-spanned="1" table:style-name="ce27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1">
            <text:p>離 <text:s text:c="3"/>　婚</text:p>
          </table:table-cell>
          <table:covered-table-cell/>
          <table:table-cell office:value-type="string" table:number-columns-spanned="1" table:number-rows-spanned="4" table:style-name="ce261">
            <text:p>遷入</text:p>
            <text:p>人數</text:p>
          </table:table-cell>
          <table:table-cell office:value-type="string" table:number-columns-spanned="1" table:number-rows-spanned="4" table:style-name="ce261">
            <text:p>遷出</text:p>
            <text:p>人數</text:p>
          </table:table-cell>
          <table:table-cell office:value-type="string" table:number-columns-spanned="1" table:number-rows-spanned="4" table:style-name="ce270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3">
            <text:p>戶　數</text:p>
          </table:table-cell>
          <table:table-cell table:number-columns-repeated="3" table:style-name="ce82"/>
          <table:table-cell office:value-type="string" table:number-columns-spanned="1" table:number-rows-spanned="3" table:style-name="ce262">
            <text:p>計</text:p>
          </table:table-cell>
          <table:table-cell office:value-type="string" table:number-columns-spanned="1" table:number-rows-spanned="3" table:style-name="ce262">
            <text:p>男</text:p>
          </table:table-cell>
          <table:table-cell office:value-type="string" table:number-columns-spanned="1" table:number-rows-spanned="3" table:style-name="ce262">
            <text:p>女</text:p>
          </table:table-cell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262">
            <text:p>計</text:p>
          </table:table-cell>
          <table:table-cell office:value-type="string" table:number-columns-spanned="1" table:number-rows-spanned="3" table:style-name="ce262">
            <text:p>男</text:p>
          </table:table-cell>
          <table:table-cell office:value-type="string" table:number-columns-spanned="1" table:number-rows-spanned="3" table:style-name="ce262">
            <text:p>女</text:p>
          </table:table-cell>
          <table:table-cell office:value-type="string" table:style-name="ce83">
            <text:p>折合年</text:p>
          </table:table-cell>
          <table:table-cell office:value-type="string" table:style-name="ce82">
            <text:p><text:s/></text:p>
          </table:table-cell>
          <table:table-cell office:value-type="string" table:style-name="ce81">
            <text:p>折合年自</text:p>
          </table:table-cell>
          <table:table-cell office:value-type="string" table:style-name="ce84">
            <text:p><text:s/></text:p>
          </table:table-cell>
          <table:table-cell office:value-type="string" table:style-name="ce83">
            <text:p>折合年</text:p>
          </table:table-cell>
          <table:table-cell table:style-name="ce82"/>
          <table:table-cell office:value-type="string" table:style-name="ce82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80">
            <text:p>計</text:p>
          </table:table-cell>
          <table:table-cell office:value-type="string" table:style-name="ce80">
            <text:p>男</text:p>
          </table:table-cell>
          <table:table-cell office:value-type="string" table:style-name="ce80">
            <text:p>女</text:p>
          </table:table-cell>
          <table:covered-table-cell/>
          <table:covered-table-cell/>
          <table:covered-table-cell/>
          <table:table-cell office:value-type="string" table:style-name="ce79">
            <text:p>粗出生率</text:p>
          </table:table-cell>
          <table:covered-table-cell/>
          <table:covered-table-cell/>
          <table:covered-table-cell/>
          <table:table-cell office:value-type="string" table:style-name="ce79">
            <text:p>粗死亡率</text:p>
          </table:table-cell>
          <table:table-cell office:value-type="string" table:style-name="ce80">
            <text:p>人數</text:p>
          </table:table-cell>
          <table:table-cell office:value-type="string" table:style-name="ce81">
            <text:p>然增加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結婚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74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65">
            <text:p>40 年</text:p>
          </table:table-cell>
          <table:covered-table-cell/>
          <table:table-cell office:value-type="float" office:value="1440787" table:style-name="ce64">
            <text:p>1,440,787</text:p>
          </table:table-cell>
          <table:table-cell office:value-type="float" office:value="7869247" table:style-name="ce58">
            <text:p>7,869,247</text:p>
          </table:table-cell>
          <table:table-cell office:value-type="float" office:value="4016708" table:style-name="ce58">
            <text:p>4,016,708</text:p>
          </table:table-cell>
          <table:table-cell office:value-type="float" office:value="3852539" table:style-name="ce58">
            <text:p>3,852,539</text:p>
          </table:table-cell>
          <table:table-cell office:value-type="float" office:value="385383" table:style-name="ce58">
            <text:p>385,383</text:p>
          </table:table-cell>
          <table:table-cell office:value-type="float" office:value="197297" table:style-name="ce58">
            <text:p>197,297</text:p>
          </table:table-cell>
          <table:table-cell office:value-type="float" office:value="188086" table:style-name="ce58">
            <text:p>188,086</text:p>
          </table:table-cell>
          <table:table-cell office:value-type="float" office:value="49.97" table:style-name="ce65">
            <text:p>49.97</text:p>
          </table:table-cell>
          <table:table-cell office:value-type="float" office:value="89259" table:style-name="ce58">
            <text:p>89,259</text:p>
          </table:table-cell>
          <table:table-cell office:value-type="float" office:value="46225" table:style-name="ce58">
            <text:p>46,225</text:p>
          </table:table-cell>
          <table:table-cell office:value-type="float" office:value="43034" table:style-name="ce58">
            <text:p>43,034</text:p>
          </table:table-cell>
          <table:table-cell office:value-type="float" office:value="11.57" table:style-name="ce65">
            <text:p>11.57</text:p>
          </table:table-cell>
          <table:table-cell office:value-type="float" office:value="296124" table:style-name="ce68">
            <text:p>296,124</text:p>
          </table:table-cell>
          <table:table-cell office:value-type="float" office:value="38.4" table:style-name="ce65">
            <text:p>38.40</text:p>
          </table:table-cell>
          <table:table-cell office:value-type="float" office:value="73676" table:style-name="ce58">
            <text:p>73,676</text:p>
          </table:table-cell>
          <table:table-cell office:value-type="float" office:value="9.5500000000000007" table:style-name="ce65">
            <text:p>9.55</text:p>
          </table:table-cell>
          <table:table-cell office:value-type="float" office:value="3858" table:style-name="ce58">
            <text:p>3,858</text:p>
          </table:table-cell>
          <table:table-cell office:value-type="float" office:value="0.5" table:style-name="ce65">
            <text:p>0.50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170729" table:style-name="ce72">
            <text:p>170,729</text:p>
          </table:table-cell>
          <table:table-cell table:number-columns-repeated="16361" table:style-name="ce70"/>
        </table:table-row>
        <table:table-row table:style-name="ro7">
          <table:table-cell office:value-type="string" table:number-columns-spanned="2" table:number-rows-spanned="1" table:style-name="ce264">
            <text:p>50 年</text:p>
          </table:table-cell>
          <table:covered-table-cell/>
          <table:table-cell office:value-type="float" office:value="2002493" table:style-name="ce64">
            <text:p>2,002,493</text:p>
          </table:table-cell>
          <table:table-cell office:value-type="float" office:value="11149139" table:style-name="ce58">
            <text:p>11,149,139</text:p>
          </table:table-cell>
          <table:table-cell office:value-type="float" office:value="5715463" table:style-name="ce58">
            <text:p>5,715,463</text:p>
          </table:table-cell>
          <table:table-cell office:value-type="float" office:value="5433676" table:style-name="ce58">
            <text:p>5,433,676</text:p>
          </table:table-cell>
          <table:table-cell office:value-type="float" office:value="420254" table:style-name="ce58">
            <text:p>420,254</text:p>
          </table:table-cell>
          <table:table-cell office:value-type="float" office:value="216728" table:style-name="ce58">
            <text:p>216,728</text:p>
          </table:table-cell>
          <table:table-cell office:value-type="float" office:value="203526" table:style-name="ce58">
            <text:p>203,526</text:p>
          </table:table-cell>
          <table:table-cell office:value-type="float" office:value="38.31" table:style-name="ce65">
            <text:p>38.31</text:p>
          </table:table-cell>
          <table:table-cell office:value-type="float" office:value="73823" table:style-name="ce58">
            <text:p>73,823</text:p>
          </table:table-cell>
          <table:table-cell office:value-type="float" office:value="40570" table:style-name="ce58">
            <text:p>40,570</text:p>
          </table:table-cell>
          <table:table-cell office:value-type="float" office:value="33253" table:style-name="ce58">
            <text:p>33,253</text:p>
          </table:table-cell>
          <table:table-cell office:value-type="float" office:value="6.73" table:style-name="ce65">
            <text:p>6.73</text:p>
          </table:table-cell>
          <table:table-cell office:value-type="float" office:value="346431" table:style-name="ce68">
            <text:p>346,431</text:p>
          </table:table-cell>
          <table:table-cell office:value-type="float" office:value="31.58" table:style-name="ce65">
            <text:p>31.58</text:p>
          </table:table-cell>
          <table:table-cell office:value-type="float" office:value="83797" table:style-name="ce58">
            <text:p>83,797</text:p>
          </table:table-cell>
          <table:table-cell office:value-type="float" office:value="7.51" table:style-name="ce65">
            <text:p>7.51</text:p>
          </table:table-cell>
          <table:table-cell office:value-type="float" office:value="4487" table:style-name="ce58">
            <text:p>4,487</text:p>
          </table:table-cell>
          <table:table-cell office:value-type="float" office:value="0.4" table:style-name="ce65">
            <text:p>0.40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float" office:value="218098" table:style-name="ce71">
            <text:p>218,098</text:p>
          </table:table-cell>
          <table:table-cell table:number-columns-repeated="16361" table:style-name="ce70"/>
        </table:table-row>
        <table:table-row table:style-name="ro7">
          <table:table-cell office:value-type="string" table:number-columns-spanned="2" table:number-rows-spanned="1" table:style-name="ce264">
            <text:p>60 年</text:p>
          </table:table-cell>
          <table:covered-table-cell/>
          <table:table-cell office:value-type="float" office:value="2702792" table:style-name="ce64">
            <text:p>2,702,792</text:p>
          </table:table-cell>
          <table:table-cell office:value-type="float" office:value="14994823" table:style-name="ce58">
            <text:p>14,994,823</text:p>
          </table:table-cell>
          <table:table-cell office:value-type="float" office:value="7895140" table:style-name="ce58">
            <text:p>7,895,140</text:p>
          </table:table-cell>
          <table:table-cell office:value-type="float" office:value="7099683" table:style-name="ce58">
            <text:p>7,099,683</text:p>
          </table:table-cell>
          <table:table-cell office:value-type="float" office:value="380424" table:style-name="ce58">
            <text:p>380,424</text:p>
          </table:table-cell>
          <table:table-cell office:value-type="float" office:value="195938" table:style-name="ce58">
            <text:p>195,938</text:p>
          </table:table-cell>
          <table:table-cell office:value-type="float" office:value="184486" table:style-name="ce58">
            <text:p>184,486</text:p>
          </table:table-cell>
          <table:table-cell office:value-type="float" office:value="25.64" table:style-name="ce65">
            <text:p>25.64</text:p>
          </table:table-cell>
          <table:table-cell office:value-type="float" office:value="70954" table:style-name="ce58">
            <text:p>70,954</text:p>
          </table:table-cell>
          <table:table-cell office:value-type="float" office:value="41596" table:style-name="ce58">
            <text:p>41,596</text:p>
          </table:table-cell>
          <table:table-cell office:value-type="float" office:value="29358" table:style-name="ce58">
            <text:p>29,358</text:p>
          </table:table-cell>
          <table:table-cell office:value-type="float" office:value="4.78" table:style-name="ce65">
            <text:p>4.78</text:p>
          </table:table-cell>
          <table:table-cell office:value-type="float" office:value="309470" table:style-name="ce68">
            <text:p>309,470</text:p>
          </table:table-cell>
          <table:table-cell office:value-type="float" office:value="20.86" table:style-name="ce65">
            <text:p>20.86</text:p>
          </table:table-cell>
          <table:table-cell office:value-type="float" office:value="106812" table:style-name="ce58">
            <text:p>106,812</text:p>
          </table:table-cell>
          <table:table-cell office:value-type="float" office:value="7.2" table:style-name="ce65">
            <text:p>7.20</text:p>
          </table:table-cell>
          <table:table-cell office:value-type="float" office:value="5310" table:style-name="ce58">
            <text:p>5,310</text:p>
          </table:table-cell>
          <table:table-cell office:value-type="float" office:value="0.36" table:style-name="ce65">
            <text:p>0.36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float" office:value="270905" table:style-name="ce55">
            <text:p>270,905</text:p>
          </table:table-cell>
          <table:table-cell table:number-columns-repeated="16361" table:style-name="ce70"/>
        </table:table-row>
        <table:table-row table:style-name="ro7">
          <table:table-cell office:value-type="string" table:number-columns-spanned="2" table:number-rows-spanned="1" table:style-name="ce264">
            <text:p>70 年</text:p>
          </table:table-cell>
          <table:covered-table-cell/>
          <table:table-cell office:value-type="float" office:value="3906015" table:style-name="ce64">
            <text:p>3,906,015</text:p>
          </table:table-cell>
          <table:table-cell office:value-type="float" office:value="18193955" table:style-name="ce58">
            <text:p>18,193,955</text:p>
          </table:table-cell>
          <table:table-cell office:value-type="float" office:value="9479508" table:style-name="ce58">
            <text:p>9,479,508</text:p>
          </table:table-cell>
          <table:table-cell office:value-type="float" office:value="8714447" table:style-name="ce58">
            <text:p>8,714,447</text:p>
          </table:table-cell>
          <table:table-cell office:value-type="float" office:value="412779" table:style-name="ce58">
            <text:p>412,779</text:p>
          </table:table-cell>
          <table:table-cell office:value-type="float" office:value="213273" table:style-name="ce58">
            <text:p>213,273</text:p>
          </table:table-cell>
          <table:table-cell office:value-type="float" office:value="199506" table:style-name="ce58">
            <text:p>199,506</text:p>
          </table:table-cell>
          <table:table-cell office:value-type="float" office:value="22.97" table:style-name="ce65">
            <text:p>22.97</text:p>
          </table:table-cell>
          <table:table-cell office:value-type="float" office:value="86848" table:style-name="ce58">
            <text:p>86,848</text:p>
          </table:table-cell>
          <table:table-cell office:value-type="float" office:value="52627" table:style-name="ce58">
            <text:p>52,627</text:p>
          </table:table-cell>
          <table:table-cell office:value-type="float" office:value="34221" table:style-name="ce58">
            <text:p>34,221</text:p>
          </table:table-cell>
          <table:table-cell office:value-type="float" office:value="4.83" table:style-name="ce65">
            <text:p>4.83</text:p>
          </table:table-cell>
          <table:table-cell office:value-type="float" office:value="325931" table:style-name="ce68">
            <text:p>325,931</text:p>
          </table:table-cell>
          <table:table-cell office:value-type="float" office:value="18.14" table:style-name="ce65">
            <text:p>18.14</text:p>
          </table:table-cell>
          <table:table-cell office:value-type="float" office:value="167496" table:style-name="ce58">
            <text:p>167,496</text:p>
          </table:table-cell>
          <table:table-cell office:value-type="float" office:value="9.2899999999999991" table:style-name="ce65">
            <text:p>9.29</text:p>
          </table:table-cell>
          <table:table-cell office:value-type="float" office:value="14875" table:style-name="ce58">
            <text:p>14,875</text:p>
          </table:table-cell>
          <table:table-cell office:value-type="float" office:value="0.83" table:style-name="ce65">
            <text:p>0.83</text:p>
          </table:table-cell>
          <table:table-cell office:value-type="string" table:style-name="ce69">
            <text:p>…</text:p>
          </table:table-cell>
          <table:table-cell office:value-type="string" table:style-name="ce69">
            <text:p>…</text:p>
          </table:table-cell>
          <table:table-cell office:value-type="float" office:value="310116" table:style-name="ce55">
            <text:p>310,116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80 年</text:p>
          </table:table-cell>
          <table:covered-table-cell/>
          <table:table-cell office:value-type="float" office:value="5227185" table:style-name="ce64">
            <text:p>5,227,185</text:p>
          </table:table-cell>
          <table:table-cell office:value-type="float" office:value="20605831" table:style-name="ce58">
            <text:p>20,605,831</text:p>
          </table:table-cell>
          <table:table-cell office:value-type="float" office:value="10640276" table:style-name="ce58">
            <text:p>10,640,276</text:p>
          </table:table-cell>
          <table:table-cell office:value-type="float" office:value="9965555" table:style-name="ce58">
            <text:p>9,965,555</text:p>
          </table:table-cell>
          <table:table-cell office:value-type="float" office:value="321932" table:style-name="ce58">
            <text:p>321,932</text:p>
          </table:table-cell>
          <table:table-cell office:value-type="float" office:value="168865" table:style-name="ce58">
            <text:p>168,865</text:p>
          </table:table-cell>
          <table:table-cell office:value-type="float" office:value="153067" table:style-name="ce58">
            <text:p>153,067</text:p>
          </table:table-cell>
          <table:table-cell office:value-type="float" office:value="15.7" table:style-name="ce65">
            <text:p>15.70</text:p>
          </table:table-cell>
          <table:table-cell office:value-type="float" office:value="106284" table:style-name="ce58">
            <text:p>106,284</text:p>
          </table:table-cell>
          <table:table-cell office:value-type="float" office:value="65386" table:style-name="ce58">
            <text:p>65,386</text:p>
          </table:table-cell>
          <table:table-cell office:value-type="float" office:value="40898" table:style-name="ce58">
            <text:p>40,898</text:p>
          </table:table-cell>
          <table:table-cell office:value-type="float" office:value="5.18" table:style-name="ce65">
            <text:p>5.18</text:p>
          </table:table-cell>
          <table:table-cell office:value-type="float" office:value="215648" table:style-name="ce68">
            <text:p>215,648</text:p>
          </table:table-cell>
          <table:table-cell office:value-type="float" office:value="10.52" table:style-name="ce65">
            <text:p>10.52</text:p>
          </table:table-cell>
          <table:table-cell office:value-type="float" office:value="162972" table:style-name="ce58">
            <text:p>162,972</text:p>
          </table:table-cell>
          <table:table-cell office:value-type="float" office:value="7.95" table:style-name="ce65">
            <text:p>7.95</text:p>
          </table:table-cell>
          <table:table-cell office:value-type="float" office:value="28298" table:style-name="ce58">
            <text:p>28,298</text:p>
          </table:table-cell>
          <table:table-cell office:value-type="float" office:value="1.38" table:style-name="ce65">
            <text:p>1.38</text:p>
          </table:table-cell>
          <table:table-cell office:value-type="float" office:value="1477764" table:style-name="ce58">
            <text:p>1,477,764</text:p>
          </table:table-cell>
          <table:table-cell office:value-type="float" office:value="1489892" table:style-name="ce58">
            <text:p>1,489,892</text:p>
          </table:table-cell>
          <table:table-cell office:value-type="float" office:value="345523" table:style-name="ce55">
            <text:p>345,523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90 年</text:p>
          </table:table-cell>
          <table:covered-table-cell/>
          <table:table-cell office:value-type="float" office:value="6802281" table:style-name="ce58">
            <text:p>6,802,281</text:p>
          </table:table-cell>
          <table:table-cell office:value-type="float" office:value="22405568" table:style-name="ce58">
            <text:p>22,405,568</text:p>
          </table:table-cell>
          <table:table-cell office:value-type="float" office:value="11441651" table:style-name="ce58">
            <text:p>11,441,651</text:p>
          </table:table-cell>
          <table:table-cell office:value-type="float" office:value="10963917" table:style-name="ce58">
            <text:p>10,963,917</text:p>
          </table:table-cell>
          <table:table-cell office:value-type="float" office:value="260354" table:style-name="ce58">
            <text:p>260,354</text:p>
          </table:table-cell>
          <table:table-cell office:value-type="float" office:value="135596" table:style-name="ce58">
            <text:p>135,596</text:p>
          </table:table-cell>
          <table:table-cell office:value-type="float" office:value="124758" table:style-name="ce58">
            <text:p>124,758</text:p>
          </table:table-cell>
          <table:table-cell office:value-type="float" office:value="11.65" table:style-name="ce65">
            <text:p>11.65</text:p>
          </table:table-cell>
          <table:table-cell office:value-type="float" office:value="127647" table:style-name="ce58">
            <text:p>127,647</text:p>
          </table:table-cell>
          <table:table-cell office:value-type="float" office:value="79319" table:style-name="ce58">
            <text:p>79,319</text:p>
          </table:table-cell>
          <table:table-cell office:value-type="float" office:value="48328" table:style-name="ce58">
            <text:p>48,328</text:p>
          </table:table-cell>
          <table:table-cell office:value-type="float" office:value="5.71" table:style-name="ce65">
            <text:p>5.71</text:p>
          </table:table-cell>
          <table:table-cell office:value-type="float" office:value="132707" table:style-name="ce66">
            <text:p>132,707</text:p>
          </table:table-cell>
          <table:table-cell office:value-type="float" office:value="5.94" table:style-name="ce65">
            <text:p>5.94</text:p>
          </table:table-cell>
          <table:table-cell office:value-type="float" office:value="170515" table:style-name="ce58">
            <text:p>170,515</text:p>
          </table:table-cell>
          <table:table-cell office:value-type="float" office:value="7.63" table:style-name="ce65">
            <text:p>7.63</text:p>
          </table:table-cell>
          <table:table-cell office:value-type="float" office:value="56538" table:style-name="ce58">
            <text:p>56,538</text:p>
          </table:table-cell>
          <table:table-cell office:value-type="float" office:value="2.5299999999999998" table:style-name="ce65">
            <text:p>2.53</text:p>
          </table:table-cell>
          <table:table-cell office:value-type="float" office:value="1373363" table:style-name="ce58">
            <text:p>1,373,363</text:p>
          </table:table-cell>
          <table:table-cell office:value-type="float" office:value="1377174" table:style-name="ce58">
            <text:p>1,377,174</text:p>
          </table:table-cell>
          <table:table-cell office:value-type="float" office:value="420892" table:style-name="ce55">
            <text:p>420,892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95 年</text:p>
          </table:table-cell>
          <table:covered-table-cell/>
          <table:table-cell office:value-type="float" office:value="7394758" table:style-name="ce58">
            <text:p>7,394,758</text:p>
          </table:table-cell>
          <table:table-cell office:value-type="float" office:value="22876527" table:style-name="ce58">
            <text:p>22,876,527</text:p>
          </table:table-cell>
          <table:table-cell office:value-type="float" office:value="11591707" table:style-name="ce58">
            <text:p>11,591,707</text:p>
          </table:table-cell>
          <table:table-cell office:value-type="float" office:value="11284820" table:style-name="ce58">
            <text:p>11,284,820</text:p>
          </table:table-cell>
          <table:table-cell office:value-type="float" office:value="204459" table:style-name="ce58">
            <text:p>204,459</text:p>
          </table:table-cell>
          <table:table-cell office:value-type="float" office:value="106936" table:style-name="ce58">
            <text:p>106,936</text:p>
          </table:table-cell>
          <table:table-cell office:value-type="float" office:value="97523" table:style-name="ce58">
            <text:p>97,523</text:p>
          </table:table-cell>
          <table:table-cell office:value-type="float" office:value="8.9600000000000009" table:style-name="ce65">
            <text:p>8.96</text:p>
          </table:table-cell>
          <table:table-cell office:value-type="float" office:value="135839" table:style-name="ce58">
            <text:p>135,839</text:p>
          </table:table-cell>
          <table:table-cell office:value-type="float" office:value="84800" table:style-name="ce58">
            <text:p>84,800</text:p>
          </table:table-cell>
          <table:table-cell office:value-type="float" office:value="51039" table:style-name="ce58">
            <text:p>51,039</text:p>
          </table:table-cell>
          <table:table-cell office:value-type="float" office:value="5.95" table:style-name="ce65">
            <text:p>5.95</text:p>
          </table:table-cell>
          <table:table-cell office:value-type="float" office:value="68620" table:style-name="ce66">
            <text:p>68,620</text:p>
          </table:table-cell>
          <table:table-cell office:value-type="float" office:value="3.01" table:style-name="ce65">
            <text:p>3.01</text:p>
          </table:table-cell>
          <table:table-cell office:value-type="float" office:value="142669" table:style-name="ce58">
            <text:p>142,669</text:p>
          </table:table-cell>
          <table:table-cell office:value-type="float" office:value="6.25" table:style-name="ce65">
            <text:p>6.25</text:p>
          </table:table-cell>
          <table:table-cell office:value-type="float" office:value="64540" table:style-name="ce58">
            <text:p>64,540</text:p>
          </table:table-cell>
          <table:table-cell office:value-type="float" office:value="2.83" table:style-name="ce65">
            <text:p>2.83</text:p>
          </table:table-cell>
          <table:table-cell office:value-type="float" office:value="1414340" table:style-name="ce58">
            <text:p>1,414,340</text:p>
          </table:table-cell>
          <table:table-cell office:value-type="float" office:value="1376816" table:style-name="ce58">
            <text:p>1,376,816</text:p>
          </table:table-cell>
          <table:table-cell office:value-type="float" office:value="474919" table:style-name="ce55">
            <text:p>474,919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96 年</text:p>
          </table:table-cell>
          <table:covered-table-cell/>
          <table:table-cell office:value-type="float" office:value="7512449" table:style-name="ce64">
            <text:p>7,512,449</text:p>
          </table:table-cell>
          <table:table-cell office:value-type="float" office:value="22958360" table:style-name="ce58">
            <text:p>22,958,360</text:p>
          </table:table-cell>
          <table:table-cell office:value-type="float" office:value="11608767" table:style-name="ce58">
            <text:p>11,608,767</text:p>
          </table:table-cell>
          <table:table-cell office:value-type="float" office:value="11349593" table:style-name="ce58">
            <text:p>11,349,593</text:p>
          </table:table-cell>
          <table:table-cell office:value-type="float" office:value="204414" table:style-name="ce58">
            <text:p>204,414</text:p>
          </table:table-cell>
          <table:table-cell office:value-type="float" office:value="106898" table:style-name="ce58">
            <text:p>106,898</text:p>
          </table:table-cell>
          <table:table-cell office:value-type="float" office:value="97516" table:style-name="ce58">
            <text:p>97,516</text:p>
          </table:table-cell>
          <table:table-cell office:value-type="float" office:value="8.92" table:style-name="ce67">
            <text:p>8.92</text:p>
          </table:table-cell>
          <table:table-cell office:value-type="float" office:value="141111" table:style-name="ce58">
            <text:p>141,111</text:p>
          </table:table-cell>
          <table:table-cell office:value-type="float" office:value="87029" table:style-name="ce58">
            <text:p>87,029</text:p>
          </table:table-cell>
          <table:table-cell office:value-type="float" office:value="54082" table:style-name="ce58">
            <text:p>54,082</text:p>
          </table:table-cell>
          <table:table-cell office:value-type="float" office:value="6.16" table:style-name="ce65">
            <text:p>6.16</text:p>
          </table:table-cell>
          <table:table-cell office:value-type="float" office:value="63303" table:style-name="ce66">
            <text:p>63,303</text:p>
          </table:table-cell>
          <table:table-cell office:value-type="float" office:value="2.76" table:style-name="ce65">
            <text:p>2.76</text:p>
          </table:table-cell>
          <table:table-cell office:value-type="float" office:value="135041" table:style-name="ce58">
            <text:p>135,041</text:p>
          </table:table-cell>
          <table:table-cell office:value-type="float" office:value="5.89" table:style-name="ce65">
            <text:p>5.89</text:p>
          </table:table-cell>
          <table:table-cell office:value-type="float" office:value="58518" table:style-name="ce58">
            <text:p>58,518</text:p>
          </table:table-cell>
          <table:table-cell office:value-type="float" office:value="2.5499999999999998" table:style-name="ce65">
            <text:p>2.55</text:p>
          </table:table-cell>
          <table:table-cell office:value-type="float" office:value="1173040" table:style-name="ce58">
            <text:p>1,173,040</text:p>
          </table:table-cell>
          <table:table-cell office:value-type="float" office:value="1154510" table:style-name="ce58">
            <text:p>1,154,510</text:p>
          </table:table-cell>
          <table:table-cell office:value-type="float" office:value="484174" table:style-name="ce55">
            <text:p>484,174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97 年</text:p>
          </table:table-cell>
          <table:covered-table-cell/>
          <table:table-cell office:value-type="float" office:value="7655772" table:style-name="ce64">
            <text:p>7,655,772</text:p>
          </table:table-cell>
          <table:table-cell office:value-type="float" office:value="23037031" table:style-name="ce58">
            <text:p>23,037,031</text:p>
          </table:table-cell>
          <table:table-cell office:value-type="float" office:value="11626351" table:style-name="ce58">
            <text:p>11,626,351</text:p>
          </table:table-cell>
          <table:table-cell office:value-type="float" office:value="11410680" table:style-name="ce58">
            <text:p>11,410,680</text:p>
          </table:table-cell>
          <table:table-cell office:value-type="float" office:value="198733" table:style-name="ce58">
            <text:p>198,733</text:p>
          </table:table-cell>
          <table:table-cell office:value-type="float" office:value="103937" table:style-name="ce58">
            <text:p>103,937</text:p>
          </table:table-cell>
          <table:table-cell office:value-type="float" office:value="94796" table:style-name="ce58">
            <text:p>94,796</text:p>
          </table:table-cell>
          <table:table-cell office:value-type="float" office:value="8.64" table:style-name="ce65">
            <text:p>8.64</text:p>
          </table:table-cell>
          <table:table-cell office:value-type="float" office:value="143624" table:style-name="ce58">
            <text:p>143,624</text:p>
          </table:table-cell>
          <table:table-cell office:value-type="float" office:value="88541" table:style-name="ce58">
            <text:p>88,541</text:p>
          </table:table-cell>
          <table:table-cell office:value-type="float" office:value="55083" table:style-name="ce58">
            <text:p>55,083</text:p>
          </table:table-cell>
          <table:table-cell office:value-type="float" office:value="6.25" table:style-name="ce65">
            <text:p>6.25</text:p>
          </table:table-cell>
          <table:table-cell office:value-type="float" office:value="55109" table:style-name="ce66">
            <text:p>55,109</text:p>
          </table:table-cell>
          <table:table-cell office:value-type="float" office:value="2.4" table:style-name="ce65">
            <text:p>2.40</text:p>
          </table:table-cell>
          <table:table-cell office:value-type="float" office:value="154866" table:style-name="ce58">
            <text:p>154,866</text:p>
          </table:table-cell>
          <table:table-cell office:value-type="float" office:value="6.73" table:style-name="ce65">
            <text:p>6.73</text:p>
          </table:table-cell>
          <table:table-cell office:value-type="float" office:value="55995" table:style-name="ce58">
            <text:p>55,995</text:p>
          </table:table-cell>
          <table:table-cell office:value-type="float" office:value="2.4300000000000002" table:style-name="ce65">
            <text:p>2.43</text:p>
          </table:table-cell>
          <table:table-cell office:value-type="float" office:value="1196407" table:style-name="ce58">
            <text:p>1,196,407</text:p>
          </table:table-cell>
          <table:table-cell office:value-type="float" office:value="1172845" table:style-name="ce58">
            <text:p>1,172,845</text:p>
          </table:table-cell>
          <table:table-cell office:value-type="float" office:value="494107" table:style-name="ce55">
            <text:p>494,107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98 年</text:p>
          </table:table-cell>
          <table:covered-table-cell/>
          <table:table-cell office:value-type="float" office:value="7805834" table:style-name="ce64">
            <text:p>7,805,834</text:p>
          </table:table-cell>
          <table:table-cell office:value-type="float" office:value="23119772" table:style-name="ce58">
            <text:p>23,119,772</text:p>
          </table:table-cell>
          <table:table-cell office:value-type="float" office:value="11636734" table:style-name="ce58">
            <text:p>11,636,734</text:p>
          </table:table-cell>
          <table:table-cell office:value-type="float" office:value="11483038" table:style-name="ce58">
            <text:p>11,483,038</text:p>
          </table:table-cell>
          <table:table-cell office:value-type="float" office:value="191310" table:style-name="ce58">
            <text:p>191,310</text:p>
          </table:table-cell>
          <table:table-cell office:value-type="float" office:value="99492" table:style-name="ce58">
            <text:p>99,492</text:p>
          </table:table-cell>
          <table:table-cell office:value-type="float" office:value="91818" table:style-name="ce58">
            <text:p>91,818</text:p>
          </table:table-cell>
          <table:table-cell office:value-type="float" office:value="8.2899999999999991" table:style-name="ce65">
            <text:p>8.29</text:p>
          </table:table-cell>
          <table:table-cell office:value-type="float" office:value="143582" table:style-name="ce58">
            <text:p>143,582</text:p>
          </table:table-cell>
          <table:table-cell office:value-type="float" office:value="88088" table:style-name="ce58">
            <text:p>88,088</text:p>
          </table:table-cell>
          <table:table-cell office:value-type="float" office:value="55494" table:style-name="ce58">
            <text:p>55,494</text:p>
          </table:table-cell>
          <table:table-cell office:value-type="float" office:value="6.22" table:style-name="ce65">
            <text:p>6.22</text:p>
          </table:table-cell>
          <table:table-cell office:value-type="float" office:value="47728" table:style-name="ce66">
            <text:p>47,728</text:p>
          </table:table-cell>
          <table:table-cell office:value-type="float" office:value="2.0699999999999998" table:style-name="ce65">
            <text:p>2.07</text:p>
          </table:table-cell>
          <table:table-cell office:value-type="float" office:value="117099" table:style-name="ce58">
            <text:p>117,099</text:p>
          </table:table-cell>
          <table:table-cell office:value-type="float" office:value="5.07" table:style-name="ce65">
            <text:p>5.07</text:p>
          </table:table-cell>
          <table:table-cell office:value-type="float" office:value="57223" table:style-name="ce58">
            <text:p>57,223</text:p>
          </table:table-cell>
          <table:table-cell office:value-type="float" office:value="2.48" table:style-name="ce65">
            <text:p>2.48</text:p>
          </table:table-cell>
          <table:table-cell office:value-type="float" office:value="1198561" table:style-name="ce58">
            <text:p>1,198,561</text:p>
          </table:table-cell>
          <table:table-cell office:value-type="float" office:value="1163548" table:style-name="ce58">
            <text:p>1,163,548</text:p>
          </table:table-cell>
          <table:table-cell office:value-type="float" office:value="504531" table:style-name="ce55">
            <text:p>504,531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99 年</text:p>
          </table:table-cell>
          <table:covered-table-cell/>
          <table:table-cell office:value-type="float" office:value="7937024" table:style-name="ce64">
            <text:p>7,937,024</text:p>
          </table:table-cell>
          <table:table-cell office:value-type="float" office:value="23162123" table:style-name="ce58">
            <text:p>23,162,123</text:p>
          </table:table-cell>
          <table:table-cell office:value-type="float" office:value="11635225" table:style-name="ce58">
            <text:p>11,635,225</text:p>
          </table:table-cell>
          <table:table-cell office:value-type="float" office:value="11526898" table:style-name="ce58">
            <text:p>11,526,898</text:p>
          </table:table-cell>
          <table:table-cell office:value-type="float" office:value="166886" table:style-name="ce58">
            <text:p>166,886</text:p>
          </table:table-cell>
          <table:table-cell office:value-type="float" office:value="87213" table:style-name="ce58">
            <text:p>87,213</text:p>
          </table:table-cell>
          <table:table-cell office:value-type="float" office:value="79673" table:style-name="ce58">
            <text:p>79,673</text:p>
          </table:table-cell>
          <table:table-cell office:value-type="float" office:value="7.21" table:style-name="ce65">
            <text:p>7.21</text:p>
          </table:table-cell>
          <table:table-cell office:value-type="float" office:value="145772" table:style-name="ce58">
            <text:p>145,772</text:p>
          </table:table-cell>
          <table:table-cell office:value-type="float" office:value="89152" table:style-name="ce58">
            <text:p>89,152</text:p>
          </table:table-cell>
          <table:table-cell office:value-type="float" office:value="56620" table:style-name="ce58">
            <text:p>56,620</text:p>
          </table:table-cell>
          <table:table-cell office:value-type="float" office:value="6.3" table:style-name="ce65">
            <text:p>6.30</text:p>
          </table:table-cell>
          <table:table-cell office:value-type="float" office:value="21114" table:style-name="ce66">
            <text:p>21,114</text:p>
          </table:table-cell>
          <table:table-cell office:value-type="float" office:value="0.91" table:style-name="ce65">
            <text:p>0.91</text:p>
          </table:table-cell>
          <table:table-cell office:value-type="float" office:value="138819" table:style-name="ce58">
            <text:p>138,819</text:p>
          </table:table-cell>
          <table:table-cell office:value-type="float" office:value="6" table:style-name="ce65">
            <text:p>6.00</text:p>
          </table:table-cell>
          <table:table-cell office:value-type="float" office:value="58115" table:style-name="ce58">
            <text:p>58,115</text:p>
          </table:table-cell>
          <table:table-cell office:value-type="float" office:value="2.5099999999999998" table:style-name="ce65">
            <text:p>2.51</text:p>
          </table:table-cell>
          <table:table-cell office:value-type="float" office:value="1213899" table:style-name="ce58">
            <text:p>1,213,899</text:p>
          </table:table-cell>
          <table:table-cell office:value-type="float" office:value="1192662" table:style-name="ce58">
            <text:p>1,192,662</text:p>
          </table:table-cell>
          <table:table-cell office:value-type="float" office:value="512701" table:style-name="ce55">
            <text:p>512,701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8">
            <text:p>100年</text:p>
          </table:table-cell>
          <table:covered-table-cell/>
          <table:table-cell office:value-type="float" office:value="8057761" table:style-name="ce58">
            <text:p>8,057,761</text:p>
          </table:table-cell>
          <table:table-cell office:value-type="float" office:value="23224912" table:style-name="ce58">
            <text:p>23,224,912</text:p>
          </table:table-cell>
          <table:table-cell office:value-type="float" office:value="11645674" table:style-name="ce58">
            <text:p>11,645,674</text:p>
          </table:table-cell>
          <table:table-cell office:value-type="float" office:value="11579238" table:style-name="ce58">
            <text:p>11,579,238</text:p>
          </table:table-cell>
          <table:table-cell office:value-type="float" office:value="196627" table:style-name="ce58">
            <text:p>196,627</text:p>
          </table:table-cell>
          <table:table-cell office:value-type="float" office:value="101943" table:style-name="ce58">
            <text:p>101,943</text:p>
          </table:table-cell>
          <table:table-cell office:value-type="float" office:value="94684" table:style-name="ce58">
            <text:p>94,684</text:p>
          </table:table-cell>
          <table:table-cell office:value-type="float" office:value="8.48" table:style-name="ce60">
            <text:p><text:s text:c="3"/>8.48</text:p>
          </table:table-cell>
          <table:table-cell office:value-type="float" office:value="152915" table:style-name="ce58">
            <text:p>152,915</text:p>
          </table:table-cell>
          <table:table-cell office:value-type="float" office:value="93810" table:style-name="ce58">
            <text:p>93,810</text:p>
          </table:table-cell>
          <table:table-cell office:value-type="float" office:value="59105" table:style-name="ce58">
            <text:p>59,105</text:p>
          </table:table-cell>
          <table:table-cell office:value-type="float" office:value="6.59" table:style-name="ce60">
            <text:p><text:s text:c="3"/>6.59</text:p>
          </table:table-cell>
          <table:table-cell office:value-type="float" office:value="43712" table:style-name="ce58">
            <text:p>43,712</text:p>
          </table:table-cell>
          <table:table-cell office:value-type="float" office:value="1.88" table:style-name="ce60">
            <text:p><text:s text:c="3"/>1.88</text:p>
          </table:table-cell>
          <table:table-cell office:value-type="float" office:value="165327" table:style-name="ce58">
            <text:p>165,327</text:p>
          </table:table-cell>
          <table:table-cell office:value-type="float" office:value="7.13" table:style-name="ce60">
            <text:p><text:s text:c="3"/>7.13</text:p>
          </table:table-cell>
          <table:table-cell office:value-type="float" office:value="57008" table:style-name="ce58">
            <text:p>57,008</text:p>
          </table:table-cell>
          <table:table-cell office:value-type="float" office:value="2.46" table:style-name="ce60">
            <text:p><text:s text:c="3"/>2.46</text:p>
          </table:table-cell>
          <table:table-cell office:value-type="float" office:value="1128449" table:style-name="ce58">
            <text:p>1,128,449</text:p>
          </table:table-cell>
          <table:table-cell office:value-type="float" office:value="1109372" table:style-name="ce58">
            <text:p>1,109,372</text:p>
          </table:table-cell>
          <table:table-cell office:value-type="float" office:value="519984" table:style-name="ce55">
            <text:p>519,984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8">
            <text:p>101年</text:p>
          </table:table-cell>
          <table:covered-table-cell/>
          <table:table-cell office:value-type="float" office:value="8186432" table:style-name="ce64">
            <text:p>8,186,432</text:p>
          </table:table-cell>
          <table:table-cell office:value-type="float" office:value="23315822" table:style-name="ce64">
            <text:p>23,315,822</text:p>
          </table:table-cell>
          <table:table-cell office:value-type="float" office:value="11673319" table:style-name="ce64">
            <text:p>11,673,319</text:p>
          </table:table-cell>
          <table:table-cell office:value-type="float" office:value="11642503" table:style-name="ce64">
            <text:p>11,642,503</text:p>
          </table:table-cell>
          <table:table-cell office:value-type="float" office:value="229481" table:style-name="ce58">
            <text:p>229,481</text:p>
          </table:table-cell>
          <table:table-cell office:value-type="float" office:value="118848" table:style-name="ce58">
            <text:p>118,848</text:p>
          </table:table-cell>
          <table:table-cell office:value-type="float" office:value="110633" table:style-name="ce58">
            <text:p>110,633</text:p>
          </table:table-cell>
          <table:table-cell office:value-type="float" office:value="9.86" table:style-name="ce63">
            <text:p><text:s text:c="3"/>9.86</text:p>
          </table:table-cell>
          <table:table-cell office:value-type="float" office:value="154251" table:style-name="ce58">
            <text:p>154,251</text:p>
          </table:table-cell>
          <table:table-cell office:value-type="float" office:value="93618" table:style-name="ce58">
            <text:p>93,618</text:p>
          </table:table-cell>
          <table:table-cell office:value-type="float" office:value="60633" table:style-name="ce58">
            <text:p>60,633</text:p>
          </table:table-cell>
          <table:table-cell office:value-type="float" office:value="6.63" table:style-name="ce60">
            <text:p><text:s text:c="3"/>6.63</text:p>
          </table:table-cell>
          <table:table-cell office:value-type="float" office:value="75230" table:style-name="ce58">
            <text:p>75,230</text:p>
          </table:table-cell>
          <table:table-cell office:value-type="float" office:value="3.23" table:style-name="ce60">
            <text:p><text:s text:c="3"/>3.23</text:p>
          </table:table-cell>
          <table:table-cell office:value-type="float" office:value="143384" table:style-name="ce58">
            <text:p>143,384</text:p>
          </table:table-cell>
          <table:table-cell office:value-type="float" office:value="6.16" table:style-name="ce60">
            <text:p><text:s text:c="3"/>6.16</text:p>
          </table:table-cell>
          <table:table-cell office:value-type="float" office:value="55980" table:style-name="ce58">
            <text:p>55,980</text:p>
          </table:table-cell>
          <table:table-cell office:value-type="float" office:value="2.41" table:style-name="ce60">
            <text:p><text:s text:c="3"/>2.41</text:p>
          </table:table-cell>
          <table:table-cell office:value-type="float" office:value="1118006" table:style-name="ce58">
            <text:p>1,118,006</text:p>
          </table:table-cell>
          <table:table-cell office:value-type="float" office:value="1102326" table:style-name="ce58">
            <text:p>1,102,326</text:p>
          </table:table-cell>
          <table:table-cell office:value-type="float" office:value="527250" table:style-name="ce55">
            <text:p>527,250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102年</text:p>
          </table:table-cell>
          <table:covered-table-cell/>
          <table:table-cell office:value-type="float" office:value="8286260" table:style-name="ce58">
            <text:p>8,286,260</text:p>
          </table:table-cell>
          <table:table-cell office:value-type="float" office:value="23373517" table:style-name="ce58">
            <text:p>23,373,517</text:p>
          </table:table-cell>
          <table:table-cell office:value-type="float" office:value="11684674" table:style-name="ce58">
            <text:p>11,684,674</text:p>
          </table:table-cell>
          <table:table-cell office:value-type="float" office:value="11688843" table:style-name="ce58">
            <text:p>11,688,843</text:p>
          </table:table-cell>
          <table:table-cell office:value-type="float" office:value="199113" table:style-name="ce58">
            <text:p>199,113</text:p>
          </table:table-cell>
          <table:table-cell office:value-type="float" office:value="103120" table:style-name="ce58">
            <text:p>103,120</text:p>
          </table:table-cell>
          <table:table-cell office:value-type="float" office:value="95993" table:style-name="ce58">
            <text:p>95,993</text:p>
          </table:table-cell>
          <table:table-cell office:value-type="float" office:value="8.5299999999999994" table:style-name="ce60">
            <text:p><text:s text:c="3"/>8.53</text:p>
          </table:table-cell>
          <table:table-cell office:value-type="float" office:value="155908" table:style-name="ce58">
            <text:p>155,908</text:p>
          </table:table-cell>
          <table:table-cell office:value-type="float" office:value="94505" table:style-name="ce58">
            <text:p>94,505</text:p>
          </table:table-cell>
          <table:table-cell office:value-type="float" office:value="61403" table:style-name="ce58">
            <text:p>61,403</text:p>
          </table:table-cell>
          <table:table-cell office:value-type="float" office:value="6.68" table:style-name="ce60">
            <text:p><text:s text:c="3"/>6.68</text:p>
          </table:table-cell>
          <table:table-cell office:value-type="float" office:value="43205" table:style-name="ce58">
            <text:p>43,205</text:p>
          </table:table-cell>
          <table:table-cell office:value-type="float" office:value="1.85" table:style-name="ce60">
            <text:p><text:s text:c="3"/>1.85</text:p>
          </table:table-cell>
          <table:table-cell office:value-type="float" office:value="147636" table:style-name="ce58">
            <text:p>147,636</text:p>
          </table:table-cell>
          <table:table-cell office:value-type="float" office:value="6.32" table:style-name="ce60">
            <text:p><text:s text:c="3"/>6.32</text:p>
          </table:table-cell>
          <table:table-cell office:value-type="float" office:value="53604" table:style-name="ce58">
            <text:p>53,604</text:p>
          </table:table-cell>
          <table:table-cell office:value-type="float" office:value="2.2999999999999998" table:style-name="ce60">
            <text:p><text:s text:c="3"/>2.30</text:p>
          </table:table-cell>
          <table:table-cell office:value-type="float" office:value="1079702" table:style-name="ce58">
            <text:p>1,079,702</text:p>
          </table:table-cell>
          <table:table-cell office:value-type="float" office:value="1065212" table:style-name="ce58">
            <text:p>1,065,212</text:p>
          </table:table-cell>
          <table:table-cell office:value-type="float" office:value="533601" table:style-name="ce55">
            <text:p>533,601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103年</text:p>
          </table:table-cell>
          <table:covered-table-cell/>
          <table:table-cell office:value-type="float" office:value="8382699" table:style-name="ce58">
            <text:p>8,382,699</text:p>
          </table:table-cell>
          <table:table-cell office:value-type="float" office:value="23433753" table:style-name="ce58">
            <text:p>23,433,753</text:p>
          </table:table-cell>
          <table:table-cell office:value-type="float" office:value="11697971" table:style-name="ce58">
            <text:p>11,697,971</text:p>
          </table:table-cell>
          <table:table-cell office:value-type="float" office:value="11735782" table:style-name="ce58">
            <text:p>11,735,782</text:p>
          </table:table-cell>
          <table:table-cell office:value-type="float" office:value="210383" table:style-name="ce58">
            <text:p>210,383</text:p>
          </table:table-cell>
          <table:table-cell office:value-type="float" office:value="108817" table:style-name="ce58">
            <text:p>108,817</text:p>
          </table:table-cell>
          <table:table-cell office:value-type="float" office:value="101566" table:style-name="ce58">
            <text:p>101,566</text:p>
          </table:table-cell>
          <table:table-cell office:value-type="float" office:value="8.99" table:style-name="ce60">
            <text:p><text:s text:c="3"/>8.99</text:p>
          </table:table-cell>
          <table:table-cell office:value-type="float" office:value="163929" table:style-name="ce58">
            <text:p>163,929</text:p>
          </table:table-cell>
          <table:table-cell office:value-type="float" office:value="98733" table:style-name="ce58">
            <text:p>98,733</text:p>
          </table:table-cell>
          <table:table-cell office:value-type="float" office:value="65196" table:style-name="ce58">
            <text:p>65,196</text:p>
          </table:table-cell>
          <table:table-cell office:value-type="float" office:value="7" table:style-name="ce60">
            <text:p><text:s text:c="3"/>7.00</text:p>
          </table:table-cell>
          <table:table-cell office:value-type="float" office:value="46454" table:style-name="ce58">
            <text:p>46,454</text:p>
          </table:table-cell>
          <table:table-cell office:value-type="float" office:value="1.98" table:style-name="ce60">
            <text:p><text:s text:c="3"/>1.98</text:p>
          </table:table-cell>
          <table:table-cell office:value-type="float" office:value="149287" table:style-name="ce58">
            <text:p>149,287</text:p>
          </table:table-cell>
          <table:table-cell office:value-type="float" office:value="6.38" table:style-name="ce60">
            <text:p><text:s text:c="3"/>6.38</text:p>
          </table:table-cell>
          <table:table-cell office:value-type="float" office:value="53190" table:style-name="ce58">
            <text:p>53,190</text:p>
          </table:table-cell>
          <table:table-cell office:value-type="float" office:value="2.27" table:style-name="ce60">
            <text:p><text:s text:c="3"/>2.27</text:p>
          </table:table-cell>
          <table:table-cell office:value-type="float" office:value="1073783" table:style-name="ce58">
            <text:p>1,073,783</text:p>
          </table:table-cell>
          <table:table-cell office:value-type="float" office:value="1060001" table:style-name="ce58">
            <text:p>1,060,001</text:p>
          </table:table-cell>
          <table:table-cell office:value-type="float" office:value="540023" table:style-name="ce55">
            <text:p>540,023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104年</text:p>
          </table:table-cell>
          <table:covered-table-cell/>
          <table:table-cell office:value-type="float" office:value="8468978" table:style-name="ce58">
            <text:p>8,468,978</text:p>
          </table:table-cell>
          <table:table-cell office:value-type="float" office:value="23492074" table:style-name="ce58">
            <text:p>23,492,074</text:p>
          </table:table-cell>
          <table:table-cell office:value-type="float" office:value="11712047" table:style-name="ce58">
            <text:p>11,712,047</text:p>
          </table:table-cell>
          <table:table-cell office:value-type="float" office:value="11780027" table:style-name="ce58">
            <text:p>11,780,027</text:p>
          </table:table-cell>
          <table:table-cell office:value-type="float" office:value="213598" table:style-name="ce58">
            <text:p>213,598</text:p>
          </table:table-cell>
          <table:table-cell office:value-type="float" office:value="111041" table:style-name="ce58">
            <text:p>111,041</text:p>
          </table:table-cell>
          <table:table-cell office:value-type="float" office:value="102557" table:style-name="ce58">
            <text:p>102,557</text:p>
          </table:table-cell>
          <table:table-cell office:value-type="float" office:value="9.1" table:style-name="ce60">
            <text:p><text:s text:c="3"/>9.10</text:p>
          </table:table-cell>
          <table:table-cell office:value-type="float" office:value="163858" table:style-name="ce58">
            <text:p>163,858</text:p>
          </table:table-cell>
          <table:table-cell office:value-type="float" office:value="98580" table:style-name="ce58">
            <text:p>98,580</text:p>
          </table:table-cell>
          <table:table-cell office:value-type="float" office:value="65278" table:style-name="ce58">
            <text:p>65,278</text:p>
          </table:table-cell>
          <table:table-cell office:value-type="float" office:value="6.98" table:style-name="ce60">
            <text:p><text:s text:c="3"/>6.98</text:p>
          </table:table-cell>
          <table:table-cell office:value-type="float" office:value="49740" table:style-name="ce58">
            <text:p>49,740</text:p>
          </table:table-cell>
          <table:table-cell office:value-type="float" office:value="2.12" table:style-name="ce60">
            <text:p><text:s text:c="3"/>2.12</text:p>
          </table:table-cell>
          <table:table-cell office:value-type="float" office:value="154346" table:style-name="ce58">
            <text:p>154,346</text:p>
          </table:table-cell>
          <table:table-cell office:value-type="float" office:value="6.58" table:style-name="ce60">
            <text:p><text:s text:c="3"/>6.58</text:p>
          </table:table-cell>
          <table:table-cell office:value-type="float" office:value="53459" table:style-name="ce58">
            <text:p>53,459</text:p>
          </table:table-cell>
          <table:table-cell office:value-type="float" office:value="2.2799999999999998" table:style-name="ce60">
            <text:p><text:s text:c="3"/>2.28</text:p>
          </table:table-cell>
          <table:table-cell office:value-type="float" office:value="1004108" table:style-name="ce58">
            <text:p>1,004,108</text:p>
          </table:table-cell>
          <table:table-cell office:value-type="float" office:value="995527" table:style-name="ce58">
            <text:p>995,527</text:p>
          </table:table-cell>
          <table:table-cell office:value-type="float" office:value="546698" table:style-name="ce55">
            <text:p>546,698</text:p>
          </table:table-cell>
          <table:table-cell table:number-columns-repeated="16361" table:style-name="ce62"/>
        </table:table-row>
        <table:table-row table:style-name="ro7">
          <table:table-cell office:value-type="string" table:number-columns-spanned="2" table:number-rows-spanned="1" table:style-name="ce264">
            <text:p>105年</text:p>
          </table:table-cell>
          <table:covered-table-cell/>
          <table:table-cell office:value-type="float" office:value="8561383" table:style-name="ce58">
            <text:p>8,561,383</text:p>
          </table:table-cell>
          <table:table-cell office:value-type="float" office:value="23539816" table:style-name="ce58">
            <text:p>23,539,816</text:p>
          </table:table-cell>
          <table:table-cell office:value-type="float" office:value="11719270" table:style-name="ce58">
            <text:p>11,719,270</text:p>
          </table:table-cell>
          <table:table-cell office:value-type="float" office:value="11820546" table:style-name="ce58">
            <text:p>11,820,546</text:p>
          </table:table-cell>
          <table:table-cell office:value-type="float" office:value="208440" table:style-name="ce58">
            <text:p>208,440</text:p>
          </table:table-cell>
          <table:table-cell office:value-type="float" office:value="108133" table:style-name="ce58">
            <text:p>108,133</text:p>
          </table:table-cell>
          <table:table-cell office:value-type="float" office:value="100307" table:style-name="ce58">
            <text:p>100,307</text:p>
          </table:table-cell>
          <table:table-cell office:value-type="float" office:value="8.86" table:style-name="ce60">
            <text:p><text:s text:c="3"/>8.86</text:p>
          </table:table-cell>
          <table:table-cell office:value-type="float" office:value="172405" table:style-name="ce58">
            <text:p>172,405</text:p>
          </table:table-cell>
          <table:table-cell office:value-type="float" office:value="103144" table:style-name="ce58">
            <text:p>103,144</text:p>
          </table:table-cell>
          <table:table-cell office:value-type="float" office:value="69261" table:style-name="ce58">
            <text:p>69,261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36035" table:style-name="ce58">
            <text:p>36,035</text:p>
          </table:table-cell>
          <table:table-cell office:value-type="float" office:value="1.53" table:style-name="ce60">
            <text:p><text:s text:c="3"/>1.53</text:p>
          </table:table-cell>
          <table:table-cell office:value-type="float" office:value="147861" table:style-name="ce58">
            <text:p>147,861</text:p>
          </table:table-cell>
          <table:table-cell office:value-type="float" office:value="6.29" table:style-name="ce60">
            <text:p><text:s text:c="3"/>6.29</text:p>
          </table:table-cell>
          <table:table-cell office:value-type="float" office:value="53837" table:style-name="ce58">
            <text:p>53,837</text:p>
          </table:table-cell>
          <table:table-cell office:value-type="float" office:value="2.29" table:style-name="ce60">
            <text:p><text:s text:c="3"/>2.29</text:p>
          </table:table-cell>
          <table:table-cell office:value-type="float" office:value="964536" table:style-name="ce58">
            <text:p>964,536</text:p>
          </table:table-cell>
          <table:table-cell office:value-type="float" office:value="952829" table:style-name="ce58">
            <text:p>952,829</text:p>
          </table:table-cell>
          <table:table-cell office:value-type="float" office:value="553228" table:style-name="ce55">
            <text:p>553,228</text:p>
          </table:table-cell>
          <table:table-cell table:number-columns-repeated="16361" table:style-name="ce62"/>
        </table:table-row>
        <table:table-row table:style-name="ro8">
          <table:table-cell office:value-type="string" table:number-columns-spanned="2" table:number-rows-spanned="1" table:style-name="ce264">
            <text:p>106年</text:p>
          </table:table-cell>
          <table:covered-table-cell/>
          <table:table-cell office:value-type="float" office:value="8649000" table:style-name="ce58">
            <text:p>8,649,000</text:p>
          </table:table-cell>
          <table:table-cell office:value-type="float" office:value="23571227" table:style-name="ce58">
            <text:p>23,571,227</text:p>
          </table:table-cell>
          <table:table-cell office:value-type="float" office:value="11719580" table:style-name="ce58">
            <text:p>11,719,580</text:p>
          </table:table-cell>
          <table:table-cell office:value-type="float" office:value="11851647" table:style-name="ce58">
            <text:p>11,851,647</text:p>
          </table:table-cell>
          <table:table-cell office:value-type="float" office:value="193844" table:style-name="ce58">
            <text:p>193,844</text:p>
          </table:table-cell>
          <table:table-cell office:value-type="float" office:value="100477" table:style-name="ce58">
            <text:p>100,477</text:p>
          </table:table-cell>
          <table:table-cell office:value-type="float" office:value="93367" table:style-name="ce58">
            <text:p>93,367</text:p>
          </table:table-cell>
          <table:table-cell office:value-type="float" office:value="8.23" table:style-name="ce60">
            <text:p><text:s text:c="3"/>8.23</text:p>
          </table:table-cell>
          <table:table-cell office:value-type="float" office:value="171242" table:style-name="ce58">
            <text:p>171,242</text:p>
          </table:table-cell>
          <table:table-cell office:value-type="float" office:value="101555" table:style-name="ce58">
            <text:p>101,555</text:p>
          </table:table-cell>
          <table:table-cell office:value-type="float" office:value="69687" table:style-name="ce58">
            <text:p>69,687</text:p>
          </table:table-cell>
          <table:table-cell office:value-type="float" office:value="7.27" table:style-name="ce60">
            <text:p><text:s text:c="3"/>7.27</text:p>
          </table:table-cell>
          <table:table-cell office:value-type="float" office:value="22602" table:style-name="ce58">
            <text:p>22,602</text:p>
          </table:table-cell>
          <table:table-cell office:value-type="float" office:value="0.96" table:style-name="ce60">
            <text:p><text:s text:c="3"/>0.96</text:p>
          </table:table-cell>
          <table:table-cell office:value-type="float" office:value="138034" table:style-name="ce58">
            <text:p>138,034</text:p>
          </table:table-cell>
          <table:table-cell office:value-type="float" office:value="5.86" table:style-name="ce60">
            <text:p><text:s text:c="3"/>5.86</text:p>
          </table:table-cell>
          <table:table-cell office:value-type="float" office:value="54412" table:style-name="ce58">
            <text:p>54,412</text:p>
          </table:table-cell>
          <table:table-cell office:value-type="float" office:value="2.31" table:style-name="ce60">
            <text:p><text:s text:c="3"/>2.31</text:p>
          </table:table-cell>
          <table:table-cell office:value-type="float" office:value="948049" table:style-name="ce58">
            <text:p>948,049</text:p>
          </table:table-cell>
          <table:table-cell office:value-type="float" office:value="939240" table:style-name="ce58">
            <text:p>939,240</text:p>
          </table:table-cell>
          <table:table-cell office:value-type="float" office:value="559426" table:style-name="ce55">
            <text:p>559,426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67">
            <text:p>1 月</text:p>
          </table:table-cell>
          <table:covered-table-cell/>
          <table:table-cell office:value-type="float" office:value="8565588" table:style-name="ce49">
            <text:p>8,565,588</text:p>
          </table:table-cell>
          <table:table-cell office:value-type="float" office:value="23543346" table:style-name="ce49">
            <text:p>23,543,346</text:p>
          </table:table-cell>
          <table:table-cell office:value-type="float" office:value="11719646" table:style-name="ce49">
            <text:p>11,719,646</text:p>
          </table:table-cell>
          <table:table-cell office:value-type="float" office:value="11823700" table:style-name="ce49">
            <text:p>11,823,700</text:p>
          </table:table-cell>
          <table:table-cell office:value-type="float" office:value="14896" table:style-name="ce49">
            <text:p>14,896</text:p>
          </table:table-cell>
          <table:table-cell office:value-type="float" office:value="7654" table:style-name="ce49">
            <text:p>7,654</text:p>
          </table:table-cell>
          <table:table-cell office:value-type="float" office:value="7242" table:style-name="ce49">
            <text:p>7,242</text:p>
          </table:table-cell>
          <table:table-cell office:value-type="float" office:value="7.45" table:style-name="ce48">
            <text:p>7.45</text:p>
          </table:table-cell>
          <table:table-cell office:value-type="float" office:value="12835" table:style-name="ce49">
            <text:p>12,835</text:p>
          </table:table-cell>
          <table:table-cell office:value-type="float" office:value="7704" table:style-name="ce49">
            <text:p>7,704</text:p>
          </table:table-cell>
          <table:table-cell office:value-type="float" office:value="5131" table:style-name="ce49">
            <text:p>5,131</text:p>
          </table:table-cell>
          <table:table-cell office:value-type="float" office:value="6.42" table:style-name="ce48">
            <text:p>6.42</text:p>
          </table:table-cell>
          <table:table-cell office:value-type="float" office:value="2061" table:style-name="ce53">
            <text:p><text:s text:c="3"/>2,061</text:p>
          </table:table-cell>
          <table:table-cell office:value-type="float" office:value="1.03" table:style-name="ce50">
            <text:p>1.03</text:p>
          </table:table-cell>
          <table:table-cell office:value-type="float" office:value="14368" table:style-name="ce49">
            <text:p>14,368</text:p>
          </table:table-cell>
          <table:table-cell office:value-type="float" office:value="7.19" table:style-name="ce48">
            <text:p>7.19</text:p>
          </table:table-cell>
          <table:table-cell office:value-type="float" office:value="3772" table:style-name="ce49">
            <text:p>3,772</text:p>
          </table:table-cell>
          <table:table-cell office:value-type="float" office:value="1.89" table:style-name="ce48">
            <text:p>1.89</text:p>
          </table:table-cell>
          <table:table-cell office:value-type="float" office:value="64708" table:style-name="ce49">
            <text:p>64,708</text:p>
          </table:table-cell>
          <table:table-cell office:value-type="float" office:value="63239" table:style-name="ce49">
            <text:p>63,239</text:p>
          </table:table-cell>
          <table:table-cell office:value-type="float" office:value="553608" table:style-name="ce47">
            <text:p>553,608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2 月</text:p>
          </table:table-cell>
          <table:covered-table-cell/>
          <table:table-cell office:value-type="float" office:value="8571052" table:style-name="ce49">
            <text:p>8,571,052</text:p>
          </table:table-cell>
          <table:table-cell office:value-type="float" office:value="23544189" table:style-name="ce49">
            <text:p>23,544,189</text:p>
          </table:table-cell>
          <table:table-cell office:value-type="float" office:value="11718795" table:style-name="ce49">
            <text:p>11,718,795</text:p>
          </table:table-cell>
          <table:table-cell office:value-type="float" office:value="11825394" table:style-name="ce49">
            <text:p>11,825,394</text:p>
          </table:table-cell>
          <table:table-cell office:value-type="float" office:value="15476" table:style-name="ce49">
            <text:p>15,476</text:p>
          </table:table-cell>
          <table:table-cell office:value-type="float" office:value="8007" table:style-name="ce49">
            <text:p>8,007</text:p>
          </table:table-cell>
          <table:table-cell office:value-type="float" office:value="7469" table:style-name="ce49">
            <text:p>7,469</text:p>
          </table:table-cell>
          <table:table-cell office:value-type="float" office:value="8.57" table:style-name="ce48">
            <text:p>8.57</text:p>
          </table:table-cell>
          <table:table-cell office:value-type="float" office:value="14865" table:style-name="ce49">
            <text:p>14,865</text:p>
          </table:table-cell>
          <table:table-cell office:value-type="float" office:value="8866" table:style-name="ce49">
            <text:p>8,866</text:p>
          </table:table-cell>
          <table:table-cell office:value-type="float" office:value="5999" table:style-name="ce49">
            <text:p>5,999</text:p>
          </table:table-cell>
          <table:table-cell office:value-type="float" office:value="8.23" table:style-name="ce48">
            <text:p>8.23</text:p>
          </table:table-cell>
          <table:table-cell office:value-type="float" office:value="611" table:style-name="ce53">
            <text:p><text:s text:c="3"/>611</text:p>
          </table:table-cell>
          <table:table-cell office:value-type="float" office:value="0.34" table:style-name="ce50">
            <text:p>0.34</text:p>
          </table:table-cell>
          <table:table-cell office:value-type="float" office:value="9656" table:style-name="ce49">
            <text:p>9,656</text:p>
          </table:table-cell>
          <table:table-cell office:value-type="float" office:value="5.35" table:style-name="ce48">
            <text:p>5.35</text:p>
          </table:table-cell>
          <table:table-cell office:value-type="float" office:value="3965" table:style-name="ce49">
            <text:p>3,965</text:p>
          </table:table-cell>
          <table:table-cell office:value-type="float" office:value="2.2000000000000002" table:style-name="ce48">
            <text:p>2.20</text:p>
          </table:table-cell>
          <table:table-cell office:value-type="float" office:value="74528" table:style-name="ce49">
            <text:p>74,528</text:p>
          </table:table-cell>
          <table:table-cell office:value-type="float" office:value="74296" table:style-name="ce49">
            <text:p>74,296</text:p>
          </table:table-cell>
          <table:table-cell office:value-type="float" office:value="554054" table:style-name="ce47">
            <text:p>554,054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3 月</text:p>
          </table:table-cell>
          <table:covered-table-cell/>
          <table:table-cell office:value-type="float" office:value="8578609" table:style-name="ce49">
            <text:p>8,578,609</text:p>
          </table:table-cell>
          <table:table-cell office:value-type="float" office:value="23545680" table:style-name="ce49">
            <text:p>23,545,680</text:p>
          </table:table-cell>
          <table:table-cell office:value-type="float" office:value="11718068" table:style-name="ce49">
            <text:p>11,718,068</text:p>
          </table:table-cell>
          <table:table-cell office:value-type="float" office:value="11827612" table:style-name="ce49">
            <text:p>11,827,612</text:p>
          </table:table-cell>
          <table:table-cell office:value-type="float" office:value="18866" table:style-name="ce49">
            <text:p>18,866</text:p>
          </table:table-cell>
          <table:table-cell office:value-type="float" office:value="9812" table:style-name="ce49">
            <text:p>9,812</text:p>
          </table:table-cell>
          <table:table-cell office:value-type="float" office:value="9054" table:style-name="ce49">
            <text:p>9,054</text:p>
          </table:table-cell>
          <table:table-cell office:value-type="float" office:value="9.43" table:style-name="ce48">
            <text:p>9.43</text:p>
          </table:table-cell>
          <table:table-cell office:value-type="float" office:value="17391" table:style-name="ce49">
            <text:p>17,391</text:p>
          </table:table-cell>
          <table:table-cell office:value-type="float" office:value="10414" table:style-name="ce49">
            <text:p>10,414</text:p>
          </table:table-cell>
          <table:table-cell office:value-type="float" office:value="6977" table:style-name="ce49">
            <text:p>6,977</text:p>
          </table:table-cell>
          <table:table-cell office:value-type="float" office:value="8.6999999999999993" table:style-name="ce48">
            <text:p>8.70</text:p>
          </table:table-cell>
          <table:table-cell office:value-type="float" office:value="1475" table:style-name="ce53">
            <text:p><text:s text:c="3"/>1,475</text:p>
          </table:table-cell>
          <table:table-cell office:value-type="float" office:value="0.74" table:style-name="ce50">
            <text:p>0.74</text:p>
          </table:table-cell>
          <table:table-cell office:value-type="float" office:value="12432" table:style-name="ce49">
            <text:p>12,432</text:p>
          </table:table-cell>
          <table:table-cell office:value-type="float" office:value="6.22" table:style-name="ce48">
            <text:p>6.22</text:p>
          </table:table-cell>
          <table:table-cell office:value-type="float" office:value="5061" table:style-name="ce49">
            <text:p>5,061</text:p>
          </table:table-cell>
          <table:table-cell office:value-type="float" office:value="2.5299999999999998" table:style-name="ce48">
            <text:p>2.53</text:p>
          </table:table-cell>
          <table:table-cell office:value-type="float" office:value="90909" table:style-name="ce49">
            <text:p>90,909</text:p>
          </table:table-cell>
          <table:table-cell office:value-type="float" office:value="90893" table:style-name="ce49">
            <text:p>90,893</text:p>
          </table:table-cell>
          <table:table-cell office:value-type="float" office:value="554585" table:style-name="ce47">
            <text:p>554,585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4 月</text:p>
          </table:table-cell>
          <table:covered-table-cell/>
          <table:table-cell office:value-type="float" office:value="8584702" table:style-name="ce49">
            <text:p>8,584,702</text:p>
          </table:table-cell>
          <table:table-cell office:value-type="float" office:value="23547448" table:style-name="ce49">
            <text:p>23,547,448</text:p>
          </table:table-cell>
          <table:table-cell office:value-type="float" office:value="11717633" table:style-name="ce49">
            <text:p>11,717,633</text:p>
          </table:table-cell>
          <table:table-cell office:value-type="float" office:value="11829815" table:style-name="ce49">
            <text:p>11,829,815</text:p>
          </table:table-cell>
          <table:table-cell office:value-type="float" office:value="14245" table:style-name="ce49">
            <text:p>14,245</text:p>
          </table:table-cell>
          <table:table-cell office:value-type="float" office:value="7251" table:style-name="ce49">
            <text:p>7,251</text:p>
          </table:table-cell>
          <table:table-cell office:value-type="float" office:value="6994" table:style-name="ce49">
            <text:p>6,994</text:p>
          </table:table-cell>
          <table:table-cell office:value-type="float" office:value="7.36" table:style-name="ce48">
            <text:p>7.36</text:p>
          </table:table-cell>
          <table:table-cell office:value-type="float" office:value="13110" table:style-name="ce49">
            <text:p>13,110</text:p>
          </table:table-cell>
          <table:table-cell office:value-type="float" office:value="7744" table:style-name="ce49">
            <text:p>7,744</text:p>
          </table:table-cell>
          <table:table-cell office:value-type="float" office:value="5366" table:style-name="ce49">
            <text:p>5,366</text:p>
          </table:table-cell>
          <table:table-cell office:value-type="float" office:value="6.77" table:style-name="ce48">
            <text:p>6.77</text:p>
          </table:table-cell>
          <table:table-cell office:value-type="float" office:value="1135" table:style-name="ce53">
            <text:p><text:s text:c="3"/>1,135</text:p>
          </table:table-cell>
          <table:table-cell office:value-type="float" office:value="0.59" table:style-name="ce50">
            <text:p>0.59</text:p>
          </table:table-cell>
          <table:table-cell office:value-type="float" office:value="9865" table:style-name="ce49">
            <text:p>9,865</text:p>
          </table:table-cell>
          <table:table-cell office:value-type="float" office:value="5.0999999999999996" table:style-name="ce48">
            <text:p>5.10</text:p>
          </table:table-cell>
          <table:table-cell office:value-type="float" office:value="4050" table:style-name="ce49">
            <text:p>4,050</text:p>
          </table:table-cell>
          <table:table-cell office:value-type="float" office:value="2.09" table:style-name="ce48">
            <text:p>2.09</text:p>
          </table:table-cell>
          <table:table-cell office:value-type="float" office:value="71953" table:style-name="ce49">
            <text:p>71,953</text:p>
          </table:table-cell>
          <table:table-cell office:value-type="float" office:value="71320" table:style-name="ce49">
            <text:p>71,320</text:p>
          </table:table-cell>
          <table:table-cell office:value-type="float" office:value="554925" table:style-name="ce47">
            <text:p>554,925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5 月</text:p>
          </table:table-cell>
          <table:covered-table-cell/>
          <table:table-cell office:value-type="float" office:value="8593794" table:style-name="ce49">
            <text:p>8,593,794</text:p>
          </table:table-cell>
          <table:table-cell office:value-type="float" office:value="23550077" table:style-name="ce49">
            <text:p>23,550,077</text:p>
          </table:table-cell>
          <table:table-cell office:value-type="float" office:value="11717683" table:style-name="ce49">
            <text:p>11,717,683</text:p>
          </table:table-cell>
          <table:table-cell office:value-type="float" office:value="11832394" table:style-name="ce49">
            <text:p>11,832,394</text:p>
          </table:table-cell>
          <table:table-cell office:value-type="float" office:value="15769" table:style-name="ce49">
            <text:p>15,769</text:p>
          </table:table-cell>
          <table:table-cell office:value-type="float" office:value="8149" table:style-name="ce49">
            <text:p>8,149</text:p>
          </table:table-cell>
          <table:table-cell office:value-type="float" office:value="7620" table:style-name="ce49">
            <text:p>7,620</text:p>
          </table:table-cell>
          <table:table-cell office:value-type="float" office:value="7.88" table:style-name="ce48">
            <text:p>7.88</text:p>
          </table:table-cell>
          <table:table-cell office:value-type="float" office:value="13914" table:style-name="ce49">
            <text:p>13,914</text:p>
          </table:table-cell>
          <table:table-cell office:value-type="float" office:value="8199" table:style-name="ce49">
            <text:p>8,199</text:p>
          </table:table-cell>
          <table:table-cell office:value-type="float" office:value="5715" table:style-name="ce49">
            <text:p>5,715</text:p>
          </table:table-cell>
          <table:table-cell office:value-type="float" office:value="6.96" table:style-name="ce48">
            <text:p>6.96</text:p>
          </table:table-cell>
          <table:table-cell office:value-type="float" office:value="1855" table:style-name="ce53">
            <text:p><text:s text:c="3"/>1,855</text:p>
          </table:table-cell>
          <table:table-cell office:value-type="float" office:value="0.93" table:style-name="ce50">
            <text:p>0.93</text:p>
          </table:table-cell>
          <table:table-cell office:value-type="float" office:value="15072" table:style-name="ce49">
            <text:p>15,072</text:p>
          </table:table-cell>
          <table:table-cell office:value-type="float" office:value="7.54" table:style-name="ce48">
            <text:p>7.54</text:p>
          </table:table-cell>
          <table:table-cell office:value-type="float" office:value="4564" table:style-name="ce49">
            <text:p>4,564</text:p>
          </table:table-cell>
          <table:table-cell office:value-type="float" office:value="2.2799999999999998" table:style-name="ce48">
            <text:p>2.28</text:p>
          </table:table-cell>
          <table:table-cell office:value-type="float" office:value="86667" table:style-name="ce49">
            <text:p>86,667</text:p>
          </table:table-cell>
          <table:table-cell office:value-type="float" office:value="85893" table:style-name="ce49">
            <text:p>85,893</text:p>
          </table:table-cell>
          <table:table-cell office:value-type="float" office:value="555438" table:style-name="ce47">
            <text:p>555,438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6 月</text:p>
          </table:table-cell>
          <table:covered-table-cell/>
          <table:table-cell office:value-type="float" office:value="8601551" table:style-name="ce49">
            <text:p>8,601,551</text:p>
          </table:table-cell>
          <table:table-cell office:value-type="float" office:value="23552470" table:style-name="ce49">
            <text:p>23,552,470</text:p>
          </table:table-cell>
          <table:table-cell office:value-type="float" office:value="11717632" table:style-name="ce49">
            <text:p>11,717,632</text:p>
          </table:table-cell>
          <table:table-cell office:value-type="float" office:value="11834838" table:style-name="ce49">
            <text:p>11,834,838</text:p>
          </table:table-cell>
          <table:table-cell office:value-type="float" office:value="15824" table:style-name="ce49">
            <text:p>15,824</text:p>
          </table:table-cell>
          <table:table-cell office:value-type="float" office:value="8214" table:style-name="ce49">
            <text:p>8,214</text:p>
          </table:table-cell>
          <table:table-cell office:value-type="float" office:value="7610" table:style-name="ce49">
            <text:p>7,610</text:p>
          </table:table-cell>
          <table:table-cell office:value-type="float" office:value="8.17" table:style-name="ce48">
            <text:p>8.17</text:p>
          </table:table-cell>
          <table:table-cell office:value-type="float" office:value="14453" table:style-name="ce49">
            <text:p>14,453</text:p>
          </table:table-cell>
          <table:table-cell office:value-type="float" office:value="8444" table:style-name="ce49">
            <text:p>8,444</text:p>
          </table:table-cell>
          <table:table-cell office:value-type="float" office:value="6009" table:style-name="ce49">
            <text:p>6,009</text:p>
          </table:table-cell>
          <table:table-cell office:value-type="float" office:value="7.47" table:style-name="ce48">
            <text:p>7.47</text:p>
          </table:table-cell>
          <table:table-cell office:value-type="float" office:value="1371" table:style-name="ce53">
            <text:p><text:s text:c="3"/>1,371</text:p>
          </table:table-cell>
          <table:table-cell office:value-type="float" office:value="0.71" table:style-name="ce50">
            <text:p>0.71</text:p>
          </table:table-cell>
          <table:table-cell office:value-type="float" office:value="10561" table:style-name="ce49">
            <text:p>10,561</text:p>
          </table:table-cell>
          <table:table-cell office:value-type="float" office:value="5.46" table:style-name="ce48">
            <text:p>5.46</text:p>
          </table:table-cell>
          <table:table-cell office:value-type="float" office:value="4947" table:style-name="ce49">
            <text:p>4,947</text:p>
          </table:table-cell>
          <table:table-cell office:value-type="float" office:value="2.56" table:style-name="ce48">
            <text:p>2.56</text:p>
          </table:table-cell>
          <table:table-cell office:value-type="float" office:value="84968" table:style-name="ce49">
            <text:p>84,968</text:p>
          </table:table-cell>
          <table:table-cell office:value-type="float" office:value="83946" table:style-name="ce49">
            <text:p>83,946</text:p>
          </table:table-cell>
          <table:table-cell office:value-type="float" office:value="556022" table:style-name="ce47">
            <text:p>556,022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7 月</text:p>
          </table:table-cell>
          <table:covered-table-cell/>
          <table:table-cell office:value-type="float" office:value="8609154" table:style-name="ce49">
            <text:p>8,609,154</text:p>
          </table:table-cell>
          <table:table-cell office:value-type="float" office:value="23554803" table:style-name="ce49">
            <text:p>23,554,803</text:p>
          </table:table-cell>
          <table:table-cell office:value-type="float" office:value="11717598" table:style-name="ce49">
            <text:p>11,717,598</text:p>
          </table:table-cell>
          <table:table-cell office:value-type="float" office:value="11837205" table:style-name="ce49">
            <text:p>11,837,205</text:p>
          </table:table-cell>
          <table:table-cell office:value-type="float" office:value="15303" table:style-name="ce49">
            <text:p>15,303</text:p>
          </table:table-cell>
          <table:table-cell office:value-type="float" office:value="7936" table:style-name="ce49">
            <text:p>7,936</text:p>
          </table:table-cell>
          <table:table-cell office:value-type="float" office:value="7367" table:style-name="ce49">
            <text:p>7,367</text:p>
          </table:table-cell>
          <table:table-cell office:value-type="float" office:value="7.65" table:style-name="ce48">
            <text:p>7.65</text:p>
          </table:table-cell>
          <table:table-cell office:value-type="float" office:value="14479" table:style-name="ce49">
            <text:p>14,479</text:p>
          </table:table-cell>
          <table:table-cell office:value-type="float" office:value="8397" table:style-name="ce49">
            <text:p>8,397</text:p>
          </table:table-cell>
          <table:table-cell office:value-type="float" office:value="6082" table:style-name="ce49">
            <text:p>6,082</text:p>
          </table:table-cell>
          <table:table-cell office:value-type="float" office:value="7.24" table:style-name="ce48">
            <text:p>7.24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0.41" table:style-name="ce50">
            <text:p>0.41</text:p>
          </table:table-cell>
          <table:table-cell office:value-type="float" office:value="8920" table:style-name="ce49">
            <text:p>8,920</text:p>
          </table:table-cell>
          <table:table-cell office:value-type="float" office:value="4.46" table:style-name="ce48">
            <text:p>4.46</text:p>
          </table:table-cell>
          <table:table-cell office:value-type="float" office:value="4641" table:style-name="ce49">
            <text:p>4,641</text:p>
          </table:table-cell>
          <table:table-cell office:value-type="float" office:value="2.3199999999999998" table:style-name="ce48">
            <text:p>2.32</text:p>
          </table:table-cell>
          <table:table-cell office:value-type="float" office:value="82460" table:style-name="ce49">
            <text:p>82,460</text:p>
          </table:table-cell>
          <table:table-cell office:value-type="float" office:value="80951" table:style-name="ce49">
            <text:p>80,951</text:p>
          </table:table-cell>
          <table:table-cell office:value-type="float" office:value="556611" table:style-name="ce47">
            <text:p>556,611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8 月</text:p>
          </table:table-cell>
          <table:covered-table-cell/>
          <table:table-cell office:value-type="float" office:value="8622546" table:style-name="ce49">
            <text:p>8,622,546</text:p>
          </table:table-cell>
          <table:table-cell office:value-type="float" office:value="23556169" table:style-name="ce49">
            <text:p>23,556,169</text:p>
          </table:table-cell>
          <table:table-cell office:value-type="float" office:value="11717047" table:style-name="ce49">
            <text:p>11,717,047</text:p>
          </table:table-cell>
          <table:table-cell office:value-type="float" office:value="11839122" table:style-name="ce49">
            <text:p>11,839,122</text:p>
          </table:table-cell>
          <table:table-cell office:value-type="float" office:value="16739" table:style-name="ce49">
            <text:p>16,739</text:p>
          </table:table-cell>
          <table:table-cell office:value-type="float" office:value="8773" table:style-name="ce49">
            <text:p>8,773</text:p>
          </table:table-cell>
          <table:table-cell office:value-type="float" office:value="7966" table:style-name="ce49">
            <text:p>7,966</text:p>
          </table:table-cell>
          <table:table-cell office:value-type="float" office:value="8.3699999999999992" table:style-name="ce48">
            <text:p>8.37</text:p>
          </table:table-cell>
          <table:table-cell office:value-type="float" office:value="15580" table:style-name="ce49">
            <text:p>15,580</text:p>
          </table:table-cell>
          <table:table-cell office:value-type="float" office:value="9226" table:style-name="ce49">
            <text:p>9,226</text:p>
          </table:table-cell>
          <table:table-cell office:value-type="float" office:value="6354" table:style-name="ce49">
            <text:p>6,354</text:p>
          </table:table-cell>
          <table:table-cell office:value-type="float" office:value="7.79" table:style-name="ce48">
            <text:p>7.79</text:p>
          </table:table-cell>
          <table:table-cell office:value-type="float" office:value="1159" table:style-name="ce53">
            <text:p><text:s text:c="3"/>1,159</text:p>
          </table:table-cell>
          <table:table-cell office:value-type="float" office:value="0.57999999999999996" table:style-name="ce50">
            <text:p>0.58</text:p>
          </table:table-cell>
          <table:table-cell office:value-type="float" office:value="8084" table:style-name="ce49">
            <text:p>8,084</text:p>
          </table:table-cell>
          <table:table-cell office:value-type="float" office:value="4.04" table:style-name="ce48">
            <text:p>4.04</text:p>
          </table:table-cell>
          <table:table-cell office:value-type="float" office:value="5141" table:style-name="ce49">
            <text:p>5,141</text:p>
          </table:table-cell>
          <table:table-cell office:value-type="float" office:value="2.57" table:style-name="ce48">
            <text:p>2.57</text:p>
          </table:table-cell>
          <table:table-cell office:value-type="float" office:value="97779" table:style-name="ce49">
            <text:p>97,779</text:p>
          </table:table-cell>
          <table:table-cell office:value-type="float" office:value="97572" table:style-name="ce49">
            <text:p>97,572</text:p>
          </table:table-cell>
          <table:table-cell office:value-type="float" office:value="557355" table:style-name="ce47">
            <text:p>557,355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9 月</text:p>
          </table:table-cell>
          <table:covered-table-cell/>
          <table:table-cell office:value-type="float" office:value="8636922" table:style-name="ce49">
            <text:p>8,636,922</text:p>
          </table:table-cell>
          <table:table-cell office:value-type="float" office:value="23557467" table:style-name="ce49">
            <text:p>23,557,467</text:p>
          </table:table-cell>
          <table:table-cell office:value-type="float" office:value="11716557" table:style-name="ce49">
            <text:p>11,716,557</text:p>
          </table:table-cell>
          <table:table-cell office:value-type="float" office:value="11840910" table:style-name="ce49">
            <text:p>11,840,910</text:p>
          </table:table-cell>
          <table:table-cell office:value-type="float" office:value="15912" table:style-name="ce49">
            <text:p>15,912</text:p>
          </table:table-cell>
          <table:table-cell office:value-type="float" office:value="8278" table:style-name="ce49">
            <text:p>8,278</text:p>
          </table:table-cell>
          <table:table-cell office:value-type="float" office:value="7634" table:style-name="ce49">
            <text:p>7,634</text:p>
          </table:table-cell>
          <table:table-cell office:value-type="float" office:value="8.2200000000000006" table:style-name="ce48">
            <text:p>8.22</text:p>
          </table:table-cell>
          <table:table-cell office:value-type="float" office:value="13436" table:style-name="ce49">
            <text:p>13,436</text:p>
          </table:table-cell>
          <table:table-cell office:value-type="float" office:value="7994" table:style-name="ce49">
            <text:p>7,994</text:p>
          </table:table-cell>
          <table:table-cell office:value-type="float" office:value="5442" table:style-name="ce49">
            <text:p>5,442</text:p>
          </table:table-cell>
          <table:table-cell office:value-type="float" office:value="6.94" table:style-name="ce48">
            <text:p>6.94</text:p>
          </table:table-cell>
          <table:table-cell office:value-type="float" office:value="2476" table:style-name="ce53">
            <text:p><text:s text:c="3"/>2,476</text:p>
          </table:table-cell>
          <table:table-cell office:value-type="float" office:value="1.28" table:style-name="ce50">
            <text:p>1.28</text:p>
          </table:table-cell>
          <table:table-cell office:value-type="float" office:value="7844" table:style-name="ce49">
            <text:p>7,844</text:p>
          </table:table-cell>
          <table:table-cell office:value-type="float" office:value="4.05" table:style-name="ce48">
            <text:p>4.05</text:p>
          </table:table-cell>
          <table:table-cell office:value-type="float" office:value="4679" table:style-name="ce49">
            <text:p>4,679</text:p>
          </table:table-cell>
          <table:table-cell office:value-type="float" office:value="2.42" table:style-name="ce48">
            <text:p>2.42</text:p>
          </table:table-cell>
          <table:table-cell office:value-type="float" office:value="84937" table:style-name="ce49">
            <text:p>84,937</text:p>
          </table:table-cell>
          <table:table-cell office:value-type="float" office:value="86115" table:style-name="ce49">
            <text:p>86,115</text:p>
          </table:table-cell>
          <table:table-cell office:value-type="float" office:value="557920" table:style-name="ce47">
            <text:p>557,920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10 月</text:p>
          </table:table-cell>
          <table:covered-table-cell/>
          <table:table-cell office:value-type="float" office:value="8638730" table:style-name="ce49">
            <text:p>8,638,730</text:p>
          </table:table-cell>
          <table:table-cell office:value-type="float" office:value="23562318" table:style-name="ce49">
            <text:p>23,562,318</text:p>
          </table:table-cell>
          <table:table-cell office:value-type="float" office:value="11717615" table:style-name="ce49">
            <text:p>11,717,615</text:p>
          </table:table-cell>
          <table:table-cell office:value-type="float" office:value="11844703" table:style-name="ce49">
            <text:p>11,844,703</text:p>
          </table:table-cell>
          <table:table-cell office:value-type="float" office:value="17036" table:style-name="ce49">
            <text:p>17,036</text:p>
          </table:table-cell>
          <table:table-cell office:value-type="float" office:value="8793" table:style-name="ce49">
            <text:p>8,793</text:p>
          </table:table-cell>
          <table:table-cell office:value-type="float" office:value="8243" table:style-name="ce49">
            <text:p>8,243</text:p>
          </table:table-cell>
          <table:table-cell office:value-type="float" office:value="8.51" table:style-name="ce48">
            <text:p>8.51</text:p>
          </table:table-cell>
          <table:table-cell office:value-type="float" office:value="13710" table:style-name="ce49">
            <text:p>13,710</text:p>
          </table:table-cell>
          <table:table-cell office:value-type="float" office:value="8204" table:style-name="ce49">
            <text:p>8,204</text:p>
          </table:table-cell>
          <table:table-cell office:value-type="float" office:value="5506" table:style-name="ce49">
            <text:p>5,506</text:p>
          </table:table-cell>
          <table:table-cell office:value-type="float" office:value="6.85" table:style-name="ce48">
            <text:p>6.85</text:p>
          </table:table-cell>
          <table:table-cell office:value-type="float" office:value="3326" table:style-name="ce53">
            <text:p><text:s text:c="3"/>3,326</text:p>
          </table:table-cell>
          <table:table-cell office:value-type="float" office:value="1.66" table:style-name="ce50">
            <text:p>1.66</text:p>
          </table:table-cell>
          <table:table-cell office:value-type="float" office:value="13236" table:style-name="ce49">
            <text:p>13,236</text:p>
          </table:table-cell>
          <table:table-cell office:value-type="float" office:value="6.61" table:style-name="ce48">
            <text:p>6.61</text:p>
          </table:table-cell>
          <table:table-cell office:value-type="float" office:value="4519" table:style-name="ce49">
            <text:p>4,519</text:p>
          </table:table-cell>
          <table:table-cell office:value-type="float" office:value="2.2599999999999998" table:style-name="ce48">
            <text:p>2.26</text:p>
          </table:table-cell>
          <table:table-cell office:value-type="float" office:value="64947" table:style-name="ce49">
            <text:p>64,947</text:p>
          </table:table-cell>
          <table:table-cell office:value-type="float" office:value="63422" table:style-name="ce49">
            <text:p>63,422</text:p>
          </table:table-cell>
          <table:table-cell office:value-type="float" office:value="558494" table:style-name="ce47">
            <text:p>558,494</text:p>
          </table:table-cell>
          <table:table-cell table:number-columns-repeated="16361" table:style-name="ce46"/>
        </table:table-row>
        <table:table-row table:style-name="ro10">
          <table:table-cell office:value-type="string" table:number-columns-spanned="2" table:number-rows-spanned="1" table:style-name="ce267">
            <text:p>11 月</text:p>
          </table:table-cell>
          <table:covered-table-cell/>
          <table:table-cell office:value-type="float" office:value="8643820" table:style-name="ce49">
            <text:p>8,643,820</text:p>
          </table:table-cell>
          <table:table-cell office:value-type="float" office:value="23566853" table:style-name="ce49">
            <text:p>23,566,853</text:p>
          </table:table-cell>
          <table:table-cell office:value-type="float" office:value="11718525" table:style-name="ce49">
            <text:p>11,718,525</text:p>
          </table:table-cell>
          <table:table-cell office:value-type="float" office:value="11848328" table:style-name="ce49">
            <text:p>11,848,328</text:p>
          </table:table-cell>
          <table:table-cell office:value-type="float" office:value="17212" table:style-name="ce49">
            <text:p>17,212</text:p>
          </table:table-cell>
          <table:table-cell office:value-type="float" office:value="8967" table:style-name="ce49">
            <text:p>8,967</text:p>
          </table:table-cell>
          <table:table-cell office:value-type="float" office:value="8245" table:style-name="ce49">
            <text:p>8,245</text:p>
          </table:table-cell>
          <table:table-cell office:value-type="float" office:value="8.89" table:style-name="ce48">
            <text:p>8.89</text:p>
          </table:table-cell>
          <table:table-cell office:value-type="float" office:value="13632" table:style-name="ce49">
            <text:p>13,632</text:p>
          </table:table-cell>
          <table:table-cell office:value-type="float" office:value="8196" table:style-name="ce49">
            <text:p>8,196</text:p>
          </table:table-cell>
          <table:table-cell office:value-type="float" office:value="5436" table:style-name="ce49">
            <text:p>5,436</text:p>
          </table:table-cell>
          <table:table-cell office:value-type="float" office:value="7.04" table:style-name="ce48">
            <text:p>7.04</text:p>
          </table:table-cell>
          <table:table-cell office:value-type="float" office:value="3580" table:style-name="ce53">
            <text:p><text:s text:c="3"/>3,580</text:p>
          </table:table-cell>
          <table:table-cell office:value-type="float" office:value="1.85" table:style-name="ce50">
            <text:p>1.85</text:p>
          </table:table-cell>
          <table:table-cell office:value-type="float" office:value="11980" table:style-name="ce49">
            <text:p>11,980</text:p>
          </table:table-cell>
          <table:table-cell office:value-type="float" office:value="6.19" table:style-name="ce48">
            <text:p>6.19</text:p>
          </table:table-cell>
          <table:table-cell office:value-type="float" office:value="4631" table:style-name="ce49">
            <text:p>4,631</text:p>
          </table:table-cell>
          <table:table-cell office:value-type="float" office:value="2.39" table:style-name="ce48">
            <text:p>2.39</text:p>
          </table:table-cell>
          <table:table-cell office:value-type="float" office:value="70234" table:style-name="ce49">
            <text:p>70,234</text:p>
          </table:table-cell>
          <table:table-cell office:value-type="float" office:value="69279" table:style-name="ce49">
            <text:p>69,279</text:p>
          </table:table-cell>
          <table:table-cell office:value-type="float" office:value="559036" table:style-name="ce47">
            <text:p>559,036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63">
            <text:p>12 月</text:p>
          </table:table-cell>
          <table:covered-table-cell/>
          <table:table-cell office:value-type="float" office:value="8649000" table:style-name="ce43">
            <text:p>8,649,000</text:p>
          </table:table-cell>
          <table:table-cell office:value-type="float" office:value="23571227" table:style-name="ce43">
            <text:p>23,571,227</text:p>
          </table:table-cell>
          <table:table-cell office:value-type="float" office:value="11719580" table:style-name="ce43">
            <text:p>11,719,580</text:p>
          </table:table-cell>
          <table:table-cell office:value-type="float" office:value="11851647" table:style-name="ce43">
            <text:p>11,851,647</text:p>
          </table:table-cell>
          <table:table-cell office:value-type="float" office:value="16566" table:style-name="ce43">
            <text:p>16,566</text:p>
          </table:table-cell>
          <table:table-cell office:value-type="float" office:value="8643" table:style-name="ce43">
            <text:p>8,643</text:p>
          </table:table-cell>
          <table:table-cell office:value-type="float" office:value="7923" table:style-name="ce43">
            <text:p>7,923</text:p>
          </table:table-cell>
          <table:table-cell office:value-type="float" office:value="8.2799999999999994" table:style-name="ce42">
            <text:p>8.28</text:p>
          </table:table-cell>
          <table:table-cell office:value-type="float" office:value="13837" table:style-name="ce43">
            <text:p>13,837</text:p>
          </table:table-cell>
          <table:table-cell office:value-type="float" office:value="8167" table:style-name="ce43">
            <text:p>8,167</text:p>
          </table:table-cell>
          <table:table-cell office:value-type="float" office:value="5670" table:style-name="ce43">
            <text:p>5,670</text:p>
          </table:table-cell>
          <table:table-cell office:value-type="float" office:value="6.91" table:style-name="ce42">
            <text:p>6.91</text:p>
          </table:table-cell>
          <table:table-cell office:value-type="float" office:value="2729" table:style-name="ce61">
            <text:p><text:s text:c="3"/>2,729</text:p>
          </table:table-cell>
          <table:table-cell office:value-type="float" office:value="1.36" table:style-name="ce44">
            <text:p>1.36</text:p>
          </table:table-cell>
          <table:table-cell office:value-type="float" office:value="16016" table:style-name="ce43">
            <text:p>16,016</text:p>
          </table:table-cell>
          <table:table-cell office:value-type="float" office:value="8" table:style-name="ce42">
            <text:p>8.00</text:p>
          </table:table-cell>
          <table:table-cell office:value-type="float" office:value="4442" table:style-name="ce43">
            <text:p>4,442</text:p>
          </table:table-cell>
          <table:table-cell office:value-type="float" office:value="2.2200000000000002" table:style-name="ce42">
            <text:p>2.22</text:p>
          </table:table-cell>
          <table:table-cell office:value-type="float" office:value="73959" table:style-name="ce43">
            <text:p>73,959</text:p>
          </table:table-cell>
          <table:table-cell office:value-type="float" office:value="72314" table:style-name="ce43">
            <text:p>72,314</text:p>
          </table:table-cell>
          <table:table-cell office:value-type="float" office:value="559426" table:style-name="ce40">
            <text:p>559,426</text:p>
          </table:table-cell>
          <table:table-cell table:number-columns-repeated="16361" table:style-name="ce39"/>
        </table:table-row>
        <table:table-row table:style-name="ro11">
          <table:table-cell office:value-type="string" table:number-columns-spanned="2" table:number-rows-spanned="1" table:style-name="ce264">
            <text:p>107年1~7月</text:p>
          </table:table-cell>
          <table:covered-table-cell/>
          <table:table-cell office:value-type="float" office:value="8694750" table:style-name="ce58">
            <text:p>8,694,750</text:p>
          </table:table-cell>
          <table:table-cell office:value-type="float" office:value="23576705" table:style-name="ce58">
            <text:p>23,576,705</text:p>
          </table:table-cell>
          <table:table-cell office:value-type="float" office:value="11713231" table:style-name="ce58">
            <text:p>11,713,231</text:p>
          </table:table-cell>
          <table:table-cell office:value-type="float" office:value="11863474" table:style-name="ce58">
            <text:p>11,863,474</text:p>
          </table:table-cell>
          <table:table-cell office:value-type="float" office:value="104539" table:style-name="ce58">
            <text:p>104,539</text:p>
          </table:table-cell>
          <table:table-cell office:value-type="float" office:value="54024" table:style-name="ce58">
            <text:p>54,024</text:p>
          </table:table-cell>
          <table:table-cell office:value-type="float" office:value="50515" table:style-name="ce58">
            <text:p>50,515</text:p>
          </table:table-cell>
          <table:table-cell office:value-type="float" office:value="7.63" table:style-name="ce60">
            <text:p><text:s text:c="3"/>7.63</text:p>
          </table:table-cell>
          <table:table-cell office:value-type="float" office:value="104185" table:style-name="ce58">
            <text:p>104,185</text:p>
          </table:table-cell>
          <table:table-cell office:value-type="float" office:value="61323" table:style-name="ce58">
            <text:p>61,323</text:p>
          </table:table-cell>
          <table:table-cell office:value-type="float" office:value="42862" table:style-name="ce58">
            <text:p>42,862</text:p>
          </table:table-cell>
          <table:table-cell office:value-type="float" office:value="7.61" table:style-name="ce60">
            <text:p><text:s text:c="3"/>7.61</text:p>
          </table:table-cell>
          <table:table-cell office:value-type="float" office:value="354" table:style-name="ce59">
            <text:p><text:s text:c="3"/>354</text:p>
          </table:table-cell>
          <table:table-cell office:value-type="float" office:value="0.03" table:style-name="ce57">
            <text:p>0.03</text:p>
          </table:table-cell>
          <table:table-cell office:value-type="float" office:value="78042" table:style-name="ce258">
            <text:p>78,042</text:p>
          </table:table-cell>
          <table:table-cell office:value-type="float" office:value="5.7" table:style-name="ce57">
            <text:p>5.70</text:p>
          </table:table-cell>
          <table:table-cell office:value-type="float" office:value="31875" table:style-name="ce58">
            <text:p>31,875</text:p>
          </table:table-cell>
          <table:table-cell office:value-type="float" office:value="2.33" table:style-name="ce57">
            <text:p>2.33</text:p>
          </table:table-cell>
          <table:table-cell office:value-type="float" office:value="603204" table:style-name="ce56">
            <text:p>603,204</text:p>
          </table:table-cell>
          <table:table-cell office:value-type="float" office:value="598080" table:style-name="ce56">
            <text:p>598,080</text:p>
          </table:table-cell>
          <table:table-cell office:value-type="float" office:value="562926" table:style-name="ce55">
            <text:p>562,926</text:p>
          </table:table-cell>
          <table:table-cell table:style-name="ce46"/>
          <table:table-cell table:style-name="ce54"/>
          <table:table-cell table:number-columns-repeated="16359" table:style-name="ce46"/>
        </table:table-row>
        <table:table-row table:style-name="ro9">
          <table:table-cell office:value-type="string" table:number-columns-spanned="2" table:number-rows-spanned="1" table:style-name="ce263">
            <text:p>1 月</text:p>
          </table:table-cell>
          <table:covered-table-cell/>
          <table:table-cell office:value-type="float" office:value="8654346" table:style-name="ce49">
            <text:p>8,654,346</text:p>
          </table:table-cell>
          <table:table-cell office:value-type="float" office:value="23572049" table:style-name="ce49">
            <text:p>23,572,049</text:p>
          </table:table-cell>
          <table:table-cell office:value-type="float" office:value="11718630" table:style-name="ce49">
            <text:p>11,718,630</text:p>
          </table:table-cell>
          <table:table-cell office:value-type="float" office:value="11853419" table:style-name="ce49">
            <text:p>11,853,419</text:p>
          </table:table-cell>
          <table:table-cell office:value-type="float" office:value="17116" table:style-name="ce49">
            <text:p>17,116</text:p>
          </table:table-cell>
          <table:table-cell office:value-type="float" office:value="8819" table:style-name="ce49">
            <text:p>8,819</text:p>
          </table:table-cell>
          <table:table-cell office:value-type="float" office:value="8297" table:style-name="ce49">
            <text:p>8,297</text:p>
          </table:table-cell>
          <table:table-cell office:value-type="float" office:value="8.5500000000000007" table:style-name="ce48">
            <text:p>8.55</text:p>
          </table:table-cell>
          <table:table-cell office:value-type="float" office:value="16761" table:style-name="ce49">
            <text:p>16,761</text:p>
          </table:table-cell>
          <table:table-cell office:value-type="float" office:value="9814" table:style-name="ce49">
            <text:p>9,814</text:p>
          </table:table-cell>
          <table:table-cell office:value-type="float" office:value="6947" table:style-name="ce49">
            <text:p>6,947</text:p>
          </table:table-cell>
          <table:table-cell office:value-type="float" office:value="8.3699999999999992" table:style-name="ce48">
            <text:p>8.37</text:p>
          </table:table-cell>
          <table:table-cell office:value-type="float" office:value="355" table:style-name="ce53">
            <text:p><text:s text:c="3"/>355</text:p>
          </table:table-cell>
          <table:table-cell office:value-type="float" office:value="0.18" table:style-name="ce50">
            <text:p>0.18</text:p>
          </table:table-cell>
          <table:table-cell office:value-type="float" office:value="14314" table:style-name="ce49">
            <text:p>14,314</text:p>
          </table:table-cell>
          <table:table-cell office:value-type="float" office:value="7.15" table:style-name="ce48">
            <text:p>7.15</text:p>
          </table:table-cell>
          <table:table-cell office:value-type="float" office:value="4384" table:style-name="ce49">
            <text:p>4,384</text:p>
          </table:table-cell>
          <table:table-cell office:value-type="float" office:value="2.19" table:style-name="ce48">
            <text:p>2.19</text:p>
          </table:table-cell>
          <table:table-cell office:value-type="float" office:value="78846" table:style-name="ce52">
            <text:p>78,846</text:p>
          </table:table-cell>
          <table:table-cell office:value-type="float" office:value="78379" table:style-name="ce52">
            <text:p>78,379</text:p>
          </table:table-cell>
          <table:table-cell office:value-type="float" office:value="559918" table:style-name="ce47">
            <text:p>559,918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63">
            <text:p>2 月</text:p>
          </table:table-cell>
          <table:covered-table-cell/>
          <table:table-cell office:value-type="float" office:value="8656728" table:style-name="ce49">
            <text:p>8,656,728</text:p>
          </table:table-cell>
          <table:table-cell office:value-type="float" office:value="23571408" table:style-name="ce49">
            <text:p>23,571,408</text:p>
          </table:table-cell>
          <table:table-cell office:value-type="float" office:value="11717087" table:style-name="ce49">
            <text:p>11,717,087</text:p>
          </table:table-cell>
          <table:table-cell office:value-type="float" office:value="11854321" table:style-name="ce49">
            <text:p>11,854,321</text:p>
          </table:table-cell>
          <table:table-cell office:value-type="float" office:value="13468" table:style-name="ce49">
            <text:p>13,468</text:p>
          </table:table-cell>
          <table:table-cell office:value-type="float" office:value="6983" table:style-name="ce49">
            <text:p>6,983</text:p>
          </table:table-cell>
          <table:table-cell office:value-type="float" office:value="6485" table:style-name="ce49">
            <text:p>6,485</text:p>
          </table:table-cell>
          <table:table-cell office:value-type="float" office:value="7.45" table:style-name="ce48">
            <text:p>7.45</text:p>
          </table:table-cell>
          <table:table-cell office:value-type="float" office:value="14493" table:style-name="ce49">
            <text:p>14,493</text:p>
          </table:table-cell>
          <table:table-cell office:value-type="float" office:value="8636" table:style-name="ce49">
            <text:p>8,636</text:p>
          </table:table-cell>
          <table:table-cell office:value-type="float" office:value="5857" table:style-name="ce49">
            <text:p>5,857</text:p>
          </table:table-cell>
          <table:table-cell office:value-type="float" office:value="8.01" table:style-name="ce48">
            <text:p>8.01</text:p>
          </table:table-cell>
          <table:table-cell office:value-type="float" office:value="-1025" table:style-name="ce53">
            <text:p>－ <text:s/>1,025</text:p>
          </table:table-cell>
          <table:table-cell office:value-type="float" office:value="-0.56999999999999995" table:style-name="ce50">
            <text:p>－ <text:s/>0.57</text:p>
          </table:table-cell>
          <table:table-cell office:value-type="float" office:value="9508" table:style-name="ce49">
            <text:p>9,508</text:p>
          </table:table-cell>
          <table:table-cell office:value-type="float" office:value="5.26" table:style-name="ce48">
            <text:p>5.26</text:p>
          </table:table-cell>
          <table:table-cell office:value-type="float" office:value="3396" table:style-name="ce49">
            <text:p>3,396</text:p>
          </table:table-cell>
          <table:table-cell office:value-type="float" office:value="1.88" table:style-name="ce48">
            <text:p>1.88</text:p>
          </table:table-cell>
          <table:table-cell office:value-type="float" office:value="60999" table:style-name="ce52">
            <text:p>60,999</text:p>
          </table:table-cell>
          <table:table-cell office:value-type="float" office:value="60615" table:style-name="ce52">
            <text:p>60,615</text:p>
          </table:table-cell>
          <table:table-cell office:value-type="float" office:value="560248" table:style-name="ce47">
            <text:p>560,248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63">
            <text:p>3 月</text:p>
          </table:table-cell>
          <table:covered-table-cell/>
          <table:table-cell office:value-type="float" office:value="8664510" table:style-name="ce49">
            <text:p>8,664,510</text:p>
          </table:table-cell>
          <table:table-cell office:value-type="float" office:value="23571990" table:style-name="ce49">
            <text:p>23,571,990</text:p>
          </table:table-cell>
          <table:table-cell office:value-type="float" office:value="11715824" table:style-name="ce49">
            <text:p>11,715,824</text:p>
          </table:table-cell>
          <table:table-cell office:value-type="float" office:value="11856166" table:style-name="ce49">
            <text:p>11,856,166</text:p>
          </table:table-cell>
          <table:table-cell office:value-type="float" office:value="16704" table:style-name="ce49">
            <text:p>16,704</text:p>
          </table:table-cell>
          <table:table-cell office:value-type="float" office:value="8556" table:style-name="ce49">
            <text:p>8,556</text:p>
          </table:table-cell>
          <table:table-cell office:value-type="float" office:value="8148" table:style-name="ce49">
            <text:p>8,148</text:p>
          </table:table-cell>
          <table:table-cell office:value-type="float" office:value="8.34" table:style-name="ce48">
            <text:p>8.34</text:p>
          </table:table-cell>
          <table:table-cell office:value-type="float" office:value="17200" table:style-name="ce49">
            <text:p>17,200</text:p>
          </table:table-cell>
          <table:table-cell office:value-type="float" office:value="10149" table:style-name="ce49">
            <text:p>10,149</text:p>
          </table:table-cell>
          <table:table-cell office:value-type="float" office:value="7051" table:style-name="ce49">
            <text:p>7,051</text:p>
          </table:table-cell>
          <table:table-cell office:value-type="float" office:value="8.59" table:style-name="ce48">
            <text:p>8.59</text:p>
          </table:table-cell>
          <table:table-cell office:value-type="float" office:value="-496" table:style-name="ce51">
            <text:p>－ <text:s text:c="3"/>496</text:p>
          </table:table-cell>
          <table:table-cell office:value-type="float" office:value="-0.25" table:style-name="ce50">
            <text:p>－ <text:s/>0.25</text:p>
          </table:table-cell>
          <table:table-cell office:value-type="float" office:value="12121" table:style-name="ce49">
            <text:p>12,121</text:p>
          </table:table-cell>
          <table:table-cell office:value-type="float" office:value="6.05" table:style-name="ce48">
            <text:p>6.05</text:p>
          </table:table-cell>
          <table:table-cell office:value-type="float" office:value="5136" table:style-name="ce49">
            <text:p>5,136</text:p>
          </table:table-cell>
          <table:table-cell office:value-type="float" office:value="2.57" table:style-name="ce48">
            <text:p>2.57</text:p>
          </table:table-cell>
          <table:table-cell office:value-type="float" office:value="105231" table:style-name="ce52">
            <text:p>105,231</text:p>
          </table:table-cell>
          <table:table-cell office:value-type="float" office:value="104153" table:style-name="ce52">
            <text:p>104,153</text:p>
          </table:table-cell>
          <table:table-cell office:value-type="float" office:value="560820" table:style-name="ce47">
            <text:p>560,820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63">
            <text:p>4 月</text:p>
          </table:table-cell>
          <table:covered-table-cell/>
          <table:table-cell office:value-type="float" office:value="8670129" table:style-name="ce49">
            <text:p>8,670,129</text:p>
          </table:table-cell>
          <table:table-cell office:value-type="float" office:value="23571497" table:style-name="ce49">
            <text:p>23,571,497</text:p>
          </table:table-cell>
          <table:table-cell office:value-type="float" office:value="11714412" table:style-name="ce49">
            <text:p>11,714,412</text:p>
          </table:table-cell>
          <table:table-cell office:value-type="float" office:value="11857085" table:style-name="ce49">
            <text:p>11,857,085</text:p>
          </table:table-cell>
          <table:table-cell office:value-type="float" office:value="13676" table:style-name="ce49">
            <text:p>13,676</text:p>
          </table:table-cell>
          <table:table-cell office:value-type="float" office:value="7058" table:style-name="ce49">
            <text:p>7,058</text:p>
          </table:table-cell>
          <table:table-cell office:value-type="float" office:value="6618" table:style-name="ce49">
            <text:p>6,618</text:p>
          </table:table-cell>
          <table:table-cell office:value-type="float" office:value="7.06" table:style-name="ce48">
            <text:p>7.06</text:p>
          </table:table-cell>
          <table:table-cell office:value-type="float" office:value="13988" table:style-name="ce49">
            <text:p>13,988</text:p>
          </table:table-cell>
          <table:table-cell office:value-type="float" office:value="8235" table:style-name="ce49">
            <text:p>8,235</text:p>
          </table:table-cell>
          <table:table-cell office:value-type="float" office:value="5753" table:style-name="ce49">
            <text:p>5,753</text:p>
          </table:table-cell>
          <table:table-cell office:value-type="float" office:value="7.22" table:style-name="ce48">
            <text:p>7.22</text:p>
          </table:table-cell>
          <table:table-cell office:value-type="float" office:value="-312" table:style-name="ce51">
            <text:p>－ <text:s text:c="3"/>312</text:p>
          </table:table-cell>
          <table:table-cell office:value-type="float" office:value="-0.16" table:style-name="ce50">
            <text:p>－ <text:s/>0.16</text:p>
          </table:table-cell>
          <table:table-cell office:value-type="float" office:value="8802" table:style-name="ce259">
            <text:p>8,802</text:p>
          </table:table-cell>
          <table:table-cell office:value-type="float" office:value="4.54" table:style-name="ce48">
            <text:p>4.54</text:p>
          </table:table-cell>
          <table:table-cell office:value-type="float" office:value="4268" table:style-name="ce49">
            <text:p>4,268</text:p>
          </table:table-cell>
          <table:table-cell office:value-type="float" office:value="2.2000000000000002" table:style-name="ce48">
            <text:p>2.20</text:p>
          </table:table-cell>
          <table:table-cell office:value-type="float" office:value="82219" table:style-name="ce52">
            <text:p>82,219</text:p>
          </table:table-cell>
          <table:table-cell office:value-type="float" office:value="82400" table:style-name="ce52">
            <text:p>82,400</text:p>
          </table:table-cell>
          <table:table-cell office:value-type="float" office:value="561327" table:style-name="ce47">
            <text:p>561,327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63">
            <text:p>5 月</text:p>
          </table:table-cell>
          <table:covered-table-cell/>
          <table:table-cell office:value-type="float" office:value="8679670" table:style-name="ce43">
            <text:p>8,679,670</text:p>
          </table:table-cell>
          <table:table-cell office:value-type="float" office:value="23572415" table:style-name="ce43">
            <text:p>23,572,415</text:p>
          </table:table-cell>
          <table:table-cell office:value-type="float" office:value="11713728" table:style-name="ce43">
            <text:p>11,713,728</text:p>
          </table:table-cell>
          <table:table-cell office:value-type="float" office:value="11858687" table:style-name="ce43">
            <text:p>11,858,687</text:p>
          </table:table-cell>
          <table:table-cell office:value-type="float" office:value="15279" table:style-name="ce43">
            <text:p>15,279</text:p>
          </table:table-cell>
          <table:table-cell office:value-type="float" office:value="7982" table:style-name="ce43">
            <text:p>7,982</text:p>
          </table:table-cell>
          <table:table-cell office:value-type="float" office:value="7297" table:style-name="ce43">
            <text:p>7,297</text:p>
          </table:table-cell>
          <table:table-cell office:value-type="float" office:value="7.63" table:style-name="ce42">
            <text:p>7.63</text:p>
          </table:table-cell>
          <table:table-cell office:value-type="float" office:value="14328" table:style-name="ce43">
            <text:p>14,328</text:p>
          </table:table-cell>
          <table:table-cell office:value-type="float" office:value="8424" table:style-name="ce43">
            <text:p>8,424</text:p>
          </table:table-cell>
          <table:table-cell office:value-type="float" office:value="5904" table:style-name="ce43">
            <text:p>5,904</text:p>
          </table:table-cell>
          <table:table-cell office:value-type="float" office:value="7.16" table:style-name="ce42">
            <text:p>7.16</text:p>
          </table:table-cell>
          <table:table-cell office:value-type="float" office:value="951" table:style-name="ce45">
            <text:p><text:s text:c="3"/>951</text:p>
          </table:table-cell>
          <table:table-cell office:value-type="float" office:value="0.48" table:style-name="ce44">
            <text:p>0.48</text:p>
          </table:table-cell>
          <table:table-cell office:value-type="float" office:value="13767" table:style-name="ce43">
            <text:p>13,767</text:p>
          </table:table-cell>
          <table:table-cell office:value-type="float" office:value="6.88" table:style-name="ce42">
            <text:p>6.88</text:p>
          </table:table-cell>
          <table:table-cell office:value-type="float" office:value="5203" table:style-name="ce43">
            <text:p>5,203</text:p>
          </table:table-cell>
          <table:table-cell office:value-type="float" office:value="2.6" table:style-name="ce42">
            <text:p>2.60</text:p>
          </table:table-cell>
          <table:table-cell office:value-type="float" office:value="103799" table:style-name="ce41">
            <text:p>103,799</text:p>
          </table:table-cell>
          <table:table-cell office:value-type="float" office:value="103832" table:style-name="ce41">
            <text:p>103,832</text:p>
          </table:table-cell>
          <table:table-cell office:value-type="float" office:value="561916" table:style-name="ce40">
            <text:p>561,916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63">
            <text:p>6 月</text:p>
          </table:table-cell>
          <table:covered-table-cell/>
          <table:table-cell office:value-type="float" office:value="8686376" table:style-name="ce43">
            <text:p>8,686,376</text:p>
          </table:table-cell>
          <table:table-cell office:value-type="float" office:value="23574274" table:style-name="ce43">
            <text:p>23,574,274</text:p>
          </table:table-cell>
          <table:table-cell office:value-type="float" office:value="11713362" table:style-name="ce43">
            <text:p>11,713,362</text:p>
          </table:table-cell>
          <table:table-cell office:value-type="float" office:value="11860912" table:style-name="ce43">
            <text:p>11,860,912</text:p>
          </table:table-cell>
          <table:table-cell office:value-type="float" office:value="13587" table:style-name="ce43">
            <text:p>13,587</text:p>
          </table:table-cell>
          <table:table-cell office:value-type="float" office:value="6971" table:style-name="ce43">
            <text:p>6,971</text:p>
          </table:table-cell>
          <table:table-cell office:value-type="float" office:value="6616" table:style-name="ce43">
            <text:p>6,616</text:p>
          </table:table-cell>
          <table:table-cell office:value-type="float" office:value="7.01" table:style-name="ce42">
            <text:p>7.01</text:p>
          </table:table-cell>
          <table:table-cell office:value-type="float" office:value="13043" table:style-name="ce43">
            <text:p>13,043</text:p>
          </table:table-cell>
          <table:table-cell office:value-type="float" office:value="7650" table:style-name="ce43">
            <text:p>7,650</text:p>
          </table:table-cell>
          <table:table-cell office:value-type="float" office:value="5393" table:style-name="ce43">
            <text:p>5,393</text:p>
          </table:table-cell>
          <table:table-cell office:value-type="float" office:value="6.73" table:style-name="ce42">
            <text:p>6.73</text:p>
          </table:table-cell>
          <table:table-cell office:value-type="float" office:value="544" table:style-name="ce45">
            <text:p><text:s text:c="3"/>544</text:p>
          </table:table-cell>
          <table:table-cell office:value-type="float" office:value="0.28000000000000003" table:style-name="ce44">
            <text:p>0.28</text:p>
          </table:table-cell>
          <table:table-cell office:value-type="float" office:value="10401" table:style-name="ce43">
            <text:p>10,401</text:p>
          </table:table-cell>
          <table:table-cell office:value-type="float" office:value="5.37" table:style-name="ce42">
            <text:p>5.37</text:p>
          </table:table-cell>
          <table:table-cell office:value-type="float" office:value="4659" table:style-name="ce43">
            <text:p>4,659</text:p>
          </table:table-cell>
          <table:table-cell office:value-type="float" office:value="2.4" table:style-name="ce42">
            <text:p>2.40</text:p>
          </table:table-cell>
          <table:table-cell office:value-type="float" office:value="79549" table:style-name="ce41">
            <text:p>79,549</text:p>
          </table:table-cell>
          <table:table-cell office:value-type="float" office:value="78234" table:style-name="ce41">
            <text:p>78,234</text:p>
          </table:table-cell>
          <table:table-cell office:value-type="float" office:value="562395" table:style-name="ce40">
            <text:p>562,395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63">
            <text:p>7 月</text:p>
          </table:table-cell>
          <table:covered-table-cell/>
          <table:table-cell office:value-type="float" office:value="8694750" table:style-name="ce43">
            <text:p>8,694,750</text:p>
          </table:table-cell>
          <table:table-cell office:value-type="float" office:value="23576705" table:style-name="ce43">
            <text:p>23,576,705</text:p>
          </table:table-cell>
          <table:table-cell office:value-type="float" office:value="11713231" table:style-name="ce43">
            <text:p>11,713,231</text:p>
          </table:table-cell>
          <table:table-cell office:value-type="float" office:value="11863474" table:style-name="ce43">
            <text:p>11,863,474</text:p>
          </table:table-cell>
          <table:table-cell office:value-type="float" office:value="14709" table:style-name="ce43">
            <text:p>14,709</text:p>
          </table:table-cell>
          <table:table-cell office:value-type="float" office:value="7655" table:style-name="ce43">
            <text:p>7,655</text:p>
          </table:table-cell>
          <table:table-cell office:value-type="float" office:value="7054" table:style-name="ce43">
            <text:p>7,054</text:p>
          </table:table-cell>
          <table:table-cell office:value-type="float" office:value="7.35" table:style-name="ce42">
            <text:p>7.35</text:p>
          </table:table-cell>
          <table:table-cell office:value-type="float" office:value="14372" table:style-name="ce43">
            <text:p>14,372</text:p>
          </table:table-cell>
          <table:table-cell office:value-type="float" office:value="8415" table:style-name="ce43">
            <text:p>8,415</text:p>
          </table:table-cell>
          <table:table-cell office:value-type="float" office:value="5957" table:style-name="ce43">
            <text:p>5,957</text:p>
          </table:table-cell>
          <table:table-cell office:value-type="float" office:value="7.18" table:style-name="ce42">
            <text:p>7.18</text:p>
          </table:table-cell>
          <table:table-cell office:value-type="float" office:value="337" table:style-name="ce45">
            <text:p><text:s text:c="3"/>337</text:p>
          </table:table-cell>
          <table:table-cell office:value-type="float" office:value="0.17" table:style-name="ce44">
            <text:p>0.17</text:p>
          </table:table-cell>
          <table:table-cell office:value-type="float" office:value="9129" table:style-name="ce43">
            <text:p>9,129</text:p>
          </table:table-cell>
          <table:table-cell office:value-type="float" office:value="4.5599999999999996" table:style-name="ce42">
            <text:p>4.56</text:p>
          </table:table-cell>
          <table:table-cell office:value-type="float" office:value="4829" table:style-name="ce43">
            <text:p>4,829</text:p>
          </table:table-cell>
          <table:table-cell office:value-type="float" office:value="2.41" table:style-name="ce42">
            <text:p>2.41</text:p>
          </table:table-cell>
          <table:table-cell office:value-type="float" office:value="92561" table:style-name="ce41">
            <text:p>92,561</text:p>
          </table:table-cell>
          <table:table-cell office:value-type="float" office:value="90467" table:style-name="ce41">
            <text:p>90,467</text:p>
          </table:table-cell>
          <table:table-cell office:value-type="float" office:value="562926" table:style-name="ce40">
            <text:p>562,926</text:p>
          </table:table-cell>
          <table:table-cell table:number-columns-repeated="16361" table:style-name="ce39"/>
        </table:table-row>
        <table:table-row table:style-name="ro12">
          <table:table-cell table:style-name="ce38"/>
          <table:table-cell table:style-name="ce37"/>
          <table:table-cell table:style-name="ce36"/>
          <table:table-cell table:number-columns-repeated="6" table:style-name="ce34"/>
          <table:table-cell table:style-name="ce33"/>
          <table:table-cell table:number-columns-repeated="3" table:style-name="ce34"/>
          <table:table-cell table:style-name="ce33"/>
          <table:table-cell table:style-name="ce35"/>
          <table:table-cell table:style-name="ce33"/>
          <table:table-cell table:style-name="ce34"/>
          <table:table-cell table:style-name="ce33"/>
          <table:table-cell table:style-name="ce34"/>
          <table:table-cell table:number-columns-repeated="2" table:style-name="ce33"/>
          <table:table-cell table:style-name="ce32"/>
          <table:table-cell table:style-name="ce31"/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73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99" table:style-name="ce29">
            <text:p>0.99</text:p>
          </table:table-cell>
          <table:table-cell office:value-type="float" office:value="0.09" table:style-name="ce29">
            <text:p>0.09</text:p>
          </table:table-cell>
          <table:table-cell office:value-type="float" office:value="-0.04" table:style-name="ce30">
            <text:p>－ <text:s/>0.04</text:p>
          </table:table-cell>
          <table:table-cell office:value-type="float" office:value="0.22" table:style-name="ce29">
            <text:p>0.22</text:p>
          </table:table-cell>
          <table:table-cell office:value-type="float" office:value="-3.88" table:style-name="ce30">
            <text:p>－ <text:s/>3.88</text:p>
          </table:table-cell>
          <table:table-cell office:value-type="float" office:value="-3.54" table:style-name="ce30">
            <text:p>－ <text:s/>3.54</text:p>
          </table:table-cell>
          <table:table-cell office:value-type="float" office:value="-4.25" table:style-name="ce30">
            <text:p>－ <text:s/>4.25</text:p>
          </table:table-cell>
          <table:table-cell office:value-type="float" office:value="-0.30000000000000071" table:style-name="ce30">
            <text:p>－ <text:s/>0.30</text:p>
          </table:table-cell>
          <table:table-cell office:value-type="float" office:value="-0.74" table:style-name="ce30">
            <text:p>－ <text:s/>0.74</text:p>
          </table:table-cell>
          <table:table-cell office:value-type="float" office:value="0.21" table:style-name="ce29">
            <text:p>0.21</text:p>
          </table:table-cell>
          <table:table-cell office:value-type="float" office:value="-2.06" table:style-name="ce30">
            <text:p>－ <text:s/>2.06</text:p>
          </table:table-cell>
          <table:table-cell office:value-type="float" office:value="-6.0000000000000497E-2" table:style-name="ce30">
            <text:p>－ <text:s/>0.06</text:p>
          </table:table-cell>
          <table:table-cell office:value-type="float" office:value="-59.1" table:style-name="ce30">
            <text:p>－ <text:s/>59.10</text:p>
          </table:table-cell>
          <table:table-cell office:value-type="float" office:value="-0.23999999999999996" table:style-name="ce30">
            <text:p>－ <text:s/>0.24</text:p>
          </table:table-cell>
          <table:table-cell office:value-type="float" office:value="2.34" table:style-name="ce29">
            <text:p>2.34</text:p>
          </table:table-cell>
          <table:table-cell office:value-type="float" office:value="9.9999999999999645E-2" table:style-name="ce30">
            <text:p>0.10</text:p>
          </table:table-cell>
          <table:table-cell office:value-type="float" office:value="4.05" table:style-name="ce29">
            <text:p>4.05</text:p>
          </table:table-cell>
          <table:table-cell office:value-type="float" office:value="9.0000000000000302E-2" table:style-name="ce30">
            <text:p>0.09</text:p>
          </table:table-cell>
          <table:table-cell office:value-type="float" office:value="12.25" table:style-name="ce29">
            <text:p>12.25</text:p>
          </table:table-cell>
          <table:table-cell office:value-type="float" office:value="11.76" table:style-name="ce29">
            <text:p>11.76</text:p>
          </table:table-cell>
          <table:table-cell office:value-type="float" office:value="1.1299999999999999" table:style-name="ce28">
            <text:p>1.13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72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" table:style-name="ce25">
            <text:p>0.10</text:p>
          </table:table-cell>
          <table:table-cell office:value-type="float" office:value="0.01" table:style-name="ce25">
            <text:p>0.01</text:p>
          </table:table-cell>
          <table:table-cell office:value-type="string" table:style-name="ce156">
            <text:p>－ <text:s/>0.00</text:p>
          </table:table-cell>
          <table:table-cell office:value-type="float" office:value="0.02" table:style-name="ce25">
            <text:p>0.02</text:p>
          </table:table-cell>
          <table:table-cell office:value-type="float" office:value="8.26" table:style-name="ce25">
            <text:p>8.26</text:p>
          </table:table-cell>
          <table:table-cell office:value-type="float" office:value="9.81" table:style-name="ce25">
            <text:p>9.81</text:p>
          </table:table-cell>
          <table:table-cell office:value-type="float" office:value="6.62" table:style-name="ce25">
            <text:p>6.62</text:p>
          </table:table-cell>
          <table:table-cell office:value-type="float" office:value="0.33999999999999986" table:style-name="ce26">
            <text:p>0.34</text:p>
          </table:table-cell>
          <table:table-cell office:value-type="float" office:value="10.19" table:style-name="ce25">
            <text:p>10.19</text:p>
          </table:table-cell>
          <table:table-cell office:value-type="float" office:value="10" table:style-name="ce25">
            <text:p>10.00</text:p>
          </table:table-cell>
          <table:table-cell office:value-type="float" office:value="10.46" table:style-name="ce25">
            <text:p>10.46</text:p>
          </table:table-cell>
          <table:table-cell office:value-type="float" office:value="0.44999999999999929" table:style-name="ce26">
            <text:p>0.45</text:p>
          </table:table-cell>
          <table:table-cell office:value-type="float" office:value="-38.049999999999997" table:style-name="ce26">
            <text:p>－ <text:s/>38.05</text:p>
          </table:table-cell>
          <table:table-cell office:value-type="float" office:value="-0.11000000000000001" table:style-name="ce26">
            <text:p>－ <text:s/>0.11</text:p>
          </table:table-cell>
          <table:table-cell office:value-type="float" office:value="-12.23" table:style-name="ce27">
            <text:p>－ 12.23</text:p>
          </table:table-cell>
          <table:table-cell office:value-type="float" office:value="-0.8100000000000005" table:style-name="ce26">
            <text:p>－ <text:s/>0.81</text:p>
          </table:table-cell>
          <table:table-cell office:value-type="float" office:value="3.65" table:style-name="ce25">
            <text:p>3.65</text:p>
          </table:table-cell>
          <table:table-cell office:value-type="float" office:value="1.0000000000000231E-2" table:style-name="ce26">
            <text:p>0.01</text:p>
          </table:table-cell>
          <table:table-cell office:value-type="float" office:value="16.36" table:style-name="ce25">
            <text:p>16.36</text:p>
          </table:table-cell>
          <table:table-cell office:value-type="float" office:value="15.64" table:style-name="ce25">
            <text:p>15.64</text:p>
          </table:table-cell>
          <table:table-cell office:value-type="float" office:value="0.09" table:style-name="ce24">
            <text:p>0.09</text:p>
          </table:table-cell>
          <table:table-cell table:number-columns-repeated="16361" table:style-name="ce10"/>
        </table:table-row>
        <table:table-row table:style-name="ro14">
          <table:table-cell office:value-type="string" table:number-columns-spanned="1" table:number-rows-spanned="2" table:style-name="ce266">
            <text:p>本年1~7月較上年1~7月増減</text:p>
          </table:table-cell>
          <table:table-cell office:value-type="string" table:style-name="ce23">
            <text:p>實數</text:p>
          </table:table-cell>
          <table:table-cell office:value-type="float" office:value="85596" table:style-name="ce22">
            <text:p>85,596</text:p>
          </table:table-cell>
          <table:table-cell office:value-type="float" office:value="21902" table:style-name="ce21">
            <text:p>21,902</text:p>
          </table:table-cell>
          <table:table-cell office:value-type="float" office:value="-4367" table:style-name="ce18">
            <text:p>－ 4,367</text:p>
          </table:table-cell>
          <table:table-cell office:value-type="float" office:value="26269" table:style-name="ce21">
            <text:p>26,269</text:p>
          </table:table-cell>
          <table:table-cell office:value-type="float" office:value="-5840" table:style-name="ce18">
            <text:p>－ 5,840</text:p>
          </table:table-cell>
          <table:table-cell office:value-type="float" office:value="-2999" table:style-name="ce18">
            <text:p>－ 2,999</text:p>
          </table:table-cell>
          <table:table-cell office:value-type="float" office:value="-2841" table:style-name="ce18">
            <text:p>－ 2,841</text:p>
          </table:table-cell>
          <table:table-cell office:value-type="string" table:style-name="ce19">
            <text:p>…</text:p>
          </table:table-cell>
          <table:table-cell office:value-type="float" office:value="3138" table:style-name="ce18">
            <text:p>3,138</text:p>
          </table:table-cell>
          <table:table-cell office:value-type="float" office:value="1555" table:style-name="ce18">
            <text:p>1,555</text:p>
          </table:table-cell>
          <table:table-cell office:value-type="float" office:value="1583" table:style-name="ce18">
            <text:p>1,583</text:p>
          </table:table-cell>
          <table:table-cell office:value-type="string" table:style-name="ce19">
            <text:p>…</text:p>
          </table:table-cell>
          <table:table-cell office:value-type="float" office:value="-8978" table:style-name="ce18">
            <text:p>－ 8,978</text:p>
          </table:table-cell>
          <table:table-cell office:value-type="string" table:style-name="ce19">
            <text:p>…</text:p>
          </table:table-cell>
          <table:table-cell office:value-type="float" office:value="-2832" table:style-name="ce260">
            <text:p>－ <text:s/>2,832</text:p>
          </table:table-cell>
          <table:table-cell office:value-type="string" table:style-name="ce19">
            <text:p>…</text:p>
          </table:table-cell>
          <table:table-cell office:value-type="float" office:value="875" table:style-name="ce20">
            <text:p>875</text:p>
          </table:table-cell>
          <table:table-cell office:value-type="string" table:style-name="ce19">
            <text:p>…</text:p>
          </table:table-cell>
          <table:table-cell office:value-type="float" office:value="47011" table:style-name="ce18">
            <text:p>47,011</text:p>
          </table:table-cell>
          <table:table-cell office:value-type="float" office:value="47542" table:style-name="ce18">
            <text:p>47,542</text:p>
          </table:table-cell>
          <table:table-cell office:value-type="float" office:value="6315" table:style-name="ce17">
            <text:p>6,315</text:p>
          </table:table-cell>
          <table:table-cell table:number-columns-repeated="16361" table:style-name="ce10"/>
        </table:table-row>
        <table:table-row table:style-name="ro8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0.99" table:style-name="ce15">
            <text:p>0.99</text:p>
          </table:table-cell>
          <table:table-cell office:value-type="float" office:value="0.09" table:style-name="ce14">
            <text:p>0.09</text:p>
          </table:table-cell>
          <table:table-cell office:value-type="float" office:value="-0.04" table:style-name="ce14">
            <text:p>－ <text:s text:c="2"/>0.04</text:p>
          </table:table-cell>
          <table:table-cell office:value-type="float" office:value="0.22" table:style-name="ce14">
            <text:p>0.22</text:p>
          </table:table-cell>
          <table:table-cell office:value-type="float" office:value="-5.2908614863334504" table:style-name="ce12">
            <text:p>－ <text:s/>5.29</text:p>
          </table:table-cell>
          <table:table-cell office:value-type="float" office:value="-5.2592813426161369" table:style-name="ce12">
            <text:p>－ <text:s/>5.26</text:p>
          </table:table-cell>
          <table:table-cell office:value-type="float" office:value="-5.3246120398830499" table:style-name="ce12">
            <text:p>－ <text:s/>5.32</text:p>
          </table:table-cell>
          <table:table-cell office:value-type="float" office:value="-0.44000000000000039" table:style-name="ce12">
            <text:p>－ <text:s/>0.44</text:p>
          </table:table-cell>
          <table:table-cell office:value-type="float" office:value="3.1054855661226952" table:style-name="ce12">
            <text:p>3.11</text:p>
          </table:table-cell>
          <table:table-cell office:value-type="float" office:value="2.6017266764823987" table:style-name="ce12">
            <text:p>2.60</text:p>
          </table:table-cell>
          <table:table-cell office:value-type="float" office:value="3.8348797209234715" table:style-name="ce12">
            <text:p>3.83</text:p>
          </table:table-cell>
          <table:table-cell office:value-type="float" office:value="0.22000000000000064" table:style-name="ce12">
            <text:p>0.22</text:p>
          </table:table-cell>
          <table:table-cell office:value-type="float" office:value="-96.206600942991855" table:style-name="ce13">
            <text:p>－ 96.21</text:p>
          </table:table-cell>
          <table:table-cell office:value-type="float" office:value="-0.65" table:style-name="ce12">
            <text:p>－ <text:s/>0.65</text:p>
          </table:table-cell>
          <table:table-cell office:value-type="float" office:value="-3.5017434527783964" table:style-name="ce12">
            <text:p>－ <text:s/>3.50</text:p>
          </table:table-cell>
          <table:table-cell office:value-type="float" office:value="-0.20999999999999996" table:style-name="ce12">
            <text:p>－ <text:s/>0.21</text:p>
          </table:table-cell>
          <table:table-cell office:value-type="float" office:value="2.82258064516129" table:style-name="ce12">
            <text:p>2.82</text:p>
          </table:table-cell>
          <table:table-cell office:value-type="float" office:value="6.0000000000000053E-2" table:style-name="ce12">
            <text:p>0.06</text:p>
          </table:table-cell>
          <table:table-cell office:value-type="float" office:value="8.4522818518032405" table:style-name="ce12">
            <text:p>8.45</text:p>
          </table:table-cell>
          <table:table-cell office:value-type="float" office:value="8.6355528592031803" table:style-name="ce12">
            <text:p>8.64</text:p>
          </table:table-cell>
          <table:table-cell office:value-type="float" office:value="1.1345445921837691" table:style-name="ce11">
            <text:p>1.13</text:p>
          </table:table-cell>
          <table:table-cell table:number-columns-repeated="16361" table:style-name="ce10"/>
        </table:table-row>
        <table:table-row table:style-name="ro8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7 年 8 月 3 日 編製</text:p>
          </table:table-cell>
          <table:table-cell table:number-columns-repeated="16361"/>
        </table:table-row>
        <table:table-row table:style-name="ro9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office:value-type="string" table:style-name="ce157">
            <text:p>(108年1月4日修正-107年4月結婚對數增加1對)</text:p>
          </table:table-cell>
          <table:table-cell table:number-columns-repeated="16361"/>
        </table:table-row>
        <table:table-row table:style-name="ro9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9" table:style-name="ro1">
          <table:table-cell table:number-columns-repeated="16384"/>
        </table:table-row>
        <table:named-expressions>
          <table:named-range table:name="Print_Area" table:cell-range-address="年月別-修.$A$2:年月別-修.$W$52" table:base-cell-address="年月別-修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90"/>
        <table:table-column table:style-name="co15" table:number-columns-repeated="16362" table:default-cell-style-name="ce2"/>
        <table:table-row table:style-name="ro15">
          <table:table-cell table:number-columns-repeated="17" table:style-name="ce2"/>
          <table:table-cell table:style-name="ce155"/>
          <table:table-cell table:number-columns-repeated="3" table:style-name="ce2"/>
          <table:table-cell table:style-name="ce90"/>
          <table:table-cell table:number-columns-repeated="16362" table:style-name="ce2"/>
        </table:table-row>
        <table:table-row table:style-name="ro16">
          <table:table-cell office:value-type="string" table:style-name="ce152">
            <text:p>民 國 107 年 7 月 戶 口 統 計 速 報 表 (續)</text:p>
          </table:table-cell>
          <table:table-cell table:number-columns-repeated="14" table:style-name="ce152"/>
          <table:table-cell table:style-name="ce154"/>
          <table:table-cell table:style-name="ce152"/>
          <table:table-cell table:style-name="ce153"/>
          <table:table-cell table:style-name="ce152"/>
          <table:table-cell table:number-columns-repeated="2" table:style-name="ce151"/>
          <table:table-cell table:style-name="ce150"/>
          <table:table-cell table:number-columns-repeated="16362" table:style-name="ce2"/>
        </table:table-row>
        <table:table-row table:style-name="ro17">
          <table:table-cell table:style-name="ce149"/>
          <table:table-cell table:style-name="ce148"/>
          <table:table-cell office:value-type="string" table:style-name="ce88">
            <text:p>人</text:p>
          </table:table-cell>
          <table:table-cell office:value-type="string" table:style-name="ce88">
            <text:p>口</text:p>
          </table:table-cell>
          <table:table-cell office:value-type="string" table:style-name="ce88">
            <text:p>數</text:p>
          </table:table-cell>
          <table:table-cell office:value-type="string" table:style-name="ce87">
            <text:p>出　 <text:s text:c="2"/>　　生</text:p>
          </table:table-cell>
          <table:table-cell table:number-columns-repeated="3" table:style-name="ce86"/>
          <table:table-cell office:value-type="string" table:style-name="ce87">
            <text:p>死 <text:s text:c="4"/>　　亡</text:p>
          </table:table-cell>
          <table:table-cell table:number-columns-repeated="3" table:style-name="ce86"/>
          <table:table-cell office:value-type="string" table:number-columns-spanned="2" table:number-rows-spanned="1" table:style-name="ce271">
            <text:p>自 然 增 加</text:p>
          </table:table-cell>
          <table:covered-table-cell/>
          <table:table-cell office:value-type="string" table:number-columns-spanned="2" table:number-rows-spanned="1" table:style-name="ce27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1">
            <text:p>離 <text:s text:c="3"/>　婚</text:p>
          </table:table-cell>
          <table:covered-table-cell/>
          <table:table-cell office:value-type="string" table:number-columns-spanned="1" table:number-rows-spanned="4" table:style-name="ce261">
            <text:p>遷入</text:p>
            <text:p>人數</text:p>
          </table:table-cell>
          <table:table-cell office:value-type="string" table:number-columns-spanned="1" table:number-rows-spanned="4" table:style-name="ce261">
            <text:p>遷出</text:p>
            <text:p>人數</text:p>
          </table:table-cell>
          <table:table-cell office:value-type="string" table:number-columns-spanned="1" table:number-rows-spanned="4" table:style-name="ce270">
            <text:p>原住民</text:p>
            <text:p>人口數</text:p>
          </table:table-cell>
          <table:table-cell table:style-name="ce142"/>
          <table:table-cell table:number-columns-repeated="16361"/>
        </table:table-row>
        <table:table-row table:style-name="ro11">
          <table:table-cell office:value-type="string" table:number-columns-spanned="1" table:number-rows-spanned="2" table:style-name="ce233">
            <text:p>區 域 別</text:p>
          </table:table-cell>
          <table:table-cell office:value-type="string" table:number-columns-spanned="1" table:number-rows-spanned="2" table:style-name="ce203">
            <text:p>戶　數</text:p>
          </table:table-cell>
          <table:table-cell table:number-columns-repeated="3" table:style-name="ce147"/>
          <table:table-cell office:value-type="string" table:number-columns-spanned="1" table:number-rows-spanned="3" table:style-name="ce262">
            <text:p>計</text:p>
          </table:table-cell>
          <table:table-cell office:value-type="string" table:number-columns-spanned="1" table:number-rows-spanned="3" table:style-name="ce262">
            <text:p>男</text:p>
          </table:table-cell>
          <table:table-cell office:value-type="string" table:number-columns-spanned="1" table:number-rows-spanned="3" table:style-name="ce262">
            <text:p>女</text:p>
          </table:table-cell>
          <table:table-cell office:value-type="string" table:style-name="ce143">
            <text:p>折合年</text:p>
          </table:table-cell>
          <table:table-cell office:value-type="string" table:number-columns-spanned="1" table:number-rows-spanned="3" table:style-name="ce262">
            <text:p>計</text:p>
          </table:table-cell>
          <table:table-cell office:value-type="string" table:number-columns-spanned="1" table:number-rows-spanned="3" table:style-name="ce262">
            <text:p>男</text:p>
          </table:table-cell>
          <table:table-cell office:value-type="string" table:number-columns-spanned="1" table:number-rows-spanned="3" table:style-name="ce262">
            <text:p>女</text:p>
          </table:table-cell>
          <table:table-cell office:value-type="string" table:style-name="ce145">
            <text:p>折合年</text:p>
          </table:table-cell>
          <table:table-cell table:style-name="ce144"/>
          <table:table-cell office:value-type="string" table:style-name="ce144">
            <text:p>折合年自</text:p>
          </table:table-cell>
          <table:table-cell table:style-name="ce146"/>
          <table:table-cell office:value-type="string" table:style-name="ce145">
            <text:p>折合年</text:p>
          </table:table-cell>
          <table:table-cell table:style-name="ce144"/>
          <table:table-cell office:value-type="string" table:style-name="ce143">
            <text:p>折合年</text:p>
          </table:table-cell>
          <table:covered-table-cell/>
          <table:covered-table-cell/>
          <table:covered-table-cell/>
          <table:table-cell table:style-name="ce142"/>
          <table:table-cell table:number-columns-repeated="16361"/>
        </table:table-row>
        <table:table-row table:style-name="ro11">
          <table:covered-table-cell/>
          <table:covered-table-cell/>
          <table:table-cell office:value-type="string" table:style-name="ce80">
            <text:p>計</text:p>
          </table:table-cell>
          <table:table-cell office:value-type="string" table:style-name="ce80">
            <text:p>男</text:p>
          </table:table-cell>
          <table:table-cell office:value-type="string" table:style-name="ce80">
            <text:p>女</text:p>
          </table:table-cell>
          <table:covered-table-cell/>
          <table:covered-table-cell/>
          <table:covered-table-cell/>
          <table:table-cell office:value-type="string" table:style-name="ce79">
            <text:p>粗出生率</text:p>
          </table:table-cell>
          <table:covered-table-cell/>
          <table:covered-table-cell/>
          <table:covered-table-cell/>
          <table:table-cell office:value-type="string" table:style-name="ce79">
            <text:p>粗死亡率</text:p>
          </table:table-cell>
          <table:table-cell office:value-type="string" table:style-name="ce80">
            <text:p>人數</text:p>
          </table:table-cell>
          <table:table-cell office:value-type="string" table:style-name="ce141">
            <text:p>然增加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結婚率</text:p>
          </table:table-cell>
          <table:table-cell office:value-type="string" table:style-name="ce80">
            <text:p>對數</text:p>
          </table:table-cell>
          <table:table-cell office:value-type="string" table:style-name="ce79">
            <text:p>粗離婚率</text:p>
          </table:table-cell>
          <table:covered-table-cell/>
          <table:covered-table-cell/>
          <table:covered-table-cell/>
          <table:table-cell table:style-name="ce140"/>
          <table:table-cell table:number-columns-repeated="16361"/>
        </table:table-row>
        <table:table-row table:style-name="ro11">
          <table:table-cell table:style-name="ce139"/>
          <table:table-cell table:style-name="ce138"/>
          <table:table-cell table:style-name="ce13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136"/>
          <table:table-cell table:number-columns-repeated="16361"/>
        </table:table-row>
        <table:table-row table:style-name="ro18">
          <table:table-cell office:value-type="string" table:style-name="ce118">
            <text:p>總 <text:s text:c="7"/>計</text:p>
          </table:table-cell>
          <table:table-cell office:value-type="float" office:value="8694750" table:style-name="ce58">
            <text:p>8,694,750</text:p>
          </table:table-cell>
          <table:table-cell office:value-type="float" office:value="23576705" table:style-name="ce58">
            <text:p>23,576,705</text:p>
          </table:table-cell>
          <table:table-cell office:value-type="float" office:value="11713231" table:style-name="ce58">
            <text:p>11,713,231</text:p>
          </table:table-cell>
          <table:table-cell office:value-type="float" office:value="11863474" table:style-name="ce58">
            <text:p>11,863,474</text:p>
          </table:table-cell>
          <table:table-cell office:value-type="float" office:value="14709" table:style-name="ce58">
            <text:p>14,709</text:p>
          </table:table-cell>
          <table:table-cell office:value-type="float" office:value="7655" table:style-name="ce58">
            <text:p>7,655</text:p>
          </table:table-cell>
          <table:table-cell office:value-type="float" office:value="7054" table:style-name="ce58">
            <text:p>7,054</text:p>
          </table:table-cell>
          <table:table-cell office:value-type="float" office:value="7.35" table:style-name="ce114">
            <text:p><text:s text:c="3"/>7.35</text:p>
          </table:table-cell>
          <table:table-cell office:value-type="float" office:value="14372" table:style-name="ce58">
            <text:p>14,372</text:p>
          </table:table-cell>
          <table:table-cell office:value-type="float" office:value="8415" table:style-name="ce58">
            <text:p>8,415</text:p>
          </table:table-cell>
          <table:table-cell office:value-type="float" office:value="5957" table:style-name="ce58">
            <text:p>5,957</text:p>
          </table:table-cell>
          <table:table-cell office:value-type="float" office:value="7.18" table:style-name="ce114">
            <text:p><text:s text:c="3"/>7.18</text:p>
          </table:table-cell>
          <table:table-cell office:value-type="float" office:value="337" table:style-name="ce135">
            <text:p><text:s text:c="3"/>337</text:p>
          </table:table-cell>
          <table:table-cell office:value-type="float" office:value="0.17" table:style-name="ce134">
            <text:p><text:s text:c="4"/>0.17</text:p>
          </table:table-cell>
          <table:table-cell office:value-type="float" office:value="9129" table:style-name="ce58">
            <text:p>9,129</text:p>
          </table:table-cell>
          <table:table-cell office:value-type="float" office:value="4.5599999999999996" table:style-name="ce114">
            <text:p><text:s text:c="3"/>4.56</text:p>
          </table:table-cell>
          <table:table-cell office:value-type="float" office:value="4829" table:style-name="ce58">
            <text:p>4,829</text:p>
          </table:table-cell>
          <table:table-cell office:value-type="float" office:value="2.41" table:style-name="ce114">
            <text:p><text:s text:c="3"/>2.41</text:p>
          </table:table-cell>
          <table:table-cell office:value-type="float" office:value="92561" table:style-name="ce56">
            <text:p>92,561</text:p>
          </table:table-cell>
          <table:table-cell office:value-type="float" office:value="90467" table:style-name="ce56">
            <text:p>90,467</text:p>
          </table:table-cell>
          <table:table-cell office:value-type="float" office:value="562926" table:style-name="ce133">
            <text:p>562,926</text:p>
          </table:table-cell>
          <table:table-cell table:style-name="ce102"/>
          <table:table-cell table:number-columns-repeated="16361"/>
        </table:table-row>
        <table:table-row table:style-name="ro19">
          <table:table-cell office:value-type="string" table:style-name="ce130">
            <text:p>新 <text:s/>北 <text:s/>市</text:p>
          </table:table-cell>
          <table:table-cell office:value-type="float" office:value="1553182" table:style-name="ce123">
            <text:p>1,553,182</text:p>
          </table:table-cell>
          <table:table-cell office:value-type="float" office:value="3988906" table:style-name="ce123">
            <text:p>3,988,906</text:p>
          </table:table-cell>
          <table:table-cell office:value-type="float" office:value="1952867" table:style-name="ce123">
            <text:p>1,952,867</text:p>
          </table:table-cell>
          <table:table-cell office:value-type="float" office:value="2036039" table:style-name="ce123">
            <text:p>2,036,039</text:p>
          </table:table-cell>
          <table:table-cell office:value-type="float" office:value="2329" table:style-name="ce123">
            <text:p>2,329</text:p>
          </table:table-cell>
          <table:table-cell office:value-type="float" office:value="1259" table:style-name="ce123">
            <text:p>1,259</text:p>
          </table:table-cell>
          <table:table-cell office:value-type="float" office:value="1070" table:style-name="ce123">
            <text:p>1,070</text:p>
          </table:table-cell>
          <table:table-cell office:value-type="float" office:value="6.88" table:style-name="ce124">
            <text:p><text:s text:c="3"/>6.88</text:p>
          </table:table-cell>
          <table:table-cell office:value-type="float" office:value="1903" table:style-name="ce123">
            <text:p>1,903</text:p>
          </table:table-cell>
          <table:table-cell office:value-type="float" office:value="1092" table:style-name="ce123">
            <text:p>1,092</text:p>
          </table:table-cell>
          <table:table-cell office:value-type="float" office:value="811" table:style-name="ce123">
            <text:p>811</text:p>
          </table:table-cell>
          <table:table-cell office:value-type="float" office:value="5.62" table:style-name="ce124">
            <text:p><text:s text:c="3"/>5.62</text:p>
          </table:table-cell>
          <table:table-cell office:value-type="float" office:value="426" table:style-name="ce123">
            <text:p>426</text:p>
          </table:table-cell>
          <table:table-cell office:value-type="float" office:value="1.26" table:style-name="ce124">
            <text:p><text:s text:c="3"/>1.26</text:p>
          </table:table-cell>
          <table:table-cell office:value-type="float" office:value="1594" table:style-name="ce123">
            <text:p>1,594</text:p>
          </table:table-cell>
          <table:table-cell office:value-type="float" office:value="4.71" table:style-name="ce124">
            <text:p><text:s text:c="3"/>4.71</text:p>
          </table:table-cell>
          <table:table-cell office:value-type="float" office:value="810" table:style-name="ce123">
            <text:p>810</text:p>
          </table:table-cell>
          <table:table-cell office:value-type="float" office:value="2.39" table:style-name="ce124">
            <text:p><text:s text:c="3"/>2.39</text:p>
          </table:table-cell>
          <table:table-cell office:value-type="float" office:value="16466" table:style-name="ce132">
            <text:p>16,466</text:p>
          </table:table-cell>
          <table:table-cell office:value-type="float" office:value="15506" table:style-name="ce132">
            <text:p>15,506</text:p>
          </table:table-cell>
          <table:table-cell office:value-type="float" office:value="55250" table:style-name="ce131">
            <text:p>55,250</text:p>
          </table:table-cell>
          <table:table-cell table:style-name="ce102"/>
          <table:table-cell table:number-columns-repeated="16361"/>
        </table:table-row>
        <table:table-row table:style-name="ro20">
          <table:table-cell office:value-type="string" table:style-name="ce130">
            <text:p>臺 <text:s/>北 <text:s/>市</text:p>
          </table:table-cell>
          <table:table-cell office:value-type="float" office:value="1053885" table:style-name="ce123">
            <text:p>1,053,885</text:p>
          </table:table-cell>
          <table:table-cell office:value-type="float" office:value="2674063" table:style-name="ce123">
            <text:p>2,674,063</text:p>
          </table:table-cell>
          <table:table-cell office:value-type="float" office:value="1276592" table:style-name="ce123">
            <text:p>1,276,592</text:p>
          </table:table-cell>
          <table:table-cell office:value-type="float" office:value="1397471" table:style-name="ce123">
            <text:p>1,397,471</text:p>
          </table:table-cell>
          <table:table-cell office:value-type="float" office:value="1885" table:style-name="ce123">
            <text:p>1,885</text:p>
          </table:table-cell>
          <table:table-cell office:value-type="float" office:value="991" table:style-name="ce123">
            <text:p>991</text:p>
          </table:table-cell>
          <table:table-cell office:value-type="float" office:value="894" table:style-name="ce123">
            <text:p>894</text:p>
          </table:table-cell>
          <table:table-cell office:value-type="float" office:value="8.3000000000000007" table:style-name="ce124">
            <text:p><text:s text:c="3"/>8.30</text:p>
          </table:table-cell>
          <table:table-cell office:value-type="float" office:value="1513" table:style-name="ce123">
            <text:p>1,513</text:p>
          </table:table-cell>
          <table:table-cell office:value-type="float" office:value="869" table:style-name="ce123">
            <text:p>869</text:p>
          </table:table-cell>
          <table:table-cell office:value-type="float" office:value="644" table:style-name="ce123">
            <text:p>644</text:p>
          </table:table-cell>
          <table:table-cell office:value-type="float" office:value="6.66" table:style-name="ce124">
            <text:p><text:s text:c="3"/>6.66</text:p>
          </table:table-cell>
          <table:table-cell office:value-type="float" office:value="372" table:style-name="ce123">
            <text:p>372</text:p>
          </table:table-cell>
          <table:table-cell office:value-type="float" office:value="1.64" table:style-name="ce124">
            <text:p><text:s text:c="3"/>1.64</text:p>
          </table:table-cell>
          <table:table-cell office:value-type="float" office:value="1007" table:style-name="ce123">
            <text:p>1,007</text:p>
          </table:table-cell>
          <table:table-cell office:value-type="float" office:value="4.43" table:style-name="ce124">
            <text:p><text:s text:c="3"/>4.43</text:p>
          </table:table-cell>
          <table:table-cell office:value-type="float" office:value="484" table:style-name="ce123">
            <text:p>484</text:p>
          </table:table-cell>
          <table:table-cell office:value-type="float" office:value="2.13" table:style-name="ce124">
            <text:p><text:s text:c="3"/>2.13</text:p>
          </table:table-cell>
          <table:table-cell office:value-type="float" office:value="11913" table:style-name="ce132">
            <text:p>11,913</text:p>
          </table:table-cell>
          <table:table-cell office:value-type="float" office:value="13935" table:style-name="ce132">
            <text:p>13,935</text:p>
          </table:table-cell>
          <table:table-cell office:value-type="float" office:value="16538" table:style-name="ce131">
            <text:p>16,538</text:p>
          </table:table-cell>
          <table:table-cell table:style-name="ce102"/>
          <table:table-cell table:number-columns-repeated="16361"/>
        </table:table-row>
        <table:table-row table:style-name="ro20">
          <table:table-cell office:value-type="string" table:style-name="ce130">
            <text:p>桃 <text:s/>園 <text:s/>市</text:p>
          </table:table-cell>
          <table:table-cell office:value-type="float" office:value="800115" table:style-name="ce123">
            <text:p>800,115</text:p>
          </table:table-cell>
          <table:table-cell office:value-type="float" office:value="2208035" table:style-name="ce123">
            <text:p>2,208,035</text:p>
          </table:table-cell>
          <table:table-cell office:value-type="float" office:value="1098469" table:style-name="ce123">
            <text:p>1,098,469</text:p>
          </table:table-cell>
          <table:table-cell office:value-type="float" office:value="1109566" table:style-name="ce123">
            <text:p>1,109,566</text:p>
          </table:table-cell>
          <table:table-cell office:value-type="float" office:value="1831" table:style-name="ce123">
            <text:p>1,831</text:p>
          </table:table-cell>
          <table:table-cell office:value-type="float" office:value="939" table:style-name="ce123">
            <text:p>939</text:p>
          </table:table-cell>
          <table:table-cell office:value-type="float" office:value="892" table:style-name="ce123">
            <text:p>892</text:p>
          </table:table-cell>
          <table:table-cell office:value-type="float" office:value="9.77" table:style-name="ce124">
            <text:p><text:s text:c="3"/>9.77</text:p>
          </table:table-cell>
          <table:table-cell office:value-type="float" office:value="1067" table:style-name="ce123">
            <text:p>1,067</text:p>
          </table:table-cell>
          <table:table-cell office:value-type="float" office:value="637" table:style-name="ce123">
            <text:p>637</text:p>
          </table:table-cell>
          <table:table-cell office:value-type="float" office:value="430" table:style-name="ce123">
            <text:p>430</text:p>
          </table:table-cell>
          <table:table-cell office:value-type="float" office:value="5.69" table:style-name="ce124">
            <text:p><text:s text:c="3"/>5.69</text:p>
          </table:table-cell>
          <table:table-cell office:value-type="float" office:value="764" table:style-name="ce123">
            <text:p>764</text:p>
          </table:table-cell>
          <table:table-cell office:value-type="float" office:value="4.08" table:style-name="ce124">
            <text:p><text:s text:c="3"/>4.08</text:p>
          </table:table-cell>
          <table:table-cell office:value-type="float" office:value="1012" table:style-name="ce123">
            <text:p>1,012</text:p>
          </table:table-cell>
          <table:table-cell office:value-type="float" office:value="5.4" table:style-name="ce124">
            <text:p><text:s text:c="3"/>5.40</text:p>
          </table:table-cell>
          <table:table-cell office:value-type="float" office:value="515" table:style-name="ce123">
            <text:p>515</text:p>
          </table:table-cell>
          <table:table-cell office:value-type="float" office:value="2.75" table:style-name="ce124">
            <text:p><text:s text:c="3"/>2.75</text:p>
          </table:table-cell>
          <table:table-cell office:value-type="float" office:value="10198" table:style-name="ce132">
            <text:p>10,198</text:p>
          </table:table-cell>
          <table:table-cell office:value-type="float" office:value="7751" table:style-name="ce132">
            <text:p>7,751</text:p>
          </table:table-cell>
          <table:table-cell office:value-type="float" office:value="73155" table:style-name="ce131">
            <text:p>73,155</text:p>
          </table:table-cell>
          <table:table-cell table:style-name="ce102"/>
          <table:table-cell table:number-columns-repeated="16361"/>
        </table:table-row>
        <table:table-row table:style-name="ro21">
          <table:table-cell office:value-type="string" table:style-name="ce130">
            <text:p>臺 <text:s/>中 <text:s/>市</text:p>
          </table:table-cell>
          <table:table-cell office:value-type="float" office:value="966775" table:style-name="ce123">
            <text:p>966,775</text:p>
          </table:table-cell>
          <table:table-cell office:value-type="float" office:value="2796081" table:style-name="ce123">
            <text:p>2,796,081</text:p>
          </table:table-cell>
          <table:table-cell office:value-type="float" office:value="1377139" table:style-name="ce123">
            <text:p>1,377,139</text:p>
          </table:table-cell>
          <table:table-cell office:value-type="float" office:value="1418942" table:style-name="ce123">
            <text:p>1,418,942</text:p>
          </table:table-cell>
          <table:table-cell office:value-type="float" office:value="1808" table:style-name="ce123">
            <text:p>1,808</text:p>
          </table:table-cell>
          <table:table-cell office:value-type="float" office:value="885" table:style-name="ce123">
            <text:p>885</text:p>
          </table:table-cell>
          <table:table-cell office:value-type="float" office:value="923" table:style-name="ce123">
            <text:p>923</text:p>
          </table:table-cell>
          <table:table-cell office:value-type="float" office:value="7.61" table:style-name="ce124">
            <text:p><text:s text:c="3"/>7.61</text:p>
          </table:table-cell>
          <table:table-cell office:value-type="float" office:value="1427" table:style-name="ce123">
            <text:p>1,427</text:p>
          </table:table-cell>
          <table:table-cell office:value-type="float" office:value="851" table:style-name="ce123">
            <text:p>851</text:p>
          </table:table-cell>
          <table:table-cell office:value-type="float" office:value="576" table:style-name="ce123">
            <text:p>576</text:p>
          </table:table-cell>
          <table:table-cell office:value-type="float" office:value="6.01" table:style-name="ce124">
            <text:p><text:s text:c="3"/>6.01</text:p>
          </table:table-cell>
          <table:table-cell office:value-type="float" office:value="381" table:style-name="ce123">
            <text:p>381</text:p>
          </table:table-cell>
          <table:table-cell office:value-type="float" office:value="1.6" table:style-name="ce124">
            <text:p><text:s text:c="3"/>1.60</text:p>
          </table:table-cell>
          <table:table-cell office:value-type="float" office:value="1142" table:style-name="ce123">
            <text:p>1,142</text:p>
          </table:table-cell>
          <table:table-cell office:value-type="float" office:value="4.8099999999999996" table:style-name="ce124">
            <text:p><text:s text:c="3"/>4.81</text:p>
          </table:table-cell>
          <table:table-cell office:value-type="float" office:value="636" table:style-name="ce123">
            <text:p>636</text:p>
          </table:table-cell>
          <table:table-cell office:value-type="float" office:value="2.68" table:style-name="ce124">
            <text:p><text:s text:c="3"/>2.68</text:p>
          </table:table-cell>
          <table:table-cell office:value-type="float" office:value="11883" table:style-name="ce132">
            <text:p>11,883</text:p>
          </table:table-cell>
          <table:table-cell office:value-type="float" office:value="11116" table:style-name="ce132">
            <text:p>11,116</text:p>
          </table:table-cell>
          <table:table-cell office:value-type="float" office:value="34133" table:style-name="ce131">
            <text:p>34,133</text:p>
          </table:table-cell>
          <table:table-cell table:style-name="ce102"/>
          <table:table-cell table:number-columns-repeated="16361"/>
        </table:table-row>
        <table:table-row table:style-name="ro20">
          <table:table-cell office:value-type="string" table:style-name="ce130">
            <text:p>臺 <text:s/>南 <text:s/>市</text:p>
          </table:table-cell>
          <table:table-cell office:value-type="float" office:value="686530" table:style-name="ce123">
            <text:p>686,530</text:p>
          </table:table-cell>
          <table:table-cell office:value-type="float" office:value="1884596" table:style-name="ce123">
            <text:p>1,884,596</text:p>
          </table:table-cell>
          <table:table-cell office:value-type="float" office:value="940721" table:style-name="ce123">
            <text:p>940,721</text:p>
          </table:table-cell>
          <table:table-cell office:value-type="float" office:value="943875" table:style-name="ce123">
            <text:p>943,875</text:p>
          </table:table-cell>
          <table:table-cell office:value-type="float" office:value="949" table:style-name="ce123">
            <text:p>949</text:p>
          </table:table-cell>
          <table:table-cell office:value-type="float" office:value="502" table:style-name="ce123">
            <text:p>502</text:p>
          </table:table-cell>
          <table:table-cell office:value-type="float" office:value="447" table:style-name="ce123">
            <text:p>447</text:p>
          </table:table-cell>
          <table:table-cell office:value-type="float" office:value="5.93" table:style-name="ce124">
            <text:p><text:s text:c="3"/>5.93</text:p>
          </table:table-cell>
          <table:table-cell office:value-type="float" office:value="1244" table:style-name="ce123">
            <text:p>1,244</text:p>
          </table:table-cell>
          <table:table-cell office:value-type="float" office:value="727" table:style-name="ce123">
            <text:p>727</text:p>
          </table:table-cell>
          <table:table-cell office:value-type="float" office:value="517" table:style-name="ce123">
            <text:p>517</text:p>
          </table:table-cell>
          <table:table-cell office:value-type="float" office:value="7.77" table:style-name="ce124">
            <text:p><text:s text:c="3"/>7.77</text:p>
          </table:table-cell>
          <table:table-cell office:value-type="float" office:value="-295" table:style-name="ce129">
            <text:p>－ <text:s/>295</text:p>
          </table:table-cell>
          <table:table-cell office:value-type="float" office:value="-1.84" table:style-name="ce128">
            <text:p>－ <text:s/>1.84</text:p>
          </table:table-cell>
          <table:table-cell office:value-type="float" office:value="641" table:style-name="ce123">
            <text:p>641</text:p>
          </table:table-cell>
          <table:table-cell office:value-type="float" office:value="4" table:style-name="ce124">
            <text:p><text:s text:c="3"/>4.00</text:p>
          </table:table-cell>
          <table:table-cell office:value-type="float" office:value="354" table:style-name="ce123">
            <text:p>354</text:p>
          </table:table-cell>
          <table:table-cell office:value-type="float" office:value="2.21" table:style-name="ce124">
            <text:p><text:s text:c="3"/>2.21</text:p>
          </table:table-cell>
          <table:table-cell office:value-type="float" office:value="6678" table:style-name="ce132">
            <text:p>6,678</text:p>
          </table:table-cell>
          <table:table-cell office:value-type="float" office:value="6504" table:style-name="ce132">
            <text:p>6,504</text:p>
          </table:table-cell>
          <table:table-cell office:value-type="float" office:value="7844" table:style-name="ce131">
            <text:p>7,844</text:p>
          </table:table-cell>
          <table:table-cell table:style-name="ce102"/>
          <table:table-cell table:number-columns-repeated="16361"/>
        </table:table-row>
        <table:table-row table:style-name="ro20">
          <table:table-cell office:value-type="string" table:style-name="ce130">
            <text:p>高 <text:s/>雄 <text:s/>市</text:p>
          </table:table-cell>
          <table:table-cell office:value-type="float" office:value="1096071" table:style-name="ce123">
            <text:p>1,096,071</text:p>
          </table:table-cell>
          <table:table-cell office:value-type="float" office:value="2773506" table:style-name="ce123">
            <text:p>2,773,506</text:p>
          </table:table-cell>
          <table:table-cell office:value-type="float" office:value="1372742" table:style-name="ce123">
            <text:p>1,372,742</text:p>
          </table:table-cell>
          <table:table-cell office:value-type="float" office:value="1400764" table:style-name="ce123">
            <text:p>1,400,764</text:p>
          </table:table-cell>
          <table:table-cell office:value-type="float" office:value="1595" table:style-name="ce123">
            <text:p>1,595</text:p>
          </table:table-cell>
          <table:table-cell office:value-type="float" office:value="828" table:style-name="ce123">
            <text:p>828</text:p>
          </table:table-cell>
          <table:table-cell office:value-type="float" office:value="767" table:style-name="ce123">
            <text:p>767</text:p>
          </table:table-cell>
          <table:table-cell office:value-type="float" office:value="6.77" table:style-name="ce124">
            <text:p><text:s text:c="3"/>6.77</text:p>
          </table:table-cell>
          <table:table-cell office:value-type="float" office:value="1825" table:style-name="ce123">
            <text:p>1,825</text:p>
          </table:table-cell>
          <table:table-cell office:value-type="float" office:value="1066" table:style-name="ce123">
            <text:p>1,066</text:p>
          </table:table-cell>
          <table:table-cell office:value-type="float" office:value="759" table:style-name="ce123">
            <text:p>759</text:p>
          </table:table-cell>
          <table:table-cell office:value-type="float" office:value="7.75" table:style-name="ce124">
            <text:p><text:s text:c="3"/>7.75</text:p>
          </table:table-cell>
          <table:table-cell office:value-type="float" office:value="-230" table:style-name="ce129">
            <text:p>－ <text:s/>230</text:p>
          </table:table-cell>
          <table:table-cell office:value-type="float" office:value="-0.98" table:style-name="ce128">
            <text:p>－ <text:s/>0.98</text:p>
          </table:table-cell>
          <table:table-cell office:value-type="float" office:value="1064" table:style-name="ce123">
            <text:p>1,064</text:p>
          </table:table-cell>
          <table:table-cell office:value-type="float" office:value="4.5199999999999996" table:style-name="ce124">
            <text:p><text:s text:c="3"/>4.52</text:p>
          </table:table-cell>
          <table:table-cell office:value-type="float" office:value="563" table:style-name="ce123">
            <text:p>563</text:p>
          </table:table-cell>
          <table:table-cell office:value-type="float" office:value="2.39" table:style-name="ce124">
            <text:p><text:s text:c="3"/>2.39</text:p>
          </table:table-cell>
          <table:table-cell office:value-type="float" office:value="10688" table:style-name="ce123">
            <text:p>10,688</text:p>
          </table:table-cell>
          <table:table-cell office:value-type="float" office:value="10884" table:style-name="ce123">
            <text:p>10,884</text:p>
          </table:table-cell>
          <table:table-cell office:value-type="float" office:value="34445" table:style-name="ce122">
            <text:p>34,445</text:p>
          </table:table-cell>
          <table:table-cell table:style-name="ce102"/>
          <table:table-cell table:number-columns-repeated="16361"/>
        </table:table-row>
        <table:table-row table:style-name="ro22">
          <table:table-cell office:value-type="string" table:style-name="ce127">
            <text:p><text:s/>臺 <text:s/>灣 <text:s/>省<text:s/></text:p>
          </table:table-cell>
          <table:table-cell office:value-type="float" office:value="2494857" table:style-name="ce123">
            <text:p>2,494,857</text:p>
          </table:table-cell>
          <table:table-cell office:value-type="float" office:value="7100490" table:style-name="ce123">
            <text:p>7,100,490</text:p>
          </table:table-cell>
          <table:table-cell office:value-type="float" office:value="3618280" table:style-name="ce123">
            <text:p>3,618,280</text:p>
          </table:table-cell>
          <table:table-cell office:value-type="float" office:value="3482210" table:style-name="ce123">
            <text:p>3,482,210</text:p>
          </table:table-cell>
          <table:table-cell office:value-type="float" office:value="4190" table:style-name="ce123">
            <text:p>4,190</text:p>
          </table:table-cell>
          <table:table-cell office:value-type="float" office:value="2180" table:style-name="ce123">
            <text:p>2,180</text:p>
          </table:table-cell>
          <table:table-cell office:value-type="float" office:value="2010" table:style-name="ce123">
            <text:p>2,010</text:p>
          </table:table-cell>
          <table:table-cell office:value-type="float" office:value="6.95" table:style-name="ce124">
            <text:p><text:s text:c="3"/>6.95</text:p>
          </table:table-cell>
          <table:table-cell office:value-type="float" office:value="5310" table:style-name="ce123">
            <text:p>5,310</text:p>
          </table:table-cell>
          <table:table-cell office:value-type="float" office:value="3119" table:style-name="ce123">
            <text:p>3,119</text:p>
          </table:table-cell>
          <table:table-cell office:value-type="float" office:value="2191" table:style-name="ce123">
            <text:p>2,191</text:p>
          </table:table-cell>
          <table:table-cell office:value-type="float" office:value="8.8000000000000007" table:style-name="ce124">
            <text:p><text:s text:c="3"/>8.80</text:p>
          </table:table-cell>
          <table:table-cell office:value-type="float" office:value="-1120" table:style-name="ce126">
            <text:p>－ 1,120</text:p>
          </table:table-cell>
          <table:table-cell office:value-type="float" office:value="-1.86" table:style-name="ce125">
            <text:p>－ <text:s/>1.86</text:p>
          </table:table-cell>
          <table:table-cell office:value-type="float" office:value="2622" table:style-name="ce123">
            <text:p>2,622</text:p>
          </table:table-cell>
          <table:table-cell office:value-type="float" office:value="4.3499999999999996" table:style-name="ce124">
            <text:p><text:s text:c="3"/>4.35</text:p>
          </table:table-cell>
          <table:table-cell office:value-type="float" office:value="1441" table:style-name="ce123">
            <text:p>1,441</text:p>
          </table:table-cell>
          <table:table-cell office:value-type="float" office:value="2.39" table:style-name="ce124">
            <text:p><text:s text:c="3"/>2.39</text:p>
          </table:table-cell>
          <table:table-cell office:value-type="float" office:value="23868" table:style-name="ce123">
            <text:p>23,868</text:p>
          </table:table-cell>
          <table:table-cell office:value-type="float" office:value="24012" table:style-name="ce123">
            <text:p>24,012</text:p>
          </table:table-cell>
          <table:table-cell office:value-type="float" office:value="340280" table:style-name="ce122">
            <text:p>340,280</text:p>
          </table:table-cell>
          <table:table-cell table:style-name="ce102"/>
          <table:table-cell table:number-columns-repeated="16361"/>
        </table:table-row>
        <table:table-row table:style-name="ro23">
          <table:table-cell office:value-type="string" table:style-name="ce109">
            <text:p>宜 蘭 縣</text:p>
          </table:table-cell>
          <table:table-cell office:value-type="float" office:value="169005" table:style-name="ce106">
            <text:p><text:s text:c="3"/>169,005</text:p>
          </table:table-cell>
          <table:table-cell office:value-type="float" office:value="455924" table:style-name="ce106">
            <text:p><text:s text:c="3"/>455,924</text:p>
          </table:table-cell>
          <table:table-cell office:value-type="float" office:value="230479" table:style-name="ce106">
            <text:p><text:s text:c="3"/>230,479</text:p>
          </table:table-cell>
          <table:table-cell office:value-type="float" office:value="225445" table:style-name="ce106">
            <text:p><text:s text:c="3"/>225,445</text:p>
          </table:table-cell>
          <table:table-cell office:value-type="float" office:value="270" table:style-name="ce104">
            <text:p>270</text:p>
          </table:table-cell>
          <table:table-cell office:value-type="float" office:value="131" table:style-name="ce104">
            <text:p>131</text:p>
          </table:table-cell>
          <table:table-cell office:value-type="float" office:value="139" table:style-name="ce104">
            <text:p>139</text:p>
          </table:table-cell>
          <table:table-cell office:value-type="float" office:value="6.97" table:style-name="ce105">
            <text:p><text:s text:c="3"/>6.97</text:p>
          </table:table-cell>
          <table:table-cell office:value-type="float" office:value="323" table:style-name="ce106">
            <text:p><text:s text:c="3"/>323</text:p>
          </table:table-cell>
          <table:table-cell office:value-type="float" office:value="189" table:style-name="ce104">
            <text:p>189</text:p>
          </table:table-cell>
          <table:table-cell office:value-type="float" office:value="134" table:style-name="ce104">
            <text:p>134</text:p>
          </table:table-cell>
          <table:table-cell office:value-type="float" office:value="8.34" table:style-name="ce105">
            <text:p><text:s text:c="3"/>8.34</text:p>
          </table:table-cell>
          <table:table-cell office:value-type="float" office:value="-53" table:style-name="ce119">
            <text:p>－ <text:s text:c="4"/>53</text:p>
          </table:table-cell>
          <table:table-cell office:value-type="float" office:value="-1.37" table:style-name="ce110">
            <text:p>－ <text:s text:c="2"/>1.37</text:p>
          </table:table-cell>
          <table:table-cell office:value-type="float" office:value="166" table:style-name="ce106">
            <text:p><text:s text:c="3"/>166</text:p>
          </table:table-cell>
          <table:table-cell office:value-type="float" office:value="4.29" table:style-name="ce105">
            <text:p><text:s text:c="3"/>4.29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2.63" table:style-name="ce105">
            <text:p><text:s text:c="3"/>2.63</text:p>
          </table:table-cell>
          <table:table-cell office:value-type="float" office:value="1598" table:style-name="ce104">
            <text:p>1,598</text:p>
          </table:table-cell>
          <table:table-cell office:value-type="float" office:value="1627" table:style-name="ce104">
            <text:p>1,627</text:p>
          </table:table-cell>
          <table:table-cell office:value-type="float" office:value="17167" table:style-name="ce103">
            <text:p><text:s text:c="3"/>17,167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新 竹 縣</text:p>
          </table:table-cell>
          <table:table-cell office:value-type="float" office:value="193367" table:style-name="ce106">
            <text:p><text:s text:c="3"/>193,367</text:p>
          </table:table-cell>
          <table:table-cell office:value-type="float" office:value="555074" table:style-name="ce106">
            <text:p><text:s text:c="3"/>555,074</text:p>
          </table:table-cell>
          <table:table-cell office:value-type="float" office:value="283556" table:style-name="ce106">
            <text:p><text:s text:c="3"/>283,556</text:p>
          </table:table-cell>
          <table:table-cell office:value-type="float" office:value="271518" table:style-name="ce106">
            <text:p><text:s text:c="3"/>271,518</text:p>
          </table:table-cell>
          <table:table-cell office:value-type="float" office:value="395" table:style-name="ce106">
            <text:p><text:s text:c="3"/>395</text:p>
          </table:table-cell>
          <table:table-cell office:value-type="float" office:value="206" table:style-name="ce104">
            <text:p>206</text:p>
          </table:table-cell>
          <table:table-cell office:value-type="float" office:value="189" table:style-name="ce104">
            <text:p>189</text:p>
          </table:table-cell>
          <table:table-cell office:value-type="float" office:value="8.3800000000000008" table:style-name="ce105">
            <text:p><text:s text:c="3"/>8.38</text:p>
          </table:table-cell>
          <table:table-cell office:value-type="float" office:value="299" table:style-name="ce106">
            <text:p><text:s text:c="3"/>299</text:p>
          </table:table-cell>
          <table:table-cell office:value-type="float" office:value="173" table:style-name="ce104">
            <text:p>173</text:p>
          </table:table-cell>
          <table:table-cell office:value-type="float" office:value="126" table:style-name="ce104">
            <text:p>126</text:p>
          </table:table-cell>
          <table:table-cell office:value-type="float" office:value="6.35" table:style-name="ce105">
            <text:p><text:s text:c="3"/>6.35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2.04" table:style-name="ce110">
            <text:p><text:s text:c="4"/>2.04</text:p>
          </table:table-cell>
          <table:table-cell office:value-type="float" office:value="240" table:style-name="ce106">
            <text:p><text:s text:c="3"/>240</text:p>
          </table:table-cell>
          <table:table-cell office:value-type="float" office:value="5.09" table:style-name="ce105">
            <text:p><text:s text:c="3"/>5.09</text:p>
          </table:table-cell>
          <table:table-cell office:value-type="float" office:value="95" table:style-name="ce106">
            <text:p><text:s text:c="3"/>95</text:p>
          </table:table-cell>
          <table:table-cell office:value-type="float" office:value="2.02" table:style-name="ce105">
            <text:p><text:s text:c="3"/>2.02</text:p>
          </table:table-cell>
          <table:table-cell office:value-type="float" office:value="2285" table:style-name="ce104">
            <text:p>2,285</text:p>
          </table:table-cell>
          <table:table-cell office:value-type="float" office:value="1848" table:style-name="ce104">
            <text:p>1,848</text:p>
          </table:table-cell>
          <table:table-cell office:value-type="float" office:value="21522" table:style-name="ce103">
            <text:p><text:s text:c="3"/>21,522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苗 栗 縣</text:p>
          </table:table-cell>
          <table:table-cell office:value-type="float" office:value="188601" table:style-name="ce106">
            <text:p><text:s text:c="3"/>188,601</text:p>
          </table:table-cell>
          <table:table-cell office:value-type="float" office:value="550825" table:style-name="ce106">
            <text:p><text:s text:c="3"/>550,825</text:p>
          </table:table-cell>
          <table:table-cell office:value-type="float" office:value="284299" table:style-name="ce106">
            <text:p><text:s text:c="3"/>284,299</text:p>
          </table:table-cell>
          <table:table-cell office:value-type="float" office:value="266526" table:style-name="ce106">
            <text:p><text:s text:c="3"/>266,526</text:p>
          </table:table-cell>
          <table:table-cell office:value-type="float" office:value="283" table:style-name="ce106">
            <text:p><text:s text:c="3"/>283</text:p>
          </table:table-cell>
          <table:table-cell office:value-type="float" office:value="140" table:style-name="ce104">
            <text:p>140</text:p>
          </table:table-cell>
          <table:table-cell office:value-type="float" office:value="143" table:style-name="ce104">
            <text:p>143</text:p>
          </table:table-cell>
          <table:table-cell office:value-type="float" office:value="6.05" table:style-name="ce105">
            <text:p><text:s text:c="3"/>6.05</text:p>
          </table:table-cell>
          <table:table-cell office:value-type="float" office:value="409" table:style-name="ce106">
            <text:p><text:s text:c="3"/>409</text:p>
          </table:table-cell>
          <table:table-cell office:value-type="float" office:value="245" table:style-name="ce104">
            <text:p>245</text:p>
          </table:table-cell>
          <table:table-cell office:value-type="float" office:value="164" table:style-name="ce104">
            <text:p>164</text:p>
          </table:table-cell>
          <table:table-cell office:value-type="float" office:value="8.74" table:style-name="ce105">
            <text:p><text:s text:c="3"/>8.74</text:p>
          </table:table-cell>
          <table:table-cell office:value-type="float" office:value="-126" table:style-name="ce121">
            <text:p>－ <text:s text:c="2"/>126</text:p>
          </table:table-cell>
          <table:table-cell office:value-type="float" office:value="-2.69" table:style-name="ce110">
            <text:p>－ <text:s text:c="2"/>2.69</text:p>
          </table:table-cell>
          <table:table-cell office:value-type="float" office:value="223" table:style-name="ce106">
            <text:p><text:s text:c="3"/>223</text:p>
          </table:table-cell>
          <table:table-cell office:value-type="float" office:value="4.7699999999999996" table:style-name="ce105">
            <text:p><text:s text:c="3"/>4.77</text:p>
          </table:table-cell>
          <table:table-cell office:value-type="float" office:value="122" table:style-name="ce106">
            <text:p><text:s text:c="3"/>122</text:p>
          </table:table-cell>
          <table:table-cell office:value-type="float" office:value="2.61" table:style-name="ce105">
            <text:p><text:s text:c="3"/>2.61</text:p>
          </table:table-cell>
          <table:table-cell office:value-type="float" office:value="1527" table:style-name="ce104">
            <text:p>1,527</text:p>
          </table:table-cell>
          <table:table-cell office:value-type="float" office:value="1658" table:style-name="ce104">
            <text:p>1,658</text:p>
          </table:table-cell>
          <table:table-cell office:value-type="float" office:value="11379" table:style-name="ce103">
            <text:p><text:s text:c="3"/>11,379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彰 化 縣</text:p>
          </table:table-cell>
          <table:table-cell office:value-type="float" office:value="388300" table:style-name="ce106">
            <text:p><text:s text:c="3"/>388,300</text:p>
          </table:table-cell>
          <table:table-cell office:value-type="float" office:value="1278945" table:style-name="ce106">
            <text:p><text:s text:c="3"/>1,278,945</text:p>
          </table:table-cell>
          <table:table-cell office:value-type="float" office:value="651546" table:style-name="ce106">
            <text:p><text:s text:c="3"/>651,546</text:p>
          </table:table-cell>
          <table:table-cell office:value-type="float" office:value="627399" table:style-name="ce106">
            <text:p><text:s text:c="3"/>627,399</text:p>
          </table:table-cell>
          <table:table-cell office:value-type="float" office:value="973" table:style-name="ce106">
            <text:p><text:s text:c="3"/>973</text:p>
          </table:table-cell>
          <table:table-cell office:value-type="float" office:value="484" table:style-name="ce104">
            <text:p>484</text:p>
          </table:table-cell>
          <table:table-cell office:value-type="float" office:value="489" table:style-name="ce104">
            <text:p>489</text:p>
          </table:table-cell>
          <table:table-cell office:value-type="float" office:value="8.9600000000000009" table:style-name="ce105">
            <text:p><text:s text:c="3"/>8.96</text:p>
          </table:table-cell>
          <table:table-cell office:value-type="float" office:value="896" table:style-name="ce106">
            <text:p><text:s text:c="3"/>896</text:p>
          </table:table-cell>
          <table:table-cell office:value-type="float" office:value="525" table:style-name="ce104">
            <text:p>525</text:p>
          </table:table-cell>
          <table:table-cell office:value-type="float" office:value="371" table:style-name="ce104">
            <text:p>371</text:p>
          </table:table-cell>
          <table:table-cell office:value-type="float" office:value="8.25" table:style-name="ce105">
            <text:p><text:s text:c="3"/>8.25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0.71" table:style-name="ce110">
            <text:p><text:s text:c="4"/>0.71</text:p>
          </table:table-cell>
          <table:table-cell office:value-type="float" office:value="463" table:style-name="ce106">
            <text:p><text:s text:c="3"/>463</text:p>
          </table:table-cell>
          <table:table-cell office:value-type="float" office:value="4.26" table:style-name="ce105">
            <text:p><text:s text:c="3"/>4.26</text:p>
          </table:table-cell>
          <table:table-cell office:value-type="float" office:value="245" table:style-name="ce106">
            <text:p><text:s text:c="3"/>245</text:p>
          </table:table-cell>
          <table:table-cell office:value-type="float" office:value="2.2599999999999998" table:style-name="ce105">
            <text:p><text:s text:c="3"/>2.26</text:p>
          </table:table-cell>
          <table:table-cell office:value-type="float" office:value="3261" table:style-name="ce104">
            <text:p>3,261</text:p>
          </table:table-cell>
          <table:table-cell office:value-type="float" office:value="3669" table:style-name="ce104">
            <text:p>3,669</text:p>
          </table:table-cell>
          <table:table-cell office:value-type="float" office:value="5724" table:style-name="ce103">
            <text:p><text:s text:c="3"/>5,724</text:p>
          </table:table-cell>
          <table:table-cell table:style-name="ce102"/>
          <table:table-cell table:number-columns-repeated="16361"/>
        </table:table-row>
        <table:table-row table:style-name="ro25">
          <table:table-cell office:value-type="string" table:style-name="ce109">
            <text:p>南 投 縣</text:p>
          </table:table-cell>
          <table:table-cell office:value-type="float" office:value="178167" table:style-name="ce106">
            <text:p><text:s text:c="3"/>178,167</text:p>
          </table:table-cell>
          <table:table-cell office:value-type="float" office:value="498851" table:style-name="ce106">
            <text:p><text:s text:c="3"/>498,851</text:p>
          </table:table-cell>
          <table:table-cell office:value-type="float" office:value="255490" table:style-name="ce106">
            <text:p><text:s text:c="3"/>255,490</text:p>
          </table:table-cell>
          <table:table-cell office:value-type="float" office:value="243361" table:style-name="ce106">
            <text:p><text:s text:c="3"/>243,361</text:p>
          </table:table-cell>
          <table:table-cell office:value-type="float" office:value="259" table:style-name="ce106">
            <text:p><text:s text:c="3"/>259</text:p>
          </table:table-cell>
          <table:table-cell office:value-type="float" office:value="138" table:style-name="ce104">
            <text:p>138</text:p>
          </table:table-cell>
          <table:table-cell office:value-type="float" office:value="121" table:style-name="ce104">
            <text:p>121</text:p>
          </table:table-cell>
          <table:table-cell office:value-type="float" office:value="6.11" table:style-name="ce105">
            <text:p><text:s text:c="3"/>6.11</text:p>
          </table:table-cell>
          <table:table-cell office:value-type="float" office:value="427" table:style-name="ce106">
            <text:p><text:s text:c="3"/>427</text:p>
          </table:table-cell>
          <table:table-cell office:value-type="float" office:value="246" table:style-name="ce104">
            <text:p>246</text:p>
          </table:table-cell>
          <table:table-cell office:value-type="float" office:value="181" table:style-name="ce104">
            <text:p>181</text:p>
          </table:table-cell>
          <table:table-cell office:value-type="float" office:value="10.07" table:style-name="ce105">
            <text:p><text:s text:c="3"/>10.07</text:p>
          </table:table-cell>
          <table:table-cell office:value-type="float" office:value="-168" table:style-name="ce121">
            <text:p>－ <text:s text:c="2"/>168</text:p>
          </table:table-cell>
          <table:table-cell office:value-type="float" office:value="-3.96" table:style-name="ce110">
            <text:p>－ <text:s text:c="2"/>3.96</text:p>
          </table:table-cell>
          <table:table-cell office:value-type="float" office:value="186" table:style-name="ce106">
            <text:p><text:s text:c="3"/>186</text:p>
          </table:table-cell>
          <table:table-cell office:value-type="float" office:value="4.3899999999999997" table:style-name="ce105">
            <text:p><text:s text:c="3"/>4.39</text:p>
          </table:table-cell>
          <table:table-cell office:value-type="float" office:value="99" table:style-name="ce106">
            <text:p><text:s text:c="3"/>99</text:p>
          </table:table-cell>
          <table:table-cell office:value-type="float" office:value="2.34" table:style-name="ce105">
            <text:p><text:s text:c="3"/>2.34</text:p>
          </table:table-cell>
          <table:table-cell office:value-type="float" office:value="1275" table:style-name="ce104">
            <text:p>1,275</text:p>
          </table:table-cell>
          <table:table-cell office:value-type="float" office:value="1450" table:style-name="ce104">
            <text:p>1,450</text:p>
          </table:table-cell>
          <table:table-cell office:value-type="float" office:value="29099" table:style-name="ce103">
            <text:p><text:s text:c="3"/>29,099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雲 林 縣</text:p>
          </table:table-cell>
          <table:table-cell office:value-type="float" office:value="240798" table:style-name="ce106">
            <text:p><text:s text:c="3"/>240,798</text:p>
          </table:table-cell>
          <table:table-cell office:value-type="float" office:value="688559" table:style-name="ce106">
            <text:p><text:s text:c="3"/>688,559</text:p>
          </table:table-cell>
          <table:table-cell office:value-type="float" office:value="356996" table:style-name="ce106">
            <text:p><text:s text:c="3"/>356,996</text:p>
          </table:table-cell>
          <table:table-cell office:value-type="float" office:value="331563" table:style-name="ce106">
            <text:p><text:s text:c="3"/>331,563</text:p>
          </table:table-cell>
          <table:table-cell office:value-type="float" office:value="360" table:style-name="ce106">
            <text:p><text:s text:c="3"/>360</text:p>
          </table:table-cell>
          <table:table-cell office:value-type="float" office:value="206" table:style-name="ce104">
            <text:p>206</text:p>
          </table:table-cell>
          <table:table-cell office:value-type="float" office:value="154" table:style-name="ce104">
            <text:p>154</text:p>
          </table:table-cell>
          <table:table-cell office:value-type="float" office:value="6.16" table:style-name="ce105">
            <text:p><text:s text:c="3"/>6.16</text:p>
          </table:table-cell>
          <table:table-cell office:value-type="float" office:value="586" table:style-name="ce106">
            <text:p><text:s text:c="3"/>586</text:p>
          </table:table-cell>
          <table:table-cell office:value-type="float" office:value="347" table:style-name="ce104">
            <text:p>347</text:p>
          </table:table-cell>
          <table:table-cell office:value-type="float" office:value="239" table:style-name="ce104">
            <text:p>239</text:p>
          </table:table-cell>
          <table:table-cell office:value-type="float" office:value="10.02" table:style-name="ce105">
            <text:p><text:s text:c="3"/>10.02</text:p>
          </table:table-cell>
          <table:table-cell office:value-type="float" office:value="-226" table:style-name="ce121">
            <text:p>－ <text:s text:c="2"/>226</text:p>
          </table:table-cell>
          <table:table-cell office:value-type="float" office:value="-3.86" table:style-name="ce110">
            <text:p>－ <text:s text:c="2"/>3.86</text:p>
          </table:table-cell>
          <table:table-cell office:value-type="float" office:value="226" table:style-name="ce106">
            <text:p><text:s text:c="3"/>226</text:p>
          </table:table-cell>
          <table:table-cell office:value-type="float" office:value="3.86" table:style-name="ce105">
            <text:p><text:s text:c="3"/>3.86</text:p>
          </table:table-cell>
          <table:table-cell office:value-type="float" office:value="130" table:style-name="ce106">
            <text:p><text:s text:c="3"/>130</text:p>
          </table:table-cell>
          <table:table-cell office:value-type="float" office:value="2.2200000000000002" table:style-name="ce105">
            <text:p><text:s text:c="3"/>2.22</text:p>
          </table:table-cell>
          <table:table-cell office:value-type="float" office:value="2027" table:style-name="ce104">
            <text:p>2,027</text:p>
          </table:table-cell>
          <table:table-cell office:value-type="float" office:value="1959" table:style-name="ce104">
            <text:p>1,959</text:p>
          </table:table-cell>
          <table:table-cell office:value-type="float" office:value="2428" table:style-name="ce103">
            <text:p><text:s text:c="3"/>2,428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嘉 義 縣</text:p>
          </table:table-cell>
          <table:table-cell office:value-type="float" office:value="182922" table:style-name="ce106">
            <text:p><text:s text:c="3"/>182,922</text:p>
          </table:table-cell>
          <table:table-cell office:value-type="float" office:value="508729" table:style-name="ce106">
            <text:p><text:s text:c="3"/>508,729</text:p>
          </table:table-cell>
          <table:table-cell office:value-type="float" office:value="264426" table:style-name="ce106">
            <text:p><text:s text:c="3"/>264,426</text:p>
          </table:table-cell>
          <table:table-cell office:value-type="float" office:value="244303" table:style-name="ce106">
            <text:p><text:s text:c="3"/>244,303</text:p>
          </table:table-cell>
          <table:table-cell office:value-type="float" office:value="180" table:style-name="ce106">
            <text:p><text:s text:c="3"/>180</text:p>
          </table:table-cell>
          <table:table-cell office:value-type="float" office:value="101" table:style-name="ce104">
            <text:p>101</text:p>
          </table:table-cell>
          <table:table-cell office:value-type="float" office:value="79" table:style-name="ce104">
            <text:p>79</text:p>
          </table:table-cell>
          <table:table-cell office:value-type="float" office:value="4.16" table:style-name="ce105">
            <text:p><text:s text:c="3"/>4.16</text:p>
          </table:table-cell>
          <table:table-cell office:value-type="float" office:value="492" table:style-name="ce106">
            <text:p><text:s text:c="3"/>492</text:p>
          </table:table-cell>
          <table:table-cell office:value-type="float" office:value="285" table:style-name="ce104">
            <text:p>285</text:p>
          </table:table-cell>
          <table:table-cell office:value-type="float" office:value="207" table:style-name="ce104">
            <text:p>207</text:p>
          </table:table-cell>
          <table:table-cell office:value-type="float" office:value="11.38" table:style-name="ce105">
            <text:p><text:s text:c="3"/>11.38</text:p>
          </table:table-cell>
          <table:table-cell office:value-type="float" office:value="-312" table:style-name="ce121">
            <text:p>－ <text:s text:c="2"/>312</text:p>
          </table:table-cell>
          <table:table-cell office:value-type="float" office:value="-7.22" table:style-name="ce110">
            <text:p>－ <text:s text:c="2"/>7.22</text:p>
          </table:table-cell>
          <table:table-cell office:value-type="float" office:value="156" table:style-name="ce106">
            <text:p><text:s text:c="3"/>156</text:p>
          </table:table-cell>
          <table:table-cell office:value-type="float" office:value="3.61" table:style-name="ce105">
            <text:p><text:s text:c="3"/>3.61</text:p>
          </table:table-cell>
          <table:table-cell office:value-type="float" office:value="88" table:style-name="ce106">
            <text:p><text:s text:c="3"/>88</text:p>
          </table:table-cell>
          <table:table-cell office:value-type="float" office:value="2.04" table:style-name="ce105">
            <text:p><text:s text:c="3"/>2.04</text:p>
          </table:table-cell>
          <table:table-cell office:value-type="float" office:value="1422" table:style-name="ce104">
            <text:p>1,422</text:p>
          </table:table-cell>
          <table:table-cell office:value-type="float" office:value="1542" table:style-name="ce104">
            <text:p>1,542</text:p>
          </table:table-cell>
          <table:table-cell office:value-type="float" office:value="5852" table:style-name="ce103">
            <text:p><text:s text:c="3"/>5,852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屏 東 縣</text:p>
          </table:table-cell>
          <table:table-cell office:value-type="float" office:value="287415" table:style-name="ce106">
            <text:p><text:s text:c="3"/>287,415</text:p>
          </table:table-cell>
          <table:table-cell office:value-type="float" office:value="828083" table:style-name="ce106">
            <text:p><text:s text:c="3"/>828,083</text:p>
          </table:table-cell>
          <table:table-cell office:value-type="float" office:value="423148" table:style-name="ce106">
            <text:p><text:s text:c="3"/>423,148</text:p>
          </table:table-cell>
          <table:table-cell office:value-type="float" office:value="404935" table:style-name="ce106">
            <text:p><text:s text:c="3"/>404,935</text:p>
          </table:table-cell>
          <table:table-cell office:value-type="float" office:value="402" table:style-name="ce106">
            <text:p><text:s text:c="3"/>402</text:p>
          </table:table-cell>
          <table:table-cell office:value-type="float" office:value="200" table:style-name="ce104">
            <text:p>200</text:p>
          </table:table-cell>
          <table:table-cell office:value-type="float" office:value="202" table:style-name="ce104">
            <text:p>202</text:p>
          </table:table-cell>
          <table:table-cell office:value-type="float" office:value="5.72" table:style-name="ce105">
            <text:p><text:s text:c="3"/>5.72</text:p>
          </table:table-cell>
          <table:table-cell office:value-type="float" office:value="675" table:style-name="ce106">
            <text:p><text:s text:c="3"/>675</text:p>
          </table:table-cell>
          <table:table-cell office:value-type="float" office:value="399" table:style-name="ce104">
            <text:p>399</text:p>
          </table:table-cell>
          <table:table-cell office:value-type="float" office:value="276" table:style-name="ce104">
            <text:p>276</text:p>
          </table:table-cell>
          <table:table-cell office:value-type="float" office:value="9.6" table:style-name="ce105">
            <text:p><text:s text:c="3"/>9.60</text:p>
          </table:table-cell>
          <table:table-cell office:value-type="float" office:value="-273" table:style-name="ce121">
            <text:p>－ <text:s text:c="2"/>273</text:p>
          </table:table-cell>
          <table:table-cell office:value-type="float" office:value="-3.88" table:style-name="ce110">
            <text:p>－ <text:s text:c="2"/>3.88</text:p>
          </table:table-cell>
          <table:table-cell office:value-type="float" office:value="306" table:style-name="ce106">
            <text:p><text:s text:c="3"/>306</text:p>
          </table:table-cell>
          <table:table-cell office:value-type="float" office:value="4.3499999999999996" table:style-name="ce105">
            <text:p><text:s text:c="3"/>4.35</text:p>
          </table:table-cell>
          <table:table-cell office:value-type="float" office:value="180" table:style-name="ce106">
            <text:p><text:s text:c="3"/>180</text:p>
          </table:table-cell>
          <table:table-cell office:value-type="float" office:value="2.56" table:style-name="ce105">
            <text:p><text:s text:c="3"/>2.56</text:p>
          </table:table-cell>
          <table:table-cell office:value-type="float" office:value="2793" table:style-name="ce104">
            <text:p>2,793</text:p>
          </table:table-cell>
          <table:table-cell office:value-type="float" office:value="2712" table:style-name="ce104">
            <text:p>2,712</text:p>
          </table:table-cell>
          <table:table-cell office:value-type="float" office:value="59754" table:style-name="ce103">
            <text:p><text:s text:c="3"/>59,754</text:p>
          </table:table-cell>
          <table:table-cell table:style-name="ce102"/>
          <table:table-cell table:number-columns-repeated="16361"/>
        </table:table-row>
        <table:table-row table:style-name="ro25">
          <table:table-cell office:value-type="string" table:style-name="ce109">
            <text:p>臺 東 縣</text:p>
          </table:table-cell>
          <table:table-cell office:value-type="float" office:value="82878" table:style-name="ce106">
            <text:p><text:s text:c="3"/>82,878</text:p>
          </table:table-cell>
          <table:table-cell office:value-type="float" office:value="219584" table:style-name="ce106">
            <text:p><text:s text:c="3"/>219,584</text:p>
          </table:table-cell>
          <table:table-cell office:value-type="float" office:value="113262" table:style-name="ce106">
            <text:p><text:s text:c="3"/>113,262</text:p>
          </table:table-cell>
          <table:table-cell office:value-type="float" office:value="106322" table:style-name="ce106">
            <text:p><text:s text:c="3"/>106,322</text:p>
          </table:table-cell>
          <table:table-cell office:value-type="float" office:value="126" table:style-name="ce106">
            <text:p><text:s text:c="3"/>126</text:p>
          </table:table-cell>
          <table:table-cell office:value-type="float" office:value="74" table:style-name="ce104">
            <text:p>74</text:p>
          </table:table-cell>
          <table:table-cell office:value-type="float" office:value="52" table:style-name="ce104">
            <text:p>52</text:p>
          </table:table-cell>
          <table:table-cell office:value-type="float" office:value="6.76" table:style-name="ce105">
            <text:p><text:s text:c="3"/>6.76</text:p>
          </table:table-cell>
          <table:table-cell office:value-type="float" office:value="205" table:style-name="ce106">
            <text:p><text:s text:c="3"/>205</text:p>
          </table:table-cell>
          <table:table-cell office:value-type="float" office:value="130" table:style-name="ce104">
            <text:p>130</text:p>
          </table:table-cell>
          <table:table-cell office:value-type="float" office:value="75" table:style-name="ce104">
            <text:p>75</text:p>
          </table:table-cell>
          <table:table-cell office:value-type="float" office:value="10.99" table:style-name="ce105">
            <text:p><text:s text:c="3"/>10.99</text:p>
          </table:table-cell>
          <table:table-cell office:value-type="float" office:value="-79" table:style-name="ce119">
            <text:p>－ <text:s text:c="4"/>79</text:p>
          </table:table-cell>
          <table:table-cell office:value-type="float" office:value="-4.24" table:style-name="ce110">
            <text:p>－ <text:s text:c="2"/>4.24</text:p>
          </table:table-cell>
          <table:table-cell office:value-type="float" office:value="77" table:style-name="ce106">
            <text:p><text:s text:c="3"/>77</text:p>
          </table:table-cell>
          <table:table-cell office:value-type="float" office:value="4.13" table:style-name="ce105">
            <text:p><text:s text:c="3"/>4.13</text:p>
          </table:table-cell>
          <table:table-cell office:value-type="float" office:value="48" table:style-name="ce106">
            <text:p><text:s text:c="3"/>48</text:p>
          </table:table-cell>
          <table:table-cell office:value-type="float" office:value="2.57" table:style-name="ce105">
            <text:p><text:s text:c="3"/>2.57</text:p>
          </table:table-cell>
          <table:table-cell office:value-type="float" office:value="849" table:style-name="ce104">
            <text:p>849</text:p>
          </table:table-cell>
          <table:table-cell office:value-type="float" office:value="829" table:style-name="ce104">
            <text:p>829</text:p>
          </table:table-cell>
          <table:table-cell office:value-type="float" office:value="79303" table:style-name="ce103">
            <text:p><text:s text:c="3"/>79,303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花 蓮 縣</text:p>
          </table:table-cell>
          <table:table-cell office:value-type="float" office:value="125906" table:style-name="ce106">
            <text:p><text:s text:c="3"/>125,906</text:p>
          </table:table-cell>
          <table:table-cell office:value-type="float" office:value="328709" table:style-name="ce106">
            <text:p><text:s text:c="3"/>328,709</text:p>
          </table:table-cell>
          <table:table-cell office:value-type="float" office:value="166706" table:style-name="ce106">
            <text:p><text:s text:c="3"/>166,706</text:p>
          </table:table-cell>
          <table:table-cell office:value-type="float" office:value="162003" table:style-name="ce106">
            <text:p><text:s text:c="3"/>162,003</text:p>
          </table:table-cell>
          <table:table-cell office:value-type="float" office:value="204" table:style-name="ce106">
            <text:p><text:s text:c="3"/>204</text:p>
          </table:table-cell>
          <table:table-cell office:value-type="float" office:value="105" table:style-name="ce104">
            <text:p>105</text:p>
          </table:table-cell>
          <table:table-cell office:value-type="float" office:value="99" table:style-name="ce104">
            <text:p>99</text:p>
          </table:table-cell>
          <table:table-cell office:value-type="float" office:value="7.31" table:style-name="ce105">
            <text:p><text:s text:c="3"/>7.31</text:p>
          </table:table-cell>
          <table:table-cell office:value-type="float" office:value="304" table:style-name="ce106">
            <text:p><text:s text:c="3"/>304</text:p>
          </table:table-cell>
          <table:table-cell office:value-type="float" office:value="187" table:style-name="ce104">
            <text:p>187</text:p>
          </table:table-cell>
          <table:table-cell office:value-type="float" office:value="117" table:style-name="ce104">
            <text:p>117</text:p>
          </table:table-cell>
          <table:table-cell office:value-type="float" office:value="10.89" table:style-name="ce105">
            <text:p><text:s text:c="3"/>10.89</text:p>
          </table:table-cell>
          <table:table-cell office:value-type="float" office:value="-100" table:style-name="ce121">
            <text:p>－ <text:s text:c="2"/>100</text:p>
          </table:table-cell>
          <table:table-cell office:value-type="float" office:value="-3.58" table:style-name="ce110">
            <text:p>－ <text:s text:c="2"/>3.58</text:p>
          </table:table-cell>
          <table:table-cell office:value-type="float" office:value="128" table:style-name="ce106">
            <text:p><text:s text:c="3"/>128</text:p>
          </table:table-cell>
          <table:table-cell office:value-type="float" office:value="4.58" table:style-name="ce105">
            <text:p><text:s text:c="3"/>4.58</text:p>
          </table:table-cell>
          <table:table-cell office:value-type="float" office:value="84" table:style-name="ce106">
            <text:p><text:s text:c="3"/>84</text:p>
          </table:table-cell>
          <table:table-cell office:value-type="float" office:value="3.01" table:style-name="ce105">
            <text:p><text:s text:c="3"/>3.01</text:p>
          </table:table-cell>
          <table:table-cell office:value-type="float" office:value="1672" table:style-name="ce104">
            <text:p>1,672</text:p>
          </table:table-cell>
          <table:table-cell office:value-type="float" office:value="1612" table:style-name="ce104">
            <text:p>1,612</text:p>
          </table:table-cell>
          <table:table-cell office:value-type="float" office:value="93048" table:style-name="ce103">
            <text:p><text:s text:c="3"/>93,048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澎 湖 縣</text:p>
          </table:table-cell>
          <table:table-cell office:value-type="float" office:value="39911" table:style-name="ce106">
            <text:p><text:s text:c="3"/>39,911</text:p>
          </table:table-cell>
          <table:table-cell office:value-type="float" office:value="104041" table:style-name="ce106">
            <text:p><text:s text:c="3"/>104,041</text:p>
          </table:table-cell>
          <table:table-cell office:value-type="float" office:value="53572" table:style-name="ce106">
            <text:p><text:s text:c="3"/>53,572</text:p>
          </table:table-cell>
          <table:table-cell office:value-type="float" office:value="50469" table:style-name="ce106">
            <text:p><text:s text:c="3"/>50,469</text:p>
          </table:table-cell>
          <table:table-cell office:value-type="float" office:value="70" table:style-name="ce106">
            <text:p><text:s text:c="3"/>70</text:p>
          </table:table-cell>
          <table:table-cell office:value-type="float" office:value="38" table:style-name="ce104">
            <text:p>38</text:p>
          </table:table-cell>
          <table:table-cell office:value-type="float" office:value="32" table:style-name="ce104">
            <text:p>32</text:p>
          </table:table-cell>
          <table:table-cell office:value-type="float" office:value="7.92" table:style-name="ce105">
            <text:p><text:s text:c="3"/>7.92</text:p>
          </table:table-cell>
          <table:table-cell office:value-type="float" office:value="66" table:style-name="ce106">
            <text:p><text:s text:c="3"/>66</text:p>
          </table:table-cell>
          <table:table-cell office:value-type="float" office:value="35" table:style-name="ce104">
            <text:p>35</text:p>
          </table:table-cell>
          <table:table-cell office:value-type="float" office:value="31" table:style-name="ce104">
            <text:p>31</text:p>
          </table:table-cell>
          <table:table-cell office:value-type="float" office:value="7.47" table:style-name="ce105">
            <text:p><text:s text:c="3"/>7.47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.45" table:style-name="ce110">
            <text:p><text:s text:c="4"/>0.45</text:p>
          </table:table-cell>
          <table:table-cell office:value-type="float" office:value="36" table:style-name="ce106">
            <text:p><text:s text:c="3"/>36</text:p>
          </table:table-cell>
          <table:table-cell office:value-type="float" office:value="4.07" table:style-name="ce105">
            <text:p><text:s text:c="3"/>4.07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1.25" table:style-name="ce105">
            <text:p><text:s text:c="3"/>1.25</text:p>
          </table:table-cell>
          <table:table-cell office:value-type="float" office:value="507" table:style-name="ce104">
            <text:p>507</text:p>
          </table:table-cell>
          <table:table-cell office:value-type="float" office:value="483" table:style-name="ce104">
            <text:p>483</text:p>
          </table:table-cell>
          <table:table-cell office:value-type="float" office:value="551" table:style-name="ce103">
            <text:p><text:s text:c="3"/>551</text:p>
          </table:table-cell>
          <table:table-cell table:style-name="ce102"/>
          <table:table-cell table:number-columns-repeated="16361"/>
        </table:table-row>
        <table:table-row table:style-name="ro26">
          <table:table-cell office:value-type="string" table:style-name="ce109">
            <text:p>基 隆 市</text:p>
          </table:table-cell>
          <table:table-cell office:value-type="float" office:value="153283" table:style-name="ce106">
            <text:p><text:s text:c="3"/>153,283</text:p>
          </table:table-cell>
          <table:table-cell office:value-type="float" office:value="370612" table:style-name="ce106">
            <text:p><text:s text:c="3"/>370,612</text:p>
          </table:table-cell>
          <table:table-cell office:value-type="float" office:value="185319" table:style-name="ce106">
            <text:p><text:s text:c="3"/>185,319</text:p>
          </table:table-cell>
          <table:table-cell office:value-type="float" office:value="185293" table:style-name="ce106">
            <text:p><text:s text:c="3"/>185,293</text:p>
          </table:table-cell>
          <table:table-cell office:value-type="float" office:value="175" table:style-name="ce106">
            <text:p><text:s text:c="3"/>175</text:p>
          </table:table-cell>
          <table:table-cell office:value-type="float" office:value="88" table:style-name="ce104">
            <text:p>88</text:p>
          </table:table-cell>
          <table:table-cell office:value-type="float" office:value="87" table:style-name="ce104">
            <text:p>87</text:p>
          </table:table-cell>
          <table:table-cell office:value-type="float" office:value="5.56" table:style-name="ce105">
            <text:p><text:s text:c="3"/>5.56</text:p>
          </table:table-cell>
          <table:table-cell office:value-type="float" office:value="242" table:style-name="ce106">
            <text:p><text:s text:c="3"/>242</text:p>
          </table:table-cell>
          <table:table-cell office:value-type="float" office:value="125" table:style-name="ce104">
            <text:p>125</text:p>
          </table:table-cell>
          <table:table-cell office:value-type="float" office:value="117" table:style-name="ce104">
            <text:p>117</text:p>
          </table:table-cell>
          <table:table-cell office:value-type="float" office:value="7.69" table:style-name="ce105">
            <text:p><text:s text:c="3"/>7.69</text:p>
          </table:table-cell>
          <table:table-cell office:value-type="float" office:value="-67" table:style-name="ce119">
            <text:p>－ <text:s text:c="4"/>67</text:p>
          </table:table-cell>
          <table:table-cell office:value-type="float" office:value="-2.13" table:style-name="ce110">
            <text:p>－ <text:s text:c="2"/>2.13</text:p>
          </table:table-cell>
          <table:table-cell office:value-type="float" office:value="149" table:style-name="ce106">
            <text:p><text:s text:c="3"/>149</text:p>
          </table:table-cell>
          <table:table-cell office:value-type="float" office:value="4.7300000000000004" table:style-name="ce105">
            <text:p><text:s text:c="3"/>4.73</text:p>
          </table:table-cell>
          <table:table-cell office:value-type="float" office:value="75" table:style-name="ce106">
            <text:p><text:s text:c="3"/>75</text:p>
          </table:table-cell>
          <table:table-cell office:value-type="float" office:value="2.38" table:style-name="ce105">
            <text:p><text:s text:c="3"/>2.38</text:p>
          </table:table-cell>
          <table:table-cell office:value-type="float" office:value="1631" table:style-name="ce104">
            <text:p>1,631</text:p>
          </table:table-cell>
          <table:table-cell office:value-type="float" office:value="1747" table:style-name="ce104">
            <text:p>1,747</text:p>
          </table:table-cell>
          <table:table-cell office:value-type="float" office:value="9300" table:style-name="ce103">
            <text:p><text:s text:c="3"/>9,300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新 竹 市</text:p>
          </table:table-cell>
          <table:table-cell office:value-type="float" office:value="164473" table:style-name="ce106">
            <text:p><text:s text:c="3"/>164,473</text:p>
          </table:table-cell>
          <table:table-cell office:value-type="float" office:value="443581" table:style-name="ce106">
            <text:p><text:s text:c="3"/>443,581</text:p>
          </table:table-cell>
          <table:table-cell office:value-type="float" office:value="218854" table:style-name="ce106">
            <text:p><text:s text:c="3"/>218,854</text:p>
          </table:table-cell>
          <table:table-cell office:value-type="float" office:value="224727" table:style-name="ce106">
            <text:p><text:s text:c="3"/>224,727</text:p>
          </table:table-cell>
          <table:table-cell office:value-type="float" office:value="318" table:style-name="ce106">
            <text:p><text:s text:c="3"/>318</text:p>
          </table:table-cell>
          <table:table-cell office:value-type="float" office:value="170" table:style-name="ce104">
            <text:p>170</text:p>
          </table:table-cell>
          <table:table-cell office:value-type="float" office:value="148" table:style-name="ce104">
            <text:p>148</text:p>
          </table:table-cell>
          <table:table-cell office:value-type="float" office:value="8.44" table:style-name="ce105">
            <text:p><text:s text:c="3"/>8.44</text:p>
          </table:table-cell>
          <table:table-cell office:value-type="float" office:value="228" table:style-name="ce106">
            <text:p><text:s text:c="3"/>228</text:p>
          </table:table-cell>
          <table:table-cell office:value-type="float" office:value="131" table:style-name="ce104">
            <text:p>131</text:p>
          </table:table-cell>
          <table:table-cell office:value-type="float" office:value="97" table:style-name="ce104">
            <text:p>97</text:p>
          </table:table-cell>
          <table:table-cell office:value-type="float" office:value="6.05" table:style-name="ce105">
            <text:p><text:s text:c="3"/>6.05</text:p>
          </table:table-cell>
          <table:table-cell office:value-type="float" office:value="90" table:style-name="ce108">
            <text:p><text:s text:c="3"/>90</text:p>
          </table:table-cell>
          <table:table-cell office:value-type="float" office:value="2.39" table:style-name="ce110">
            <text:p><text:s text:c="4"/>2.39</text:p>
          </table:table-cell>
          <table:table-cell office:value-type="float" office:value="152" table:style-name="ce106">
            <text:p><text:s text:c="3"/>152</text:p>
          </table:table-cell>
          <table:table-cell office:value-type="float" office:value="4.04" table:style-name="ce105">
            <text:p><text:s text:c="3"/>4.04</text:p>
          </table:table-cell>
          <table:table-cell office:value-type="float" office:value="102" table:style-name="ce106">
            <text:p><text:s text:c="3"/>102</text:p>
          </table:table-cell>
          <table:table-cell office:value-type="float" office:value="2.71" table:style-name="ce105">
            <text:p><text:s text:c="3"/>2.71</text:p>
          </table:table-cell>
          <table:table-cell office:value-type="float" office:value="1962" table:style-name="ce104">
            <text:p>1,962</text:p>
          </table:table-cell>
          <table:table-cell office:value-type="float" office:value="1822" table:style-name="ce104">
            <text:p>1,822</text:p>
          </table:table-cell>
          <table:table-cell office:value-type="float" office:value="4089" table:style-name="ce103">
            <text:p><text:s text:c="3"/>4,089</text:p>
          </table:table-cell>
          <table:table-cell table:style-name="ce102"/>
          <table:table-cell table:number-columns-repeated="16361"/>
        </table:table-row>
        <table:table-row table:style-name="ro24">
          <table:table-cell office:value-type="string" table:style-name="ce109">
            <text:p>嘉 義 市</text:p>
          </table:table-cell>
          <table:table-cell office:value-type="float" office:value="99831" table:style-name="ce106">
            <text:p><text:s text:c="3"/>99,831</text:p>
          </table:table-cell>
          <table:table-cell office:value-type="float" office:value="268973" table:style-name="ce106">
            <text:p><text:s text:c="3"/>268,973</text:p>
          </table:table-cell>
          <table:table-cell office:value-type="float" office:value="130627" table:style-name="ce106">
            <text:p><text:s text:c="3"/>130,627</text:p>
          </table:table-cell>
          <table:table-cell office:value-type="float" office:value="138346" table:style-name="ce106">
            <text:p><text:s text:c="3"/>138,346</text:p>
          </table:table-cell>
          <table:table-cell office:value-type="float" office:value="175" table:style-name="ce106">
            <text:p><text:s text:c="3"/>175</text:p>
          </table:table-cell>
          <table:table-cell office:value-type="float" office:value="99" table:style-name="ce104">
            <text:p>99</text:p>
          </table:table-cell>
          <table:table-cell office:value-type="float" office:value="76" table:style-name="ce104">
            <text:p>76</text:p>
          </table:table-cell>
          <table:table-cell office:value-type="float" office:value="7.66" table:style-name="ce105">
            <text:p><text:s text:c="3"/>7.66</text:p>
          </table:table-cell>
          <table:table-cell office:value-type="float" office:value="158" table:style-name="ce106">
            <text:p><text:s text:c="3"/>158</text:p>
          </table:table-cell>
          <table:table-cell office:value-type="float" office:value="102" table:style-name="ce104">
            <text:p>102</text:p>
          </table:table-cell>
          <table:table-cell office:value-type="float" office:value="56" table:style-name="ce104">
            <text:p>56</text:p>
          </table:table-cell>
          <table:table-cell office:value-type="float" office:value="6.92" table:style-name="ce105">
            <text:p><text:s text:c="3"/>6.9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.74" table:style-name="ce110">
            <text:p><text:s text:c="4"/>0.74</text:p>
          </table:table-cell>
          <table:table-cell office:value-type="float" office:value="114" table:style-name="ce106">
            <text:p><text:s text:c="3"/>114</text:p>
          </table:table-cell>
          <table:table-cell office:value-type="float" office:value="4.99" table:style-name="ce105">
            <text:p><text:s text:c="3"/>4.99</text:p>
          </table:table-cell>
          <table:table-cell office:value-type="float" office:value="60" table:style-name="ce106">
            <text:p><text:s text:c="3"/>60</text:p>
          </table:table-cell>
          <table:table-cell office:value-type="float" office:value="2.63" table:style-name="ce105">
            <text:p><text:s text:c="3"/>2.63</text:p>
          </table:table-cell>
          <table:table-cell office:value-type="float" office:value="1059" table:style-name="ce104">
            <text:p>1,059</text:p>
          </table:table-cell>
          <table:table-cell office:value-type="float" office:value="1054" table:style-name="ce104">
            <text:p>1,054</text:p>
          </table:table-cell>
          <table:table-cell office:value-type="float" office:value="1064" table:style-name="ce103">
            <text:p><text:s text:c="3"/>1,064</text:p>
          </table:table-cell>
          <table:table-cell table:style-name="ce102"/>
          <table:table-cell table:number-columns-repeated="16361"/>
        </table:table-row>
        <table:table-row table:style-name="ro27">
          <table:table-cell office:value-type="string" table:style-name="ce118">
            <text:p>福 <text:s/>建 <text:s/>省</text:p>
          </table:table-cell>
          <table:table-cell office:value-type="float" office:value="43335" table:style-name="ce115">
            <text:p><text:s text:c="3"/>43,335</text:p>
          </table:table-cell>
          <table:table-cell office:value-type="float" office:value="151028" table:style-name="ce115">
            <text:p><text:s text:c="3"/>151,028</text:p>
          </table:table-cell>
          <table:table-cell office:value-type="float" office:value="76421" table:style-name="ce115">
            <text:p><text:s text:c="3"/>76,421</text:p>
          </table:table-cell>
          <table:table-cell office:value-type="float" office:value="74607" table:style-name="ce115">
            <text:p><text:s text:c="3"/>74,607</text:p>
          </table:table-cell>
          <table:table-cell office:value-type="float" office:value="122" table:style-name="ce115">
            <text:p><text:s text:c="3"/>122</text:p>
          </table:table-cell>
          <table:table-cell office:value-type="float" office:value="71" table:style-name="ce58">
            <text:p>71</text:p>
          </table:table-cell>
          <table:table-cell office:value-type="float" office:value="51" table:style-name="ce58">
            <text:p>51</text:p>
          </table:table-cell>
          <table:table-cell office:value-type="float" office:value="9.52" table:style-name="ce114">
            <text:p><text:s text:c="3"/>9.52</text:p>
          </table:table-cell>
          <table:table-cell office:value-type="float" office:value="83" table:style-name="ce115">
            <text:p><text:s text:c="3"/>83</text:p>
          </table:table-cell>
          <table:table-cell office:value-type="float" office:value="54" table:style-name="ce58">
            <text:p>54</text:p>
          </table:table-cell>
          <table:table-cell office:value-type="float" office:value="29" table:style-name="ce58">
            <text:p>29</text:p>
          </table:table-cell>
          <table:table-cell office:value-type="float" office:value="6.47" table:style-name="ce114">
            <text:p><text:s text:c="3"/>6.47</text:p>
          </table:table-cell>
          <table:table-cell office:value-type="float" office:value="39" table:style-name="ce117">
            <text:p><text:s text:c="3"/>39</text:p>
          </table:table-cell>
          <table:table-cell office:value-type="float" office:value="3.04" table:style-name="ce116">
            <text:p><text:s text:c="4"/>3.04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3.67" table:style-name="ce114">
            <text:p><text:s text:c="3"/>3.67</text:p>
          </table:table-cell>
          <table:table-cell office:value-type="float" office:value="26" table:style-name="ce115">
            <text:p><text:s text:c="3"/>26</text:p>
          </table:table-cell>
          <table:table-cell office:value-type="float" office:value="2.0299999999999998" table:style-name="ce114">
            <text:p><text:s text:c="3"/>2.03</text:p>
          </table:table-cell>
          <table:table-cell office:value-type="float" office:value="867" table:style-name="ce58">
            <text:p>867</text:p>
          </table:table-cell>
          <table:table-cell office:value-type="float" office:value="759" table:style-name="ce58">
            <text:p>759</text:p>
          </table:table-cell>
          <table:table-cell office:value-type="float" office:value="1281" table:style-name="ce113">
            <text:p><text:s text:c="3"/>1,281</text:p>
          </table:table-cell>
          <table:table-cell table:style-name="ce102"/>
          <table:table-cell table:number-columns-repeated="16361" table:style-name="ce112"/>
        </table:table-row>
        <table:table-row table:style-name="ro19">
          <table:table-cell office:value-type="string" table:style-name="ce109">
            <text:p>金 門 縣</text:p>
          </table:table-cell>
          <table:table-cell office:value-type="float" office:value="40328" table:style-name="ce111">
            <text:p><text:s text:c="3"/>40,328</text:p>
          </table:table-cell>
          <table:table-cell office:value-type="float" office:value="137952" table:style-name="ce106">
            <text:p><text:s text:c="3"/>137,952</text:p>
          </table:table-cell>
          <table:table-cell office:value-type="float" office:value="68938" table:style-name="ce106">
            <text:p><text:s text:c="3"/>68,938</text:p>
          </table:table-cell>
          <table:table-cell office:value-type="float" office:value="69014" table:style-name="ce106">
            <text:p><text:s text:c="3"/>69,014</text:p>
          </table:table-cell>
          <table:table-cell office:value-type="float" office:value="114" table:style-name="ce106">
            <text:p><text:s text:c="3"/>114</text:p>
          </table:table-cell>
          <table:table-cell office:value-type="float" office:value="69" table:style-name="ce104">
            <text:p>69</text:p>
          </table:table-cell>
          <table:table-cell office:value-type="float" office:value="45" table:style-name="ce104">
            <text:p>45</text:p>
          </table:table-cell>
          <table:table-cell office:value-type="float" office:value="9.73" table:style-name="ce105">
            <text:p><text:s text:c="3"/>9.73</text:p>
          </table:table-cell>
          <table:table-cell office:value-type="float" office:value="78" table:style-name="ce106">
            <text:p><text:s text:c="3"/>78</text:p>
          </table:table-cell>
          <table:table-cell office:value-type="float" office:value="52" table:style-name="ce104">
            <text:p>52</text:p>
          </table:table-cell>
          <table:table-cell office:value-type="float" office:value="26" table:style-name="ce104">
            <text:p>26</text:p>
          </table:table-cell>
          <table:table-cell office:value-type="float" office:value="6.66" table:style-name="ce105">
            <text:p><text:s text:c="3"/>6.66</text:p>
          </table:table-cell>
          <table:table-cell office:value-type="float" office:value="36" table:style-name="ce108">
            <text:p><text:s text:c="3"/>36</text:p>
          </table:table-cell>
          <table:table-cell office:value-type="float" office:value="3.07" table:style-name="ce110">
            <text:p><text:s text:c="4"/>3.07</text:p>
          </table:table-cell>
          <table:table-cell office:value-type="float" office:value="42" table:style-name="ce106">
            <text:p><text:s text:c="3"/>42</text:p>
          </table:table-cell>
          <table:table-cell office:value-type="float" office:value="3.59" table:style-name="ce105">
            <text:p><text:s text:c="3"/>3.59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1.88" table:style-name="ce105">
            <text:p><text:s text:c="3"/>1.88</text:p>
          </table:table-cell>
          <table:table-cell office:value-type="float" office:value="731" table:style-name="ce104">
            <text:p>731</text:p>
          </table:table-cell>
          <table:table-cell office:value-type="float" office:value="652" table:style-name="ce104">
            <text:p>652</text:p>
          </table:table-cell>
          <table:table-cell office:value-type="float" office:value="1068" table:style-name="ce103">
            <text:p><text:s text:c="3"/>1,068</text:p>
          </table:table-cell>
          <table:table-cell table:style-name="ce102"/>
          <table:table-cell table:number-columns-repeated="16361"/>
        </table:table-row>
        <table:table-row table:style-name="ro28">
          <table:table-cell office:value-type="string" table:style-name="ce109">
            <text:p>連 江 縣</text:p>
          </table:table-cell>
          <table:table-cell office:value-type="float" office:value="3007" table:style-name="ce106">
            <text:p><text:s text:c="3"/>3,007</text:p>
          </table:table-cell>
          <table:table-cell office:value-type="float" office:value="13076" table:style-name="ce106">
            <text:p><text:s text:c="3"/>13,076</text:p>
          </table:table-cell>
          <table:table-cell office:value-type="float" office:value="7483" table:style-name="ce106">
            <text:p><text:s text:c="3"/>7,483</text:p>
          </table:table-cell>
          <table:table-cell office:value-type="float" office:value="5593" table:style-name="ce106">
            <text:p><text:s text:c="3"/>5,593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2" table:style-name="ce104">
            <text:p>2</text:p>
          </table:table-cell>
          <table:table-cell office:value-type="float" office:value="6" table:style-name="ce104">
            <text:p>6</text:p>
          </table:table-cell>
          <table:table-cell office:value-type="float" office:value="7.21" table:style-name="ce105">
            <text:p><text:s text:c="3"/>7.21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2" table:style-name="ce104">
            <text:p>2</text:p>
          </table:table-cell>
          <table:table-cell office:value-type="float" office:value="3" table:style-name="ce104">
            <text:p>3</text:p>
          </table:table-cell>
          <table:table-cell office:value-type="float" office:value="4.51" table:style-name="ce105">
            <text:p><text:s text:c="3"/>4.51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2.7" table:style-name="ce107">
            <text:p>2.70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4.51" table:style-name="ce105">
            <text:p><text:s text:c="3"/>4.51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.61" table:style-name="ce105">
            <text:p><text:s text:c="3"/>3.61</text:p>
          </table:table-cell>
          <table:table-cell office:value-type="float" office:value="136" table:style-name="ce104">
            <text:p>136</text:p>
          </table:table-cell>
          <table:table-cell office:value-type="float" office:value="107" table:style-name="ce104">
            <text:p>107</text:p>
          </table:table-cell>
          <table:table-cell office:value-type="float" office:value="213" table:style-name="ce103">
            <text:p><text:s text:c="3"/>213</text:p>
          </table:table-cell>
          <table:table-cell table:style-name="ce102"/>
          <table:table-cell table:number-columns-repeated="16361"/>
        </table:table-row>
        <table:table-row table:style-name="ro29">
          <table:table-cell table:style-name="ce101"/>
          <table:table-cell table:number-columns-repeated="7" table:style-name="ce100"/>
          <table:table-cell table:style-name="ce99"/>
          <table:table-cell table:number-columns-repeated="3" table:style-name="ce100"/>
          <table:table-cell table:style-name="ce99"/>
          <table:table-cell table:style-name="ce100"/>
          <table:table-cell table:style-name="ce99"/>
          <table:table-cell table:style-name="ce100"/>
          <table:table-cell table:style-name="ce99"/>
          <table:table-cell table:style-name="ce98"/>
          <table:table-cell table:number-columns-repeated="3" table:style-name="ce97"/>
          <table:table-cell table:style-name="ce96"/>
          <table:table-cell table:number-columns-repeated="16362" table:style-name="ce2"/>
        </table:table-row>
        <table:table-row table:style-name="ro30">
          <table:table-cell office:value-type="string" table:style-name="ce95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94">
            <text:p><text:s text:c="16"/>內 政 部 戶 政 司 <text:s/>民 國 107 年 8 月 3 日 編製</text:p>
          </table:table-cell>
          <table:table-cell table:number-columns-repeated="16362"/>
        </table:table-row>
        <table:table-row table:style-name="ro8">
          <table:table-cell table:style-name="ce93"/>
          <table:table-cell table:number-columns-repeated="17" table:style-name="ce2"/>
          <table:table-cell table:number-columns-repeated="3" table:style-name="ce92"/>
          <table:table-cell table:style-name="ce90"/>
          <table:table-cell table:number-columns-repeated="16362"/>
        </table:table-row>
        <table:table-row table:style-name="ro8">
          <table:table-cell table:style-name="ce91"/>
          <table:table-cell table:number-columns-repeated="20" table:style-name="ce2"/>
          <table:table-cell table:style-name="ce90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58"/>
        <table:table-column table:style-name="co25" table:default-cell-style-name="ce158"/>
        <table:table-column table:style-name="co4" table:default-cell-style-name="ce158"/>
        <table:table-column table:style-name="co26" table:default-cell-style-name="ce158"/>
        <table:table-column table:style-name="co27" table:default-cell-style-name="ce158"/>
        <table:table-column table:style-name="co7" table:default-cell-style-name="ce158"/>
        <table:table-column table:style-name="co10" table:number-columns-repeated="2" table:default-cell-style-name="ce158"/>
        <table:table-column table:style-name="co28" table:default-cell-style-name="ce158"/>
        <table:table-column table:style-name="co25" table:default-cell-style-name="ce158"/>
        <table:table-column table:style-name="co24" table:default-cell-style-name="ce158"/>
        <table:table-column table:style-name="co7" table:default-cell-style-name="ce158"/>
        <table:table-column table:style-name="co29" table:default-cell-style-name="ce158"/>
        <table:table-column table:style-name="co24" table:default-cell-style-name="ce158"/>
        <table:table-column table:style-name="co3" table:default-cell-style-name="ce158"/>
        <table:table-column table:style-name="co10" table:default-cell-style-name="ce158"/>
        <table:table-column table:style-name="co30" table:default-cell-style-name="ce158"/>
        <table:table-column table:style-name="co25" table:default-cell-style-name="ce158"/>
        <table:table-column table:style-name="co7" table:default-cell-style-name="ce158"/>
        <table:table-column table:style-name="co10" table:default-cell-style-name="ce158"/>
        <table:table-column table:style-name="co31" table:default-cell-style-name="ce158"/>
        <table:table-column table:style-name="co26" table:default-cell-style-name="ce158"/>
        <table:table-column table:style-name="co13" table:default-cell-style-name="ce158"/>
        <table:table-column table:style-name="co3" table:default-cell-style-name="ce158"/>
        <table:table-column table:style-name="co31" table:default-cell-style-name="ce158"/>
        <table:table-column table:style-name="co32" table:default-cell-style-name="ce158"/>
        <table:table-column table:style-name="co21" table:number-columns-repeated="16358" table:default-cell-style-name="ce158"/>
        <table:table-row table:style-name="ro21">
          <table:table-cell office:value-type="string" table:number-columns-spanned="25" table:number-rows-spanned="1" table:style-name="ce245">
            <text:p>各 縣 市 人 口 年 齡 結 構 統 計 表</text:p>
          </table:table-cell>
          <table:covered-table-cell table:number-columns-repeated="24"/>
          <table:table-cell table:number-columns-repeated="16359" table:style-name="ce158"/>
        </table:table-row>
        <table:table-row table:style-name="ro31">
          <table:table-cell table:style-name="ce195"/>
          <table:table-cell table:number-columns-repeated="8" table:style-name="ce192"/>
          <table:table-cell table:style-name="ce158"/>
          <table:table-cell office:value-type="string" table:style-name="ce194">
            <text:p>中 華 民 國 107 年 7 月 底</text:p>
          </table:table-cell>
          <table:table-cell table:style-name="ce193"/>
          <table:table-cell table:number-columns-repeated="9" table:style-name="ce192"/>
          <table:table-cell table:number-columns-repeated="3" table:style-name="ce158"/>
          <table:table-cell office:value-type="string" table:style-name="ce191">
            <text:p>單位：人；％</text:p>
          </table:table-cell>
          <table:table-cell table:number-columns-repeated="16359" table:style-name="ce158"/>
        </table:table-row>
        <table:table-row table:style-name="ro5">
          <table:table-cell office:value-type="string" table:number-columns-spanned="1" table:number-rows-spanned="3" table:style-name="ce277">
            <text:p>區域別</text:p>
          </table:table-cell>
          <table:table-cell office:value-type="string" table:number-columns-spanned="4" table:number-rows-spanned="2" table:style-name="ce27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7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7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7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7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75">
            <text:p>20歲以上</text:p>
          </table:table-cell>
          <table:covered-table-cell table:number-columns-repeated="3"/>
          <table:table-cell table:number-columns-repeated="16359" table:style-name="ce170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70"/>
        </table:table-row>
        <table:table-row table:style-name="ro33">
          <table:covered-table-cell/>
          <table:table-cell office:value-type="string" table:style-name="ce190">
            <text:p>計</text:p>
          </table:table-cell>
          <table:table-cell office:value-type="string" table:style-name="ce190">
            <text:p>男</text:p>
          </table:table-cell>
          <table:table-cell office:value-type="string" table:style-name="ce190">
            <text:p>女</text:p>
          </table:table-cell>
          <table:table-cell office:value-type="string" table:style-name="ce190">
            <text:p>％</text:p>
          </table:table-cell>
          <table:table-cell office:value-type="string" table:style-name="ce189">
            <text:p>計</text:p>
          </table:table-cell>
          <table:table-cell office:value-type="string" table:style-name="ce189">
            <text:p>男</text:p>
          </table:table-cell>
          <table:table-cell office:value-type="string" table:style-name="ce189">
            <text:p>女</text:p>
          </table:table-cell>
          <table:table-cell office:value-type="string" table:style-name="ce189">
            <text:p>％</text:p>
          </table:table-cell>
          <table:table-cell office:value-type="string" table:style-name="ce189">
            <text:p>計</text:p>
          </table:table-cell>
          <table:table-cell office:value-type="string" table:style-name="ce189">
            <text:p>男</text:p>
          </table:table-cell>
          <table:table-cell office:value-type="string" table:style-name="ce189">
            <text:p>女</text:p>
          </table:table-cell>
          <table:table-cell office:value-type="string" table:style-name="ce189">
            <text:p>％</text:p>
          </table:table-cell>
          <table:table-cell office:value-type="string" table:style-name="ce189">
            <text:p>計</text:p>
          </table:table-cell>
          <table:table-cell office:value-type="string" table:style-name="ce189">
            <text:p>男</text:p>
          </table:table-cell>
          <table:table-cell office:value-type="string" table:style-name="ce189">
            <text:p>女</text:p>
          </table:table-cell>
          <table:table-cell office:value-type="string" table:style-name="ce189">
            <text:p>％</text:p>
          </table:table-cell>
          <table:table-cell office:value-type="string" table:style-name="ce189">
            <text:p>計</text:p>
          </table:table-cell>
          <table:table-cell office:value-type="string" table:style-name="ce189">
            <text:p>男</text:p>
          </table:table-cell>
          <table:table-cell office:value-type="string" table:style-name="ce189">
            <text:p>女</text:p>
          </table:table-cell>
          <table:table-cell office:value-type="string" table:style-name="ce189">
            <text:p>％</text:p>
          </table:table-cell>
          <table:table-cell office:value-type="string" table:style-name="ce189">
            <text:p>計</text:p>
          </table:table-cell>
          <table:table-cell office:value-type="string" table:style-name="ce189">
            <text:p>男</text:p>
          </table:table-cell>
          <table:table-cell office:value-type="string" table:style-name="ce189">
            <text:p>女</text:p>
          </table:table-cell>
          <table:table-cell office:value-type="string" table:style-name="ce188">
            <text:p>％</text:p>
          </table:table-cell>
          <table:table-cell table:number-columns-repeated="16359" table:style-name="ce170"/>
        </table:table-row>
        <table:table-row table:style-name="ro18">
          <table:table-cell office:value-type="string" table:style-name="ce187">
            <text:p>總 <text:s text:c="5"/>計</text:p>
          </table:table-cell>
          <table:table-cell office:value-type="float" office:value="23576705" table:style-name="ce186">
            <text:p>23,576,705</text:p>
          </table:table-cell>
          <table:table-cell office:value-type="float" office:value="11713231" table:style-name="ce184">
            <text:p>11,713,231</text:p>
          </table:table-cell>
          <table:table-cell office:value-type="float" office:value="11863474" table:style-name="ce184">
            <text:p>11,863,474</text:p>
          </table:table-cell>
          <table:table-cell office:value-type="float" office:value="100" table:style-name="ce185">
            <text:p>100.00</text:p>
          </table:table-cell>
          <table:table-cell office:value-type="float" office:value="3068475" table:style-name="ce184">
            <text:p>3,068,475</text:p>
          </table:table-cell>
          <table:table-cell office:value-type="float" office:value="1596018" table:style-name="ce184">
            <text:p>1,596,018</text:p>
          </table:table-cell>
          <table:table-cell office:value-type="float" office:value="1472457" table:style-name="ce184">
            <text:p>1,472,457</text:p>
          </table:table-cell>
          <table:table-cell office:value-type="float" office:value="13.01" table:style-name="ce185">
            <text:p>13.01</text:p>
          </table:table-cell>
          <table:table-cell office:value-type="float" office:value="17154716" table:style-name="ce184">
            <text:p>17,154,716</text:p>
          </table:table-cell>
          <table:table-cell office:value-type="float" office:value="8579169" table:style-name="ce184">
            <text:p>8,579,169</text:p>
          </table:table-cell>
          <table:table-cell office:value-type="float" office:value="8575547" table:style-name="ce184">
            <text:p>8,575,547</text:p>
          </table:table-cell>
          <table:table-cell office:value-type="float" office:value="72.760000000000005" table:style-name="ce185">
            <text:p>72.76</text:p>
          </table:table-cell>
          <table:table-cell office:value-type="float" office:value="3353514" table:style-name="ce184">
            <text:p>3,353,514</text:p>
          </table:table-cell>
          <table:table-cell office:value-type="float" office:value="1538044" table:style-name="ce184">
            <text:p>1,538,044</text:p>
          </table:table-cell>
          <table:table-cell office:value-type="float" office:value="1815470" table:style-name="ce184">
            <text:p>1,815,470</text:p>
          </table:table-cell>
          <table:table-cell office:value-type="float" office:value="14.22" table:style-name="ce185">
            <text:p>14.22</text:p>
          </table:table-cell>
          <table:table-cell office:value-type="float" office:value="10579515" table:style-name="ce184">
            <text:p>10,579,515</text:p>
          </table:table-cell>
          <table:table-cell office:value-type="float" office:value="5319809" table:style-name="ce184">
            <text:p>5,319,809</text:p>
          </table:table-cell>
          <table:table-cell office:value-type="float" office:value="5259706" table:style-name="ce184">
            <text:p>5,259,706</text:p>
          </table:table-cell>
          <table:table-cell office:value-type="float" office:value="44.87" table:style-name="ce185">
            <text:p>44.87</text:p>
          </table:table-cell>
          <table:table-cell office:value-type="float" office:value="19175246" table:style-name="ce184">
            <text:p>19,175,246</text:p>
          </table:table-cell>
          <table:table-cell office:value-type="float" office:value="9422169" table:style-name="ce184">
            <text:p>9,422,169</text:p>
          </table:table-cell>
          <table:table-cell office:value-type="float" office:value="9753077" table:style-name="ce184">
            <text:p>9,753,077</text:p>
          </table:table-cell>
          <table:table-cell office:value-type="float" office:value="81.33" table:style-name="ce183">
            <text:p>81.33</text:p>
          </table:table-cell>
          <table:table-cell table:style-name="ce182"/>
          <table:table-cell table:number-columns-repeated="16358" table:style-name="ce181"/>
        </table:table-row>
        <table:table-row table:style-name="ro20">
          <table:table-cell office:value-type="string" table:style-name="ce180">
            <text:p>新 北 市</text:p>
          </table:table-cell>
          <table:table-cell office:value-type="float" office:value="3988906" table:style-name="ce179">
            <text:p>3,988,906</text:p>
          </table:table-cell>
          <table:table-cell office:value-type="float" office:value="1952867" table:style-name="ce177">
            <text:p>1,952,867</text:p>
          </table:table-cell>
          <table:table-cell office:value-type="float" office:value="2036039" table:style-name="ce177">
            <text:p>2,036,039</text:p>
          </table:table-cell>
          <table:table-cell office:value-type="float" office:value="100" table:style-name="ce178">
            <text:p>100.00</text:p>
          </table:table-cell>
          <table:table-cell office:value-type="float" office:value="493471" table:style-name="ce177">
            <text:p>493,471</text:p>
          </table:table-cell>
          <table:table-cell office:value-type="float" office:value="256335" table:style-name="ce177">
            <text:p>256,335</text:p>
          </table:table-cell>
          <table:table-cell office:value-type="float" office:value="237136" table:style-name="ce177">
            <text:p>237,136</text:p>
          </table:table-cell>
          <table:table-cell office:value-type="float" office:value="12.37" table:style-name="ce178">
            <text:p>12.37</text:p>
          </table:table-cell>
          <table:table-cell office:value-type="float" office:value="2973155" table:style-name="ce177">
            <text:p>2,973,155</text:p>
          </table:table-cell>
          <table:table-cell office:value-type="float" office:value="1458168" table:style-name="ce177">
            <text:p>1,458,168</text:p>
          </table:table-cell>
          <table:table-cell office:value-type="float" office:value="1514987" table:style-name="ce177">
            <text:p>1,514,987</text:p>
          </table:table-cell>
          <table:table-cell office:value-type="float" office:value="74.540000000000006" table:style-name="ce178">
            <text:p>74.54</text:p>
          </table:table-cell>
          <table:table-cell office:value-type="float" office:value="522280" table:style-name="ce177">
            <text:p>522,280</text:p>
          </table:table-cell>
          <table:table-cell office:value-type="float" office:value="238364" table:style-name="ce177">
            <text:p>238,364</text:p>
          </table:table-cell>
          <table:table-cell office:value-type="float" office:value="283916" table:style-name="ce177">
            <text:p>283,916</text:p>
          </table:table-cell>
          <table:table-cell office:value-type="float" office:value="13.09" table:style-name="ce178">
            <text:p>13.09</text:p>
          </table:table-cell>
          <table:table-cell office:value-type="float" office:value="1825386" table:style-name="ce177">
            <text:p>1,825,386</text:p>
          </table:table-cell>
          <table:table-cell office:value-type="float" office:value="911192" table:style-name="ce177">
            <text:p>911,192</text:p>
          </table:table-cell>
          <table:table-cell office:value-type="float" office:value="914194" table:style-name="ce177">
            <text:p>914,194</text:p>
          </table:table-cell>
          <table:table-cell office:value-type="float" office:value="45.76" table:style-name="ce178">
            <text:p>45.76</text:p>
          </table:table-cell>
          <table:table-cell office:value-type="float" office:value="3277633" table:style-name="ce177">
            <text:p>3,277,633</text:p>
          </table:table-cell>
          <table:table-cell office:value-type="float" office:value="1583237" table:style-name="ce177">
            <text:p>1,583,237</text:p>
          </table:table-cell>
          <table:table-cell office:value-type="float" office:value="1694396" table:style-name="ce177">
            <text:p>1,694,396</text:p>
          </table:table-cell>
          <table:table-cell office:value-type="float" office:value="82.17" table:style-name="ce176">
            <text:p>82.17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80">
            <text:p>臺 北 市</text:p>
          </table:table-cell>
          <table:table-cell office:value-type="float" office:value="2674063" table:style-name="ce179">
            <text:p>2,674,063</text:p>
          </table:table-cell>
          <table:table-cell office:value-type="float" office:value="1276592" table:style-name="ce177">
            <text:p>1,276,592</text:p>
          </table:table-cell>
          <table:table-cell office:value-type="float" office:value="1397471" table:style-name="ce177">
            <text:p>1,397,471</text:p>
          </table:table-cell>
          <table:table-cell office:value-type="float" office:value="100" table:style-name="ce178">
            <text:p>100.00</text:p>
          </table:table-cell>
          <table:table-cell office:value-type="float" office:value="365823" table:style-name="ce177">
            <text:p>365,823</text:p>
          </table:table-cell>
          <table:table-cell office:value-type="float" office:value="189750" table:style-name="ce177">
            <text:p>189,750</text:p>
          </table:table-cell>
          <table:table-cell office:value-type="float" office:value="176073" table:style-name="ce177">
            <text:p>176,073</text:p>
          </table:table-cell>
          <table:table-cell office:value-type="float" office:value="13.68" table:style-name="ce178">
            <text:p>13.68</text:p>
          </table:table-cell>
          <table:table-cell office:value-type="float" office:value="1859049" table:style-name="ce177">
            <text:p>1,859,049</text:p>
          </table:table-cell>
          <table:table-cell office:value-type="float" office:value="885975" table:style-name="ce177">
            <text:p>885,975</text:p>
          </table:table-cell>
          <table:table-cell office:value-type="float" office:value="973074" table:style-name="ce177">
            <text:p>973,074</text:p>
          </table:table-cell>
          <table:table-cell office:value-type="float" office:value="69.52" table:style-name="ce178">
            <text:p>69.52</text:p>
          </table:table-cell>
          <table:table-cell office:value-type="float" office:value="449191" table:style-name="ce177">
            <text:p>449,191</text:p>
          </table:table-cell>
          <table:table-cell office:value-type="float" office:value="200867" table:style-name="ce177">
            <text:p>200,867</text:p>
          </table:table-cell>
          <table:table-cell office:value-type="float" office:value="248324" table:style-name="ce177">
            <text:p>248,324</text:p>
          </table:table-cell>
          <table:table-cell office:value-type="float" office:value="16.8" table:style-name="ce178">
            <text:p>16.80</text:p>
          </table:table-cell>
          <table:table-cell office:value-type="float" office:value="1136948" table:style-name="ce177">
            <text:p>1,136,948</text:p>
          </table:table-cell>
          <table:table-cell office:value-type="float" office:value="544196" table:style-name="ce177">
            <text:p>544,196</text:p>
          </table:table-cell>
          <table:table-cell office:value-type="float" office:value="592752" table:style-name="ce177">
            <text:p>592,752</text:p>
          </table:table-cell>
          <table:table-cell office:value-type="float" office:value="42.52" table:style-name="ce178">
            <text:p>42.52</text:p>
          </table:table-cell>
          <table:table-cell office:value-type="float" office:value="2180763" table:style-name="ce177">
            <text:p>2,180,763</text:p>
          </table:table-cell>
          <table:table-cell office:value-type="float" office:value="1020523" table:style-name="ce177">
            <text:p>1,020,523</text:p>
          </table:table-cell>
          <table:table-cell office:value-type="float" office:value="1160240" table:style-name="ce177">
            <text:p>1,160,240</text:p>
          </table:table-cell>
          <table:table-cell office:value-type="float" office:value="81.55" table:style-name="ce176">
            <text:p>81.55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80">
            <text:p>桃 園 市</text:p>
          </table:table-cell>
          <table:table-cell office:value-type="float" office:value="2208035" table:style-name="ce179">
            <text:p>2,208,035</text:p>
          </table:table-cell>
          <table:table-cell office:value-type="float" office:value="1098469" table:style-name="ce177">
            <text:p>1,098,469</text:p>
          </table:table-cell>
          <table:table-cell office:value-type="float" office:value="1109566" table:style-name="ce177">
            <text:p>1,109,566</text:p>
          </table:table-cell>
          <table:table-cell office:value-type="float" office:value="100" table:style-name="ce178">
            <text:p>100.00</text:p>
          </table:table-cell>
          <table:table-cell office:value-type="float" office:value="334047" table:style-name="ce177">
            <text:p>334,047</text:p>
          </table:table-cell>
          <table:table-cell office:value-type="float" office:value="174128" table:style-name="ce177">
            <text:p>174,128</text:p>
          </table:table-cell>
          <table:table-cell office:value-type="float" office:value="159919" table:style-name="ce177">
            <text:p>159,919</text:p>
          </table:table-cell>
          <table:table-cell office:value-type="float" office:value="15.13" table:style-name="ce178">
            <text:p>15.13</text:p>
          </table:table-cell>
          <table:table-cell office:value-type="float" office:value="1628672" table:style-name="ce177">
            <text:p>1,628,672</text:p>
          </table:table-cell>
          <table:table-cell office:value-type="float" office:value="810455" table:style-name="ce177">
            <text:p>810,455</text:p>
          </table:table-cell>
          <table:table-cell office:value-type="float" office:value="818217" table:style-name="ce177">
            <text:p>818,217</text:p>
          </table:table-cell>
          <table:table-cell office:value-type="float" office:value="73.760000000000005" table:style-name="ce178">
            <text:p>73.76</text:p>
          </table:table-cell>
          <table:table-cell office:value-type="float" office:value="245316" table:style-name="ce177">
            <text:p>245,316</text:p>
          </table:table-cell>
          <table:table-cell office:value-type="float" office:value="113886" table:style-name="ce177">
            <text:p>113,886</text:p>
          </table:table-cell>
          <table:table-cell office:value-type="float" office:value="131430" table:style-name="ce177">
            <text:p>131,430</text:p>
          </table:table-cell>
          <table:table-cell office:value-type="float" office:value="11.11" table:style-name="ce178">
            <text:p>11.11</text:p>
          </table:table-cell>
          <table:table-cell office:value-type="float" office:value="1041333" table:style-name="ce177">
            <text:p>1,041,333</text:p>
          </table:table-cell>
          <table:table-cell office:value-type="float" office:value="521059" table:style-name="ce177">
            <text:p>521,059</text:p>
          </table:table-cell>
          <table:table-cell office:value-type="float" office:value="520274" table:style-name="ce177">
            <text:p>520,274</text:p>
          </table:table-cell>
          <table:table-cell office:value-type="float" office:value="47.16" table:style-name="ce178">
            <text:p>47.16</text:p>
          </table:table-cell>
          <table:table-cell office:value-type="float" office:value="1736632" table:style-name="ce177">
            <text:p>1,736,632</text:p>
          </table:table-cell>
          <table:table-cell office:value-type="float" office:value="852589" table:style-name="ce177">
            <text:p>852,589</text:p>
          </table:table-cell>
          <table:table-cell office:value-type="float" office:value="884043" table:style-name="ce177">
            <text:p>884,043</text:p>
          </table:table-cell>
          <table:table-cell office:value-type="float" office:value="78.650000000000006" table:style-name="ce176">
            <text:p>78.65</text:p>
          </table:table-cell>
          <table:table-cell table:number-columns-repeated="16359" table:style-name="ce170"/>
        </table:table-row>
        <table:table-row table:style-name="ro21">
          <table:table-cell office:value-type="string" table:style-name="ce180">
            <text:p>臺 中 市</text:p>
          </table:table-cell>
          <table:table-cell office:value-type="float" office:value="2796081" table:style-name="ce179">
            <text:p>2,796,081</text:p>
          </table:table-cell>
          <table:table-cell office:value-type="float" office:value="1377139" table:style-name="ce177">
            <text:p>1,377,139</text:p>
          </table:table-cell>
          <table:table-cell office:value-type="float" office:value="1418942" table:style-name="ce177">
            <text:p>1,418,942</text:p>
          </table:table-cell>
          <table:table-cell office:value-type="float" office:value="100" table:style-name="ce178">
            <text:p>100.00</text:p>
          </table:table-cell>
          <table:table-cell office:value-type="float" office:value="407080" table:style-name="ce177">
            <text:p>407,080</text:p>
          </table:table-cell>
          <table:table-cell office:value-type="float" office:value="211377" table:style-name="ce177">
            <text:p>211,377</text:p>
          </table:table-cell>
          <table:table-cell office:value-type="float" office:value="195703" table:style-name="ce177">
            <text:p>195,703</text:p>
          </table:table-cell>
          <table:table-cell office:value-type="float" office:value="14.56" table:style-name="ce178">
            <text:p>14.56</text:p>
          </table:table-cell>
          <table:table-cell office:value-type="float" office:value="2058342" table:style-name="ce177">
            <text:p>2,058,342</text:p>
          </table:table-cell>
          <table:table-cell office:value-type="float" office:value="1013714" table:style-name="ce177">
            <text:p>1,013,714</text:p>
          </table:table-cell>
          <table:table-cell office:value-type="float" office:value="1044628" table:style-name="ce177">
            <text:p>1,044,628</text:p>
          </table:table-cell>
          <table:table-cell office:value-type="float" office:value="73.62" table:style-name="ce178">
            <text:p>73.62</text:p>
          </table:table-cell>
          <table:table-cell office:value-type="float" office:value="330659" table:style-name="ce177">
            <text:p>330,659</text:p>
          </table:table-cell>
          <table:table-cell office:value-type="float" office:value="152048" table:style-name="ce177">
            <text:p>152,048</text:p>
          </table:table-cell>
          <table:table-cell office:value-type="float" office:value="178611" table:style-name="ce177">
            <text:p>178,611</text:p>
          </table:table-cell>
          <table:table-cell office:value-type="float" office:value="11.83" table:style-name="ce178">
            <text:p>11.83</text:p>
          </table:table-cell>
          <table:table-cell office:value-type="float" office:value="1297729" table:style-name="ce177">
            <text:p>1,297,729</text:p>
          </table:table-cell>
          <table:table-cell office:value-type="float" office:value="643466" table:style-name="ce177">
            <text:p>643,466</text:p>
          </table:table-cell>
          <table:table-cell office:value-type="float" office:value="654263" table:style-name="ce177">
            <text:p>654,263</text:p>
          </table:table-cell>
          <table:table-cell office:value-type="float" office:value="46.41" table:style-name="ce178">
            <text:p>46.41</text:p>
          </table:table-cell>
          <table:table-cell office:value-type="float" office:value="2218004" table:style-name="ce177">
            <text:p>2,218,004</text:p>
          </table:table-cell>
          <table:table-cell office:value-type="float" office:value="1076987" table:style-name="ce177">
            <text:p>1,076,987</text:p>
          </table:table-cell>
          <table:table-cell office:value-type="float" office:value="1141017" table:style-name="ce177">
            <text:p>1,141,017</text:p>
          </table:table-cell>
          <table:table-cell office:value-type="float" office:value="79.33" table:style-name="ce176">
            <text:p>79.33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80">
            <text:p>臺 南 市</text:p>
          </table:table-cell>
          <table:table-cell office:value-type="float" office:value="1884596" table:style-name="ce179">
            <text:p>1,884,596</text:p>
          </table:table-cell>
          <table:table-cell office:value-type="float" office:value="940721" table:style-name="ce177">
            <text:p>940,721</text:p>
          </table:table-cell>
          <table:table-cell office:value-type="float" office:value="943875" table:style-name="ce177">
            <text:p>943,875</text:p>
          </table:table-cell>
          <table:table-cell office:value-type="float" office:value="100" table:style-name="ce178">
            <text:p>100.00</text:p>
          </table:table-cell>
          <table:table-cell office:value-type="float" office:value="232233" table:style-name="ce177">
            <text:p>232,233</text:p>
          </table:table-cell>
          <table:table-cell office:value-type="float" office:value="120524" table:style-name="ce177">
            <text:p>120,524</text:p>
          </table:table-cell>
          <table:table-cell office:value-type="float" office:value="111709" table:style-name="ce177">
            <text:p>111,709</text:p>
          </table:table-cell>
          <table:table-cell office:value-type="float" office:value="12.32" table:style-name="ce178">
            <text:p>12.32</text:p>
          </table:table-cell>
          <table:table-cell office:value-type="float" office:value="1374891" table:style-name="ce177">
            <text:p>1,374,891</text:p>
          </table:table-cell>
          <table:table-cell office:value-type="float" office:value="692843" table:style-name="ce177">
            <text:p>692,843</text:p>
          </table:table-cell>
          <table:table-cell office:value-type="float" office:value="682048" table:style-name="ce177">
            <text:p>682,048</text:p>
          </table:table-cell>
          <table:table-cell office:value-type="float" office:value="72.95" table:style-name="ce178">
            <text:p>72.95</text:p>
          </table:table-cell>
          <table:table-cell office:value-type="float" office:value="277472" table:style-name="ce177">
            <text:p>277,472</text:p>
          </table:table-cell>
          <table:table-cell office:value-type="float" office:value="127354" table:style-name="ce177">
            <text:p>127,354</text:p>
          </table:table-cell>
          <table:table-cell office:value-type="float" office:value="150118" table:style-name="ce177">
            <text:p>150,118</text:p>
          </table:table-cell>
          <table:table-cell office:value-type="float" office:value="14.72" table:style-name="ce178">
            <text:p>14.72</text:p>
          </table:table-cell>
          <table:table-cell office:value-type="float" office:value="840323" table:style-name="ce177">
            <text:p>840,323</text:p>
          </table:table-cell>
          <table:table-cell office:value-type="float" office:value="424601" table:style-name="ce177">
            <text:p>424,601</text:p>
          </table:table-cell>
          <table:table-cell office:value-type="float" office:value="415722" table:style-name="ce177">
            <text:p>415,722</text:p>
          </table:table-cell>
          <table:table-cell office:value-type="float" office:value="44.59" table:style-name="ce178">
            <text:p>44.59</text:p>
          </table:table-cell>
          <table:table-cell office:value-type="float" office:value="1551367" table:style-name="ce177">
            <text:p>1,551,367</text:p>
          </table:table-cell>
          <table:table-cell office:value-type="float" office:value="767536" table:style-name="ce177">
            <text:p>767,536</text:p>
          </table:table-cell>
          <table:table-cell office:value-type="float" office:value="783831" table:style-name="ce177">
            <text:p>783,831</text:p>
          </table:table-cell>
          <table:table-cell office:value-type="float" office:value="82.32" table:style-name="ce176">
            <text:p>82.32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80">
            <text:p>高 雄 市</text:p>
          </table:table-cell>
          <table:table-cell office:value-type="float" office:value="2773506" table:style-name="ce179">
            <text:p>2,773,506</text:p>
          </table:table-cell>
          <table:table-cell office:value-type="float" office:value="1372742" table:style-name="ce177">
            <text:p>1,372,742</text:p>
          </table:table-cell>
          <table:table-cell office:value-type="float" office:value="1400764" table:style-name="ce177">
            <text:p>1,400,764</text:p>
          </table:table-cell>
          <table:table-cell office:value-type="float" office:value="100" table:style-name="ce178">
            <text:p>100.00</text:p>
          </table:table-cell>
          <table:table-cell office:value-type="float" office:value="334212" table:style-name="ce177">
            <text:p>334,212</text:p>
          </table:table-cell>
          <table:table-cell office:value-type="float" office:value="173555" table:style-name="ce177">
            <text:p>173,555</text:p>
          </table:table-cell>
          <table:table-cell office:value-type="float" office:value="160657" table:style-name="ce177">
            <text:p>160,657</text:p>
          </table:table-cell>
          <table:table-cell office:value-type="float" office:value="12.05" table:style-name="ce178">
            <text:p>12.05</text:p>
          </table:table-cell>
          <table:table-cell office:value-type="float" office:value="2033433" table:style-name="ce177">
            <text:p>2,033,433</text:p>
          </table:table-cell>
          <table:table-cell office:value-type="float" office:value="1012992" table:style-name="ce177">
            <text:p>1,012,992</text:p>
          </table:table-cell>
          <table:table-cell office:value-type="float" office:value="1020441" table:style-name="ce177">
            <text:p>1,020,441</text:p>
          </table:table-cell>
          <table:table-cell office:value-type="float" office:value="73.319999999999993" table:style-name="ce178">
            <text:p>73.32</text:p>
          </table:table-cell>
          <table:table-cell office:value-type="float" office:value="405861" table:style-name="ce177">
            <text:p>405,861</text:p>
          </table:table-cell>
          <table:table-cell office:value-type="float" office:value="186195" table:style-name="ce177">
            <text:p>186,195</text:p>
          </table:table-cell>
          <table:table-cell office:value-type="float" office:value="219666" table:style-name="ce177">
            <text:p>219,666</text:p>
          </table:table-cell>
          <table:table-cell office:value-type="float" office:value="14.63" table:style-name="ce178">
            <text:p>14.63</text:p>
          </table:table-cell>
          <table:table-cell office:value-type="float" office:value="1249139" table:style-name="ce177">
            <text:p>1,249,139</text:p>
          </table:table-cell>
          <table:table-cell office:value-type="float" office:value="628161" table:style-name="ce177">
            <text:p>628,161</text:p>
          </table:table-cell>
          <table:table-cell office:value-type="float" office:value="620978" table:style-name="ce177">
            <text:p>620,978</text:p>
          </table:table-cell>
          <table:table-cell office:value-type="float" office:value="45.04" table:style-name="ce178">
            <text:p>45.04</text:p>
          </table:table-cell>
          <table:table-cell office:value-type="float" office:value="2286952" table:style-name="ce177">
            <text:p>2,286,952</text:p>
          </table:table-cell>
          <table:table-cell office:value-type="float" office:value="1120148" table:style-name="ce177">
            <text:p>1,120,148</text:p>
          </table:table-cell>
          <table:table-cell office:value-type="float" office:value="1166804" table:style-name="ce177">
            <text:p>1,166,804</text:p>
          </table:table-cell>
          <table:table-cell office:value-type="float" office:value="82.46" table:style-name="ce176">
            <text:p>82.46</text:p>
          </table:table-cell>
          <table:table-cell table:number-columns-repeated="16359" table:style-name="ce170"/>
        </table:table-row>
        <table:table-row table:style-name="ro34">
          <table:table-cell office:value-type="string" table:style-name="ce180">
            <text:p><text:s/>臺 灣 省<text:s/></text:p>
          </table:table-cell>
          <table:table-cell office:value-type="float" office:value="7100490" table:style-name="ce179">
            <text:p>7,100,490</text:p>
          </table:table-cell>
          <table:table-cell office:value-type="float" office:value="3618280" table:style-name="ce177">
            <text:p>3,618,280</text:p>
          </table:table-cell>
          <table:table-cell office:value-type="float" office:value="3482210" table:style-name="ce177">
            <text:p>3,482,210</text:p>
          </table:table-cell>
          <table:table-cell office:value-type="float" office:value="100" table:style-name="ce178">
            <text:p>100.00</text:p>
          </table:table-cell>
          <table:table-cell office:value-type="float" office:value="886977" table:style-name="ce177">
            <text:p>886,977</text:p>
          </table:table-cell>
          <table:table-cell office:value-type="float" office:value="462669" table:style-name="ce177">
            <text:p>462,669</text:p>
          </table:table-cell>
          <table:table-cell office:value-type="float" office:value="424308" table:style-name="ce177">
            <text:p>424,308</text:p>
          </table:table-cell>
          <table:table-cell office:value-type="float" office:value="12.49" table:style-name="ce178">
            <text:p>12.49</text:p>
          </table:table-cell>
          <table:table-cell office:value-type="float" office:value="5109576" table:style-name="ce177">
            <text:p>5,109,576</text:p>
          </table:table-cell>
          <table:table-cell office:value-type="float" office:value="2645369" table:style-name="ce177">
            <text:p>2,645,369</text:p>
          </table:table-cell>
          <table:table-cell office:value-type="float" office:value="2464207" table:style-name="ce177">
            <text:p>2,464,207</text:p>
          </table:table-cell>
          <table:table-cell office:value-type="float" office:value="71.959999999999994" table:style-name="ce178">
            <text:p>71.96</text:p>
          </table:table-cell>
          <table:table-cell office:value-type="float" office:value="1103937" table:style-name="ce177">
            <text:p>1,103,937</text:p>
          </table:table-cell>
          <table:table-cell office:value-type="float" office:value="510242" table:style-name="ce177">
            <text:p>510,242</text:p>
          </table:table-cell>
          <table:table-cell office:value-type="float" office:value="593695" table:style-name="ce177">
            <text:p>593,695</text:p>
          </table:table-cell>
          <table:table-cell office:value-type="float" office:value="15.55" table:style-name="ce178">
            <text:p>15.55</text:p>
          </table:table-cell>
          <table:table-cell office:value-type="float" office:value="3118173" table:style-name="ce177">
            <text:p>3,118,173</text:p>
          </table:table-cell>
          <table:table-cell office:value-type="float" office:value="1611738" table:style-name="ce177">
            <text:p>1,611,738</text:p>
          </table:table-cell>
          <table:table-cell office:value-type="float" office:value="1506435" table:style-name="ce177">
            <text:p>1,506,435</text:p>
          </table:table-cell>
          <table:table-cell office:value-type="float" office:value="43.91" table:style-name="ce178">
            <text:p>43.91</text:p>
          </table:table-cell>
          <table:table-cell office:value-type="float" office:value="5794657" table:style-name="ce177">
            <text:p>5,794,657</text:p>
          </table:table-cell>
          <table:table-cell office:value-type="float" office:value="2936115" table:style-name="ce177">
            <text:p>2,936,115</text:p>
          </table:table-cell>
          <table:table-cell office:value-type="float" office:value="2858542" table:style-name="ce177">
            <text:p>2,858,542</text:p>
          </table:table-cell>
          <table:table-cell office:value-type="float" office:value="81.61" table:style-name="ce176">
            <text:p>81.61</text:p>
          </table:table-cell>
          <table:table-cell table:number-columns-repeated="16359" table:style-name="ce170"/>
        </table:table-row>
        <table:table-row table:style-name="ro17">
          <table:table-cell office:value-type="string" table:style-name="ce175">
            <text:p>宜 蘭 縣</text:p>
          </table:table-cell>
          <table:table-cell office:value-type="float" office:value="455924" table:style-name="ce174">
            <text:p>455,924</text:p>
          </table:table-cell>
          <table:table-cell office:value-type="float" office:value="230479" table:style-name="ce172">
            <text:p>230,479</text:p>
          </table:table-cell>
          <table:table-cell office:value-type="float" office:value="225445" table:style-name="ce172">
            <text:p>225,445</text:p>
          </table:table-cell>
          <table:table-cell office:value-type="float" office:value="100" table:style-name="ce173">
            <text:p>100.00</text:p>
          </table:table-cell>
          <table:table-cell office:value-type="float" office:value="55042" table:style-name="ce172">
            <text:p>55,042</text:p>
          </table:table-cell>
          <table:table-cell office:value-type="float" office:value="28626" table:style-name="ce172">
            <text:p>28,626</text:p>
          </table:table-cell>
          <table:table-cell office:value-type="float" office:value="26416" table:style-name="ce172">
            <text:p>26,416</text:p>
          </table:table-cell>
          <table:table-cell office:value-type="float" office:value="12.07" table:style-name="ce173">
            <text:p>12.07</text:p>
          </table:table-cell>
          <table:table-cell office:value-type="float" office:value="329478" table:style-name="ce172">
            <text:p>329,478</text:p>
          </table:table-cell>
          <table:table-cell office:value-type="float" office:value="168729" table:style-name="ce172">
            <text:p>168,729</text:p>
          </table:table-cell>
          <table:table-cell office:value-type="float" office:value="160749" table:style-name="ce172">
            <text:p>160,749</text:p>
          </table:table-cell>
          <table:table-cell office:value-type="float" office:value="72.27" table:style-name="ce173">
            <text:p>72.27</text:p>
          </table:table-cell>
          <table:table-cell office:value-type="float" office:value="71404" table:style-name="ce172">
            <text:p>71,404</text:p>
          </table:table-cell>
          <table:table-cell office:value-type="float" office:value="33124" table:style-name="ce172">
            <text:p>33,124</text:p>
          </table:table-cell>
          <table:table-cell office:value-type="float" office:value="38280" table:style-name="ce172">
            <text:p>38,280</text:p>
          </table:table-cell>
          <table:table-cell office:value-type="float" office:value="15.66" table:style-name="ce173">
            <text:p>15.66</text:p>
          </table:table-cell>
          <table:table-cell office:value-type="float" office:value="199693" table:style-name="ce172">
            <text:p>199,693</text:p>
          </table:table-cell>
          <table:table-cell office:value-type="float" office:value="102658" table:style-name="ce172">
            <text:p>102,658</text:p>
          </table:table-cell>
          <table:table-cell office:value-type="float" office:value="97035" table:style-name="ce172">
            <text:p>97,035</text:p>
          </table:table-cell>
          <table:table-cell office:value-type="float" office:value="43.8" table:style-name="ce173">
            <text:p>43.80</text:p>
          </table:table-cell>
          <table:table-cell office:value-type="float" office:value="374714" table:style-name="ce172">
            <text:p>374,714</text:p>
          </table:table-cell>
          <table:table-cell office:value-type="float" office:value="188212" table:style-name="ce172">
            <text:p>188,212</text:p>
          </table:table-cell>
          <table:table-cell office:value-type="float" office:value="186502" table:style-name="ce172">
            <text:p>186,502</text:p>
          </table:table-cell>
          <table:table-cell office:value-type="float" office:value="82.19" table:style-name="ce171">
            <text:p>82.19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新 竹 縣</text:p>
          </table:table-cell>
          <table:table-cell office:value-type="float" office:value="555074" table:style-name="ce174">
            <text:p>555,074</text:p>
          </table:table-cell>
          <table:table-cell office:value-type="float" office:value="283556" table:style-name="ce172">
            <text:p>283,556</text:p>
          </table:table-cell>
          <table:table-cell office:value-type="float" office:value="271518" table:style-name="ce172">
            <text:p>271,518</text:p>
          </table:table-cell>
          <table:table-cell office:value-type="float" office:value="100" table:style-name="ce173">
            <text:p>100.00</text:p>
          </table:table-cell>
          <table:table-cell office:value-type="float" office:value="91082" table:style-name="ce172">
            <text:p>91,082</text:p>
          </table:table-cell>
          <table:table-cell office:value-type="float" office:value="47436" table:style-name="ce172">
            <text:p>47,436</text:p>
          </table:table-cell>
          <table:table-cell office:value-type="float" office:value="43646" table:style-name="ce172">
            <text:p>43,646</text:p>
          </table:table-cell>
          <table:table-cell office:value-type="float" office:value="16.41" table:style-name="ce173">
            <text:p>16.41</text:p>
          </table:table-cell>
          <table:table-cell office:value-type="float" office:value="396524" table:style-name="ce172">
            <text:p>396,524</text:p>
          </table:table-cell>
          <table:table-cell office:value-type="float" office:value="203839" table:style-name="ce172">
            <text:p>203,839</text:p>
          </table:table-cell>
          <table:table-cell office:value-type="float" office:value="192685" table:style-name="ce172">
            <text:p>192,685</text:p>
          </table:table-cell>
          <table:table-cell office:value-type="float" office:value="71.44" table:style-name="ce173">
            <text:p>71.44</text:p>
          </table:table-cell>
          <table:table-cell office:value-type="float" office:value="67468" table:style-name="ce172">
            <text:p>67,468</text:p>
          </table:table-cell>
          <table:table-cell office:value-type="float" office:value="32281" table:style-name="ce172">
            <text:p>32,281</text:p>
          </table:table-cell>
          <table:table-cell office:value-type="float" office:value="35187" table:style-name="ce172">
            <text:p>35,187</text:p>
          </table:table-cell>
          <table:table-cell office:value-type="float" office:value="12.15" table:style-name="ce173">
            <text:p>12.15</text:p>
          </table:table-cell>
          <table:table-cell office:value-type="float" office:value="255284" table:style-name="ce172">
            <text:p>255,284</text:p>
          </table:table-cell>
          <table:table-cell office:value-type="float" office:value="130121" table:style-name="ce172">
            <text:p>130,121</text:p>
          </table:table-cell>
          <table:table-cell office:value-type="float" office:value="125163" table:style-name="ce172">
            <text:p>125,163</text:p>
          </table:table-cell>
          <table:table-cell office:value-type="float" office:value="45.99" table:style-name="ce173">
            <text:p>45.99</text:p>
          </table:table-cell>
          <table:table-cell office:value-type="float" office:value="429396" table:style-name="ce172">
            <text:p>429,396</text:p>
          </table:table-cell>
          <table:table-cell office:value-type="float" office:value="217923" table:style-name="ce172">
            <text:p>217,923</text:p>
          </table:table-cell>
          <table:table-cell office:value-type="float" office:value="211473" table:style-name="ce172">
            <text:p>211,473</text:p>
          </table:table-cell>
          <table:table-cell office:value-type="float" office:value="77.36" table:style-name="ce171">
            <text:p>77.36</text:p>
          </table:table-cell>
          <table:table-cell table:number-columns-repeated="16359" table:style-name="ce170"/>
        </table:table-row>
        <table:table-row table:style-name="ro35">
          <table:table-cell office:value-type="string" table:style-name="ce175">
            <text:p>苗 栗 縣</text:p>
          </table:table-cell>
          <table:table-cell office:value-type="float" office:value="550825" table:style-name="ce174">
            <text:p>550,825</text:p>
          </table:table-cell>
          <table:table-cell office:value-type="float" office:value="284299" table:style-name="ce172">
            <text:p>284,299</text:p>
          </table:table-cell>
          <table:table-cell office:value-type="float" office:value="266526" table:style-name="ce172">
            <text:p>266,526</text:p>
          </table:table-cell>
          <table:table-cell office:value-type="float" office:value="100" table:style-name="ce173">
            <text:p>100.00</text:p>
          </table:table-cell>
          <table:table-cell office:value-type="float" office:value="70066" table:style-name="ce172">
            <text:p>70,066</text:p>
          </table:table-cell>
          <table:table-cell office:value-type="float" office:value="36544" table:style-name="ce172">
            <text:p>36,544</text:p>
          </table:table-cell>
          <table:table-cell office:value-type="float" office:value="33522" table:style-name="ce172">
            <text:p>33,522</text:p>
          </table:table-cell>
          <table:table-cell office:value-type="float" office:value="12.72" table:style-name="ce173">
            <text:p>12.72</text:p>
          </table:table-cell>
          <table:table-cell office:value-type="float" office:value="394172" table:style-name="ce172">
            <text:p>394,172</text:p>
          </table:table-cell>
          <table:table-cell office:value-type="float" office:value="206658" table:style-name="ce172">
            <text:p>206,658</text:p>
          </table:table-cell>
          <table:table-cell office:value-type="float" office:value="187514" table:style-name="ce172">
            <text:p>187,514</text:p>
          </table:table-cell>
          <table:table-cell office:value-type="float" office:value="71.56" table:style-name="ce173">
            <text:p>71.56</text:p>
          </table:table-cell>
          <table:table-cell office:value-type="float" office:value="86587" table:style-name="ce172">
            <text:p>86,587</text:p>
          </table:table-cell>
          <table:table-cell office:value-type="float" office:value="41097" table:style-name="ce172">
            <text:p>41,097</text:p>
          </table:table-cell>
          <table:table-cell office:value-type="float" office:value="45490" table:style-name="ce172">
            <text:p>45,490</text:p>
          </table:table-cell>
          <table:table-cell office:value-type="float" office:value="15.72" table:style-name="ce173">
            <text:p>15.72</text:p>
          </table:table-cell>
          <table:table-cell office:value-type="float" office:value="242151" table:style-name="ce172">
            <text:p>242,151</text:p>
          </table:table-cell>
          <table:table-cell office:value-type="float" office:value="126641" table:style-name="ce172">
            <text:p>126,641</text:p>
          </table:table-cell>
          <table:table-cell office:value-type="float" office:value="115510" table:style-name="ce172">
            <text:p>115,510</text:p>
          </table:table-cell>
          <table:table-cell office:value-type="float" office:value="43.96" table:style-name="ce173">
            <text:p>43.96</text:p>
          </table:table-cell>
          <table:table-cell office:value-type="float" office:value="448517" table:style-name="ce172">
            <text:p>448,517</text:p>
          </table:table-cell>
          <table:table-cell office:value-type="float" office:value="230676" table:style-name="ce172">
            <text:p>230,676</text:p>
          </table:table-cell>
          <table:table-cell office:value-type="float" office:value="217841" table:style-name="ce172">
            <text:p>217,841</text:p>
          </table:table-cell>
          <table:table-cell office:value-type="float" office:value="81.430000000000007" table:style-name="ce171">
            <text:p>81.43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彰 化 縣</text:p>
          </table:table-cell>
          <table:table-cell office:value-type="float" office:value="1278945" table:style-name="ce174">
            <text:p>1,278,945</text:p>
          </table:table-cell>
          <table:table-cell office:value-type="float" office:value="651546" table:style-name="ce172">
            <text:p>651,546</text:p>
          </table:table-cell>
          <table:table-cell office:value-type="float" office:value="627399" table:style-name="ce172">
            <text:p>627,399</text:p>
          </table:table-cell>
          <table:table-cell office:value-type="float" office:value="100" table:style-name="ce173">
            <text:p>100.00</text:p>
          </table:table-cell>
          <table:table-cell office:value-type="float" office:value="167799" table:style-name="ce172">
            <text:p>167,799</text:p>
          </table:table-cell>
          <table:table-cell office:value-type="float" office:value="87701" table:style-name="ce172">
            <text:p>87,701</text:p>
          </table:table-cell>
          <table:table-cell office:value-type="float" office:value="80098" table:style-name="ce172">
            <text:p>80,098</text:p>
          </table:table-cell>
          <table:table-cell office:value-type="float" office:value="13.12" table:style-name="ce173">
            <text:p>13.12</text:p>
          </table:table-cell>
          <table:table-cell office:value-type="float" office:value="918336" table:style-name="ce172">
            <text:p>918,336</text:p>
          </table:table-cell>
          <table:table-cell office:value-type="float" office:value="475103" table:style-name="ce172">
            <text:p>475,103</text:p>
          </table:table-cell>
          <table:table-cell office:value-type="float" office:value="443233" table:style-name="ce172">
            <text:p>443,233</text:p>
          </table:table-cell>
          <table:table-cell office:value-type="float" office:value="71.8" table:style-name="ce173">
            <text:p>71.80</text:p>
          </table:table-cell>
          <table:table-cell office:value-type="float" office:value="192810" table:style-name="ce172">
            <text:p>192,810</text:p>
          </table:table-cell>
          <table:table-cell office:value-type="float" office:value="88742" table:style-name="ce172">
            <text:p>88,742</text:p>
          </table:table-cell>
          <table:table-cell office:value-type="float" office:value="104068" table:style-name="ce172">
            <text:p>104,068</text:p>
          </table:table-cell>
          <table:table-cell office:value-type="float" office:value="15.08" table:style-name="ce173">
            <text:p>15.08</text:p>
          </table:table-cell>
          <table:table-cell office:value-type="float" office:value="570553" table:style-name="ce172">
            <text:p>570,553</text:p>
          </table:table-cell>
          <table:table-cell office:value-type="float" office:value="295270" table:style-name="ce172">
            <text:p>295,270</text:p>
          </table:table-cell>
          <table:table-cell office:value-type="float" office:value="275283" table:style-name="ce172">
            <text:p>275,283</text:p>
          </table:table-cell>
          <table:table-cell office:value-type="float" office:value="44.61" table:style-name="ce173">
            <text:p>44.61</text:p>
          </table:table-cell>
          <table:table-cell office:value-type="float" office:value="1033354" table:style-name="ce172">
            <text:p>1,033,354</text:p>
          </table:table-cell>
          <table:table-cell office:value-type="float" office:value="523030" table:style-name="ce172">
            <text:p>523,030</text:p>
          </table:table-cell>
          <table:table-cell office:value-type="float" office:value="510324" table:style-name="ce172">
            <text:p>510,324</text:p>
          </table:table-cell>
          <table:table-cell office:value-type="float" office:value="80.8" table:style-name="ce171">
            <text:p>80.80</text:p>
          </table:table-cell>
          <table:table-cell table:number-columns-repeated="16359" table:style-name="ce170"/>
        </table:table-row>
        <table:table-row table:style-name="ro21">
          <table:table-cell office:value-type="string" table:style-name="ce175">
            <text:p>南 投 縣</text:p>
          </table:table-cell>
          <table:table-cell office:value-type="float" office:value="498851" table:style-name="ce174">
            <text:p>498,851</text:p>
          </table:table-cell>
          <table:table-cell office:value-type="float" office:value="255490" table:style-name="ce172">
            <text:p>255,490</text:p>
          </table:table-cell>
          <table:table-cell office:value-type="float" office:value="243361" table:style-name="ce172">
            <text:p>243,361</text:p>
          </table:table-cell>
          <table:table-cell office:value-type="float" office:value="100" table:style-name="ce173">
            <text:p>100.00</text:p>
          </table:table-cell>
          <table:table-cell office:value-type="float" office:value="54621" table:style-name="ce172">
            <text:p>54,621</text:p>
          </table:table-cell>
          <table:table-cell office:value-type="float" office:value="28368" table:style-name="ce172">
            <text:p>28,368</text:p>
          </table:table-cell>
          <table:table-cell office:value-type="float" office:value="26253" table:style-name="ce172">
            <text:p>26,253</text:p>
          </table:table-cell>
          <table:table-cell office:value-type="float" office:value="10.95" table:style-name="ce173">
            <text:p>10.95</text:p>
          </table:table-cell>
          <table:table-cell office:value-type="float" office:value="360118" table:style-name="ce172">
            <text:p>360,118</text:p>
          </table:table-cell>
          <table:table-cell office:value-type="float" office:value="187736" table:style-name="ce172">
            <text:p>187,736</text:p>
          </table:table-cell>
          <table:table-cell office:value-type="float" office:value="172382" table:style-name="ce172">
            <text:p>172,382</text:p>
          </table:table-cell>
          <table:table-cell office:value-type="float" office:value="72.19" table:style-name="ce173">
            <text:p>72.19</text:p>
          </table:table-cell>
          <table:table-cell office:value-type="float" office:value="84112" table:style-name="ce172">
            <text:p>84,112</text:p>
          </table:table-cell>
          <table:table-cell office:value-type="float" office:value="39386" table:style-name="ce172">
            <text:p>39,386</text:p>
          </table:table-cell>
          <table:table-cell office:value-type="float" office:value="44726" table:style-name="ce172">
            <text:p>44,726</text:p>
          </table:table-cell>
          <table:table-cell office:value-type="float" office:value="16.86" table:style-name="ce173">
            <text:p>16.86</text:p>
          </table:table-cell>
          <table:table-cell office:value-type="float" office:value="212966" table:style-name="ce172">
            <text:p>212,966</text:p>
          </table:table-cell>
          <table:table-cell office:value-type="float" office:value="111400" table:style-name="ce172">
            <text:p>111,400</text:p>
          </table:table-cell>
          <table:table-cell office:value-type="float" office:value="101566" table:style-name="ce172">
            <text:p>101,566</text:p>
          </table:table-cell>
          <table:table-cell office:value-type="float" office:value="42.69" table:style-name="ce173">
            <text:p>42.69</text:p>
          </table:table-cell>
          <table:table-cell office:value-type="float" office:value="414968" table:style-name="ce172">
            <text:p>414,968</text:p>
          </table:table-cell>
          <table:table-cell office:value-type="float" office:value="211885" table:style-name="ce172">
            <text:p>211,885</text:p>
          </table:table-cell>
          <table:table-cell office:value-type="float" office:value="203083" table:style-name="ce172">
            <text:p>203,083</text:p>
          </table:table-cell>
          <table:table-cell office:value-type="float" office:value="83.18" table:style-name="ce171">
            <text:p>83.18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雲 林 縣</text:p>
          </table:table-cell>
          <table:table-cell office:value-type="float" office:value="688559" table:style-name="ce174">
            <text:p>688,559</text:p>
          </table:table-cell>
          <table:table-cell office:value-type="float" office:value="356996" table:style-name="ce172">
            <text:p>356,996</text:p>
          </table:table-cell>
          <table:table-cell office:value-type="float" office:value="331563" table:style-name="ce172">
            <text:p>331,563</text:p>
          </table:table-cell>
          <table:table-cell office:value-type="float" office:value="100" table:style-name="ce173">
            <text:p>100.00</text:p>
          </table:table-cell>
          <table:table-cell office:value-type="float" office:value="80078" table:style-name="ce172">
            <text:p>80,078</text:p>
          </table:table-cell>
          <table:table-cell office:value-type="float" office:value="41740" table:style-name="ce172">
            <text:p>41,740</text:p>
          </table:table-cell>
          <table:table-cell office:value-type="float" office:value="38338" table:style-name="ce172">
            <text:p>38,338</text:p>
          </table:table-cell>
          <table:table-cell office:value-type="float" office:value="11.63" table:style-name="ce173">
            <text:p>11.63</text:p>
          </table:table-cell>
          <table:table-cell office:value-type="float" office:value="486276" table:style-name="ce172">
            <text:p>486,276</text:p>
          </table:table-cell>
          <table:table-cell office:value-type="float" office:value="259505" table:style-name="ce172">
            <text:p>259,505</text:p>
          </table:table-cell>
          <table:table-cell office:value-type="float" office:value="226771" table:style-name="ce172">
            <text:p>226,771</text:p>
          </table:table-cell>
          <table:table-cell office:value-type="float" office:value="70.62" table:style-name="ce173">
            <text:p>70.62</text:p>
          </table:table-cell>
          <table:table-cell office:value-type="float" office:value="122205" table:style-name="ce172">
            <text:p>122,205</text:p>
          </table:table-cell>
          <table:table-cell office:value-type="float" office:value="55751" table:style-name="ce172">
            <text:p>55,751</text:p>
          </table:table-cell>
          <table:table-cell office:value-type="float" office:value="66454" table:style-name="ce172">
            <text:p>66,454</text:p>
          </table:table-cell>
          <table:table-cell office:value-type="float" office:value="17.75" table:style-name="ce173">
            <text:p>17.75</text:p>
          </table:table-cell>
          <table:table-cell office:value-type="float" office:value="294023" table:style-name="ce172">
            <text:p>294,023</text:p>
          </table:table-cell>
          <table:table-cell office:value-type="float" office:value="154947" table:style-name="ce172">
            <text:p>154,947</text:p>
          </table:table-cell>
          <table:table-cell office:value-type="float" office:value="139076" table:style-name="ce172">
            <text:p>139,076</text:p>
          </table:table-cell>
          <table:table-cell office:value-type="float" office:value="42.7" table:style-name="ce173">
            <text:p>42.70</text:p>
          </table:table-cell>
          <table:table-cell office:value-type="float" office:value="567540" table:style-name="ce172">
            <text:p>567,540</text:p>
          </table:table-cell>
          <table:table-cell office:value-type="float" office:value="293736" table:style-name="ce172">
            <text:p>293,736</text:p>
          </table:table-cell>
          <table:table-cell office:value-type="float" office:value="273804" table:style-name="ce172">
            <text:p>273,804</text:p>
          </table:table-cell>
          <table:table-cell office:value-type="float" office:value="82.42" table:style-name="ce171">
            <text:p>82.42</text:p>
          </table:table-cell>
          <table:table-cell table:number-columns-repeated="16359" table:style-name="ce170"/>
        </table:table-row>
        <table:table-row table:style-name="ro35">
          <table:table-cell office:value-type="string" table:style-name="ce175">
            <text:p>嘉 義 縣</text:p>
          </table:table-cell>
          <table:table-cell office:value-type="float" office:value="508729" table:style-name="ce174">
            <text:p>508,729</text:p>
          </table:table-cell>
          <table:table-cell office:value-type="float" office:value="264426" table:style-name="ce172">
            <text:p>264,426</text:p>
          </table:table-cell>
          <table:table-cell office:value-type="float" office:value="244303" table:style-name="ce172">
            <text:p>244,303</text:p>
          </table:table-cell>
          <table:table-cell office:value-type="float" office:value="100" table:style-name="ce173">
            <text:p>100.00</text:p>
          </table:table-cell>
          <table:table-cell office:value-type="float" office:value="48724" table:style-name="ce172">
            <text:p>48,724</text:p>
          </table:table-cell>
          <table:table-cell office:value-type="float" office:value="25455" table:style-name="ce172">
            <text:p>25,455</text:p>
          </table:table-cell>
          <table:table-cell office:value-type="float" office:value="23269" table:style-name="ce172">
            <text:p>23,269</text:p>
          </table:table-cell>
          <table:table-cell office:value-type="float" office:value="9.58" table:style-name="ce173">
            <text:p>9.58</text:p>
          </table:table-cell>
          <table:table-cell office:value-type="float" office:value="364760" table:style-name="ce172">
            <text:p>364,760</text:p>
          </table:table-cell>
          <table:table-cell office:value-type="float" office:value="195284" table:style-name="ce172">
            <text:p>195,284</text:p>
          </table:table-cell>
          <table:table-cell office:value-type="float" office:value="169476" table:style-name="ce172">
            <text:p>169,476</text:p>
          </table:table-cell>
          <table:table-cell office:value-type="float" office:value="71.7" table:style-name="ce173">
            <text:p>71.70</text:p>
          </table:table-cell>
          <table:table-cell office:value-type="float" office:value="95245" table:style-name="ce172">
            <text:p>95,245</text:p>
          </table:table-cell>
          <table:table-cell office:value-type="float" office:value="43687" table:style-name="ce172">
            <text:p>43,687</text:p>
          </table:table-cell>
          <table:table-cell office:value-type="float" office:value="51558" table:style-name="ce172">
            <text:p>51,558</text:p>
          </table:table-cell>
          <table:table-cell office:value-type="float" office:value="18.72" table:style-name="ce173">
            <text:p>18.72</text:p>
          </table:table-cell>
          <table:table-cell office:value-type="float" office:value="214104" table:style-name="ce172">
            <text:p>214,104</text:p>
          </table:table-cell>
          <table:table-cell office:value-type="float" office:value="113112" table:style-name="ce172">
            <text:p>113,112</text:p>
          </table:table-cell>
          <table:table-cell office:value-type="float" office:value="100992" table:style-name="ce172">
            <text:p>100,992</text:p>
          </table:table-cell>
          <table:table-cell office:value-type="float" office:value="42.09" table:style-name="ce173">
            <text:p>42.09</text:p>
          </table:table-cell>
          <table:table-cell office:value-type="float" office:value="430730" table:style-name="ce172">
            <text:p>430,730</text:p>
          </table:table-cell>
          <table:table-cell office:value-type="float" office:value="223527" table:style-name="ce172">
            <text:p>223,527</text:p>
          </table:table-cell>
          <table:table-cell office:value-type="float" office:value="207203" table:style-name="ce172">
            <text:p>207,203</text:p>
          </table:table-cell>
          <table:table-cell office:value-type="float" office:value="84.67" table:style-name="ce171">
            <text:p>84.67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屏 東 縣</text:p>
          </table:table-cell>
          <table:table-cell office:value-type="float" office:value="828083" table:style-name="ce174">
            <text:p>828,083</text:p>
          </table:table-cell>
          <table:table-cell office:value-type="float" office:value="423148" table:style-name="ce172">
            <text:p>423,148</text:p>
          </table:table-cell>
          <table:table-cell office:value-type="float" office:value="404935" table:style-name="ce172">
            <text:p>404,935</text:p>
          </table:table-cell>
          <table:table-cell office:value-type="float" office:value="100" table:style-name="ce173">
            <text:p>100.00</text:p>
          </table:table-cell>
          <table:table-cell office:value-type="float" office:value="89483" table:style-name="ce172">
            <text:p>89,483</text:p>
          </table:table-cell>
          <table:table-cell office:value-type="float" office:value="46836" table:style-name="ce172">
            <text:p>46,836</text:p>
          </table:table-cell>
          <table:table-cell office:value-type="float" office:value="42647" table:style-name="ce172">
            <text:p>42,647</text:p>
          </table:table-cell>
          <table:table-cell office:value-type="float" office:value="10.81" table:style-name="ce173">
            <text:p>10.81</text:p>
          </table:table-cell>
          <table:table-cell office:value-type="float" office:value="604864" table:style-name="ce172">
            <text:p>604,864</text:p>
          </table:table-cell>
          <table:table-cell office:value-type="float" office:value="313406" table:style-name="ce172">
            <text:p>313,406</text:p>
          </table:table-cell>
          <table:table-cell office:value-type="float" office:value="291458" table:style-name="ce172">
            <text:p>291,458</text:p>
          </table:table-cell>
          <table:table-cell office:value-type="float" office:value="73.040000000000006" table:style-name="ce173">
            <text:p>73.04</text:p>
          </table:table-cell>
          <table:table-cell office:value-type="float" office:value="133736" table:style-name="ce172">
            <text:p>133,736</text:p>
          </table:table-cell>
          <table:table-cell office:value-type="float" office:value="62906" table:style-name="ce172">
            <text:p>62,906</text:p>
          </table:table-cell>
          <table:table-cell office:value-type="float" office:value="70830" table:style-name="ce172">
            <text:p>70,830</text:p>
          </table:table-cell>
          <table:table-cell office:value-type="float" office:value="16.149999999999999" table:style-name="ce173">
            <text:p>16.15</text:p>
          </table:table-cell>
          <table:table-cell office:value-type="float" office:value="362078" table:style-name="ce172">
            <text:p>362,078</text:p>
          </table:table-cell>
          <table:table-cell office:value-type="float" office:value="188674" table:style-name="ce172">
            <text:p>188,674</text:p>
          </table:table-cell>
          <table:table-cell office:value-type="float" office:value="173404" table:style-name="ce172">
            <text:p>173,404</text:p>
          </table:table-cell>
          <table:table-cell office:value-type="float" office:value="43.72" table:style-name="ce173">
            <text:p>43.72</text:p>
          </table:table-cell>
          <table:table-cell office:value-type="float" office:value="692334" table:style-name="ce172">
            <text:p>692,334</text:p>
          </table:table-cell>
          <table:table-cell office:value-type="float" office:value="352216" table:style-name="ce172">
            <text:p>352,216</text:p>
          </table:table-cell>
          <table:table-cell office:value-type="float" office:value="340118" table:style-name="ce172">
            <text:p>340,118</text:p>
          </table:table-cell>
          <table:table-cell office:value-type="float" office:value="83.61" table:style-name="ce171">
            <text:p>83.61</text:p>
          </table:table-cell>
          <table:table-cell table:number-columns-repeated="16359" table:style-name="ce170"/>
        </table:table-row>
        <table:table-row table:style-name="ro21">
          <table:table-cell office:value-type="string" table:style-name="ce175">
            <text:p>臺 東 縣</text:p>
          </table:table-cell>
          <table:table-cell office:value-type="float" office:value="219584" table:style-name="ce174">
            <text:p>219,584</text:p>
          </table:table-cell>
          <table:table-cell office:value-type="float" office:value="113262" table:style-name="ce172">
            <text:p>113,262</text:p>
          </table:table-cell>
          <table:table-cell office:value-type="float" office:value="106322" table:style-name="ce172">
            <text:p>106,322</text:p>
          </table:table-cell>
          <table:table-cell office:value-type="float" office:value="100" table:style-name="ce173">
            <text:p>100.00</text:p>
          </table:table-cell>
          <table:table-cell office:value-type="float" office:value="25991" table:style-name="ce172">
            <text:p>25,991</text:p>
          </table:table-cell>
          <table:table-cell office:value-type="float" office:value="13687" table:style-name="ce172">
            <text:p>13,687</text:p>
          </table:table-cell>
          <table:table-cell office:value-type="float" office:value="12304" table:style-name="ce172">
            <text:p>12,304</text:p>
          </table:table-cell>
          <table:table-cell office:value-type="float" office:value="11.84" table:style-name="ce173">
            <text:p>11.84</text:p>
          </table:table-cell>
          <table:table-cell office:value-type="float" office:value="158797" table:style-name="ce172">
            <text:p>158,797</text:p>
          </table:table-cell>
          <table:table-cell office:value-type="float" office:value="83708" table:style-name="ce172">
            <text:p>83,708</text:p>
          </table:table-cell>
          <table:table-cell office:value-type="float" office:value="75089" table:style-name="ce172">
            <text:p>75,089</text:p>
          </table:table-cell>
          <table:table-cell office:value-type="float" office:value="72.319999999999993" table:style-name="ce173">
            <text:p>72.32</text:p>
          </table:table-cell>
          <table:table-cell office:value-type="float" office:value="34796" table:style-name="ce172">
            <text:p>34,796</text:p>
          </table:table-cell>
          <table:table-cell office:value-type="float" office:value="15867" table:style-name="ce172">
            <text:p>15,867</text:p>
          </table:table-cell>
          <table:table-cell office:value-type="float" office:value="18929" table:style-name="ce172">
            <text:p>18,929</text:p>
          </table:table-cell>
          <table:table-cell office:value-type="float" office:value="15.85" table:style-name="ce173">
            <text:p>15.85</text:p>
          </table:table-cell>
          <table:table-cell office:value-type="float" office:value="94865" table:style-name="ce172">
            <text:p>94,865</text:p>
          </table:table-cell>
          <table:table-cell office:value-type="float" office:value="50260" table:style-name="ce172">
            <text:p>50,260</text:p>
          </table:table-cell>
          <table:table-cell office:value-type="float" office:value="44605" table:style-name="ce172">
            <text:p>44,605</text:p>
          </table:table-cell>
          <table:table-cell office:value-type="float" office:value="43.2" table:style-name="ce173">
            <text:p>43.20</text:p>
          </table:table-cell>
          <table:table-cell office:value-type="float" office:value="180805" table:style-name="ce172">
            <text:p>180,805</text:p>
          </table:table-cell>
          <table:table-cell office:value-type="float" office:value="92952" table:style-name="ce172">
            <text:p>92,952</text:p>
          </table:table-cell>
          <table:table-cell office:value-type="float" office:value="87853" table:style-name="ce172">
            <text:p>87,853</text:p>
          </table:table-cell>
          <table:table-cell office:value-type="float" office:value="82.34" table:style-name="ce171">
            <text:p>82.34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花 蓮 縣</text:p>
          </table:table-cell>
          <table:table-cell office:value-type="float" office:value="328709" table:style-name="ce174">
            <text:p>328,709</text:p>
          </table:table-cell>
          <table:table-cell office:value-type="float" office:value="166706" table:style-name="ce172">
            <text:p>166,706</text:p>
          </table:table-cell>
          <table:table-cell office:value-type="float" office:value="162003" table:style-name="ce172">
            <text:p>162,003</text:p>
          </table:table-cell>
          <table:table-cell office:value-type="float" office:value="100" table:style-name="ce173">
            <text:p>100.00</text:p>
          </table:table-cell>
          <table:table-cell office:value-type="float" office:value="39584" table:style-name="ce172">
            <text:p>39,584</text:p>
          </table:table-cell>
          <table:table-cell office:value-type="float" office:value="20665" table:style-name="ce172">
            <text:p>20,665</text:p>
          </table:table-cell>
          <table:table-cell office:value-type="float" office:value="18919" table:style-name="ce172">
            <text:p>18,919</text:p>
          </table:table-cell>
          <table:table-cell office:value-type="float" office:value="12.04" table:style-name="ce173">
            <text:p>12.04</text:p>
          </table:table-cell>
          <table:table-cell office:value-type="float" office:value="237740" table:style-name="ce172">
            <text:p>237,740</text:p>
          </table:table-cell>
          <table:table-cell office:value-type="float" office:value="122365" table:style-name="ce172">
            <text:p>122,365</text:p>
          </table:table-cell>
          <table:table-cell office:value-type="float" office:value="115375" table:style-name="ce172">
            <text:p>115,375</text:p>
          </table:table-cell>
          <table:table-cell office:value-type="float" office:value="72.33" table:style-name="ce173">
            <text:p>72.33</text:p>
          </table:table-cell>
          <table:table-cell office:value-type="float" office:value="51385" table:style-name="ce172">
            <text:p>51,385</text:p>
          </table:table-cell>
          <table:table-cell office:value-type="float" office:value="23676" table:style-name="ce172">
            <text:p>23,676</text:p>
          </table:table-cell>
          <table:table-cell office:value-type="float" office:value="27709" table:style-name="ce172">
            <text:p>27,709</text:p>
          </table:table-cell>
          <table:table-cell office:value-type="float" office:value="15.63" table:style-name="ce173">
            <text:p>15.63</text:p>
          </table:table-cell>
          <table:table-cell office:value-type="float" office:value="142816" table:style-name="ce172">
            <text:p>142,816</text:p>
          </table:table-cell>
          <table:table-cell office:value-type="float" office:value="73827" table:style-name="ce172">
            <text:p>73,827</text:p>
          </table:table-cell>
          <table:table-cell office:value-type="float" office:value="68989" table:style-name="ce172">
            <text:p>68,989</text:p>
          </table:table-cell>
          <table:table-cell office:value-type="float" office:value="43.45" table:style-name="ce173">
            <text:p>43.45</text:p>
          </table:table-cell>
          <table:table-cell office:value-type="float" office:value="270452" table:style-name="ce172">
            <text:p>270,452</text:p>
          </table:table-cell>
          <table:table-cell office:value-type="float" office:value="136244" table:style-name="ce172">
            <text:p>136,244</text:p>
          </table:table-cell>
          <table:table-cell office:value-type="float" office:value="134208" table:style-name="ce172">
            <text:p>134,208</text:p>
          </table:table-cell>
          <table:table-cell office:value-type="float" office:value="82.28" table:style-name="ce171">
            <text:p>82.28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澎 湖 縣</text:p>
          </table:table-cell>
          <table:table-cell office:value-type="float" office:value="104041" table:style-name="ce174">
            <text:p>104,041</text:p>
          </table:table-cell>
          <table:table-cell office:value-type="float" office:value="53572" table:style-name="ce172">
            <text:p>53,572</text:p>
          </table:table-cell>
          <table:table-cell office:value-type="float" office:value="50469" table:style-name="ce172">
            <text:p>50,469</text:p>
          </table:table-cell>
          <table:table-cell office:value-type="float" office:value="100" table:style-name="ce173">
            <text:p>100.00</text:p>
          </table:table-cell>
          <table:table-cell office:value-type="float" office:value="11155" table:style-name="ce172">
            <text:p>11,155</text:p>
          </table:table-cell>
          <table:table-cell office:value-type="float" office:value="5866" table:style-name="ce172">
            <text:p>5,866</text:p>
          </table:table-cell>
          <table:table-cell office:value-type="float" office:value="5289" table:style-name="ce172">
            <text:p>5,289</text:p>
          </table:table-cell>
          <table:table-cell office:value-type="float" office:value="10.72" table:style-name="ce173">
            <text:p>10.72</text:p>
          </table:table-cell>
          <table:table-cell office:value-type="float" office:value="76434" table:style-name="ce172">
            <text:p>76,434</text:p>
          </table:table-cell>
          <table:table-cell office:value-type="float" office:value="40083" table:style-name="ce172">
            <text:p>40,083</text:p>
          </table:table-cell>
          <table:table-cell office:value-type="float" office:value="36351" table:style-name="ce172">
            <text:p>36,351</text:p>
          </table:table-cell>
          <table:table-cell office:value-type="float" office:value="73.47" table:style-name="ce173">
            <text:p>73.47</text:p>
          </table:table-cell>
          <table:table-cell office:value-type="float" office:value="16452" table:style-name="ce172">
            <text:p>16,452</text:p>
          </table:table-cell>
          <table:table-cell office:value-type="float" office:value="7623" table:style-name="ce172">
            <text:p>7,623</text:p>
          </table:table-cell>
          <table:table-cell office:value-type="float" office:value="8829" table:style-name="ce172">
            <text:p>8,829</text:p>
          </table:table-cell>
          <table:table-cell office:value-type="float" office:value="15.81" table:style-name="ce173">
            <text:p>15.81</text:p>
          </table:table-cell>
          <table:table-cell office:value-type="float" office:value="48015" table:style-name="ce172">
            <text:p>48,015</text:p>
          </table:table-cell>
          <table:table-cell office:value-type="float" office:value="24968" table:style-name="ce172">
            <text:p>24,968</text:p>
          </table:table-cell>
          <table:table-cell office:value-type="float" office:value="23047" table:style-name="ce172">
            <text:p>23,047</text:p>
          </table:table-cell>
          <table:table-cell office:value-type="float" office:value="46.15" table:style-name="ce173">
            <text:p>46.15</text:p>
          </table:table-cell>
          <table:table-cell office:value-type="float" office:value="87095" table:style-name="ce172">
            <text:p>87,095</text:p>
          </table:table-cell>
          <table:table-cell office:value-type="float" office:value="44623" table:style-name="ce172">
            <text:p>44,623</text:p>
          </table:table-cell>
          <table:table-cell office:value-type="float" office:value="42472" table:style-name="ce172">
            <text:p>42,472</text:p>
          </table:table-cell>
          <table:table-cell office:value-type="float" office:value="83.71" table:style-name="ce171">
            <text:p>83.71</text:p>
          </table:table-cell>
          <table:table-cell table:number-columns-repeated="16359" table:style-name="ce170"/>
        </table:table-row>
        <table:table-row table:style-name="ro22">
          <table:table-cell office:value-type="string" table:style-name="ce175">
            <text:p>基 隆 市</text:p>
          </table:table-cell>
          <table:table-cell office:value-type="float" office:value="370612" table:style-name="ce174">
            <text:p>370,612</text:p>
          </table:table-cell>
          <table:table-cell office:value-type="float" office:value="185319" table:style-name="ce172">
            <text:p>185,319</text:p>
          </table:table-cell>
          <table:table-cell office:value-type="float" office:value="185293" table:style-name="ce172">
            <text:p>185,293</text:p>
          </table:table-cell>
          <table:table-cell office:value-type="float" office:value="100" table:style-name="ce173">
            <text:p>100.00</text:p>
          </table:table-cell>
          <table:table-cell office:value-type="float" office:value="39256" table:style-name="ce172">
            <text:p>39,256</text:p>
          </table:table-cell>
          <table:table-cell office:value-type="float" office:value="20370" table:style-name="ce172">
            <text:p>20,370</text:p>
          </table:table-cell>
          <table:table-cell office:value-type="float" office:value="18886" table:style-name="ce172">
            <text:p>18,886</text:p>
          </table:table-cell>
          <table:table-cell office:value-type="float" office:value="10.59" table:style-name="ce173">
            <text:p>10.59</text:p>
          </table:table-cell>
          <table:table-cell office:value-type="float" office:value="274655" table:style-name="ce172">
            <text:p>274,655</text:p>
          </table:table-cell>
          <table:table-cell office:value-type="float" office:value="139274" table:style-name="ce172">
            <text:p>139,274</text:p>
          </table:table-cell>
          <table:table-cell office:value-type="float" office:value="135381" table:style-name="ce172">
            <text:p>135,381</text:p>
          </table:table-cell>
          <table:table-cell office:value-type="float" office:value="74.11" table:style-name="ce173">
            <text:p>74.11</text:p>
          </table:table-cell>
          <table:table-cell office:value-type="float" office:value="56701" table:style-name="ce172">
            <text:p>56,701</text:p>
          </table:table-cell>
          <table:table-cell office:value-type="float" office:value="25675" table:style-name="ce172">
            <text:p>25,675</text:p>
          </table:table-cell>
          <table:table-cell office:value-type="float" office:value="31026" table:style-name="ce172">
            <text:p>31,026</text:p>
          </table:table-cell>
          <table:table-cell office:value-type="float" office:value="15.3" table:style-name="ce173">
            <text:p>15.30</text:p>
          </table:table-cell>
          <table:table-cell office:value-type="float" office:value="161643" table:style-name="ce172">
            <text:p>161,643</text:p>
          </table:table-cell>
          <table:table-cell office:value-type="float" office:value="82737" table:style-name="ce172">
            <text:p>82,737</text:p>
          </table:table-cell>
          <table:table-cell office:value-type="float" office:value="78906" table:style-name="ce172">
            <text:p>78,906</text:p>
          </table:table-cell>
          <table:table-cell office:value-type="float" office:value="43.62" table:style-name="ce173">
            <text:p>43.62</text:p>
          </table:table-cell>
          <table:table-cell office:value-type="float" office:value="310800" table:style-name="ce172">
            <text:p>310,800</text:p>
          </table:table-cell>
          <table:table-cell office:value-type="float" office:value="154229" table:style-name="ce172">
            <text:p>154,229</text:p>
          </table:table-cell>
          <table:table-cell office:value-type="float" office:value="156571" table:style-name="ce172">
            <text:p>156,571</text:p>
          </table:table-cell>
          <table:table-cell office:value-type="float" office:value="83.86" table:style-name="ce171">
            <text:p>83.86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新 竹 市</text:p>
          </table:table-cell>
          <table:table-cell office:value-type="float" office:value="443581" table:style-name="ce174">
            <text:p>443,581</text:p>
          </table:table-cell>
          <table:table-cell office:value-type="float" office:value="218854" table:style-name="ce172">
            <text:p>218,854</text:p>
          </table:table-cell>
          <table:table-cell office:value-type="float" office:value="224727" table:style-name="ce172">
            <text:p>224,727</text:p>
          </table:table-cell>
          <table:table-cell office:value-type="float" office:value="100" table:style-name="ce173">
            <text:p>100.00</text:p>
          </table:table-cell>
          <table:table-cell office:value-type="float" office:value="76787" table:style-name="ce172">
            <text:p>76,787</text:p>
          </table:table-cell>
          <table:table-cell office:value-type="float" office:value="39868" table:style-name="ce172">
            <text:p>39,868</text:p>
          </table:table-cell>
          <table:table-cell office:value-type="float" office:value="36919" table:style-name="ce172">
            <text:p>36,919</text:p>
          </table:table-cell>
          <table:table-cell office:value-type="float" office:value="17.309999999999999" table:style-name="ce173">
            <text:p>17.31</text:p>
          </table:table-cell>
          <table:table-cell office:value-type="float" office:value="314692" table:style-name="ce172">
            <text:p>314,692</text:p>
          </table:table-cell>
          <table:table-cell office:value-type="float" office:value="155796" table:style-name="ce172">
            <text:p>155,796</text:p>
          </table:table-cell>
          <table:table-cell office:value-type="float" office:value="158896" table:style-name="ce172">
            <text:p>158,896</text:p>
          </table:table-cell>
          <table:table-cell office:value-type="float" office:value="70.94" table:style-name="ce173">
            <text:p>70.94</text:p>
          </table:table-cell>
          <table:table-cell office:value-type="float" office:value="52102" table:style-name="ce172">
            <text:p>52,102</text:p>
          </table:table-cell>
          <table:table-cell office:value-type="float" office:value="23190" table:style-name="ce172">
            <text:p>23,190</text:p>
          </table:table-cell>
          <table:table-cell office:value-type="float" office:value="28912" table:style-name="ce172">
            <text:p>28,912</text:p>
          </table:table-cell>
          <table:table-cell office:value-type="float" office:value="11.75" table:style-name="ce173">
            <text:p>11.75</text:p>
          </table:table-cell>
          <table:table-cell office:value-type="float" office:value="202727" table:style-name="ce172">
            <text:p>202,727</text:p>
          </table:table-cell>
          <table:table-cell office:value-type="float" office:value="100152" table:style-name="ce172">
            <text:p>100,152</text:p>
          </table:table-cell>
          <table:table-cell office:value-type="float" office:value="102575" table:style-name="ce172">
            <text:p>102,575</text:p>
          </table:table-cell>
          <table:table-cell office:value-type="float" office:value="45.7" table:style-name="ce173">
            <text:p>45.70</text:p>
          </table:table-cell>
          <table:table-cell office:value-type="float" office:value="339846" table:style-name="ce172">
            <text:p>339,846</text:p>
          </table:table-cell>
          <table:table-cell office:value-type="float" office:value="164924" table:style-name="ce172">
            <text:p>164,924</text:p>
          </table:table-cell>
          <table:table-cell office:value-type="float" office:value="174922" table:style-name="ce172">
            <text:p>174,922</text:p>
          </table:table-cell>
          <table:table-cell office:value-type="float" office:value="76.61" table:style-name="ce171">
            <text:p>76.61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嘉 義 市</text:p>
          </table:table-cell>
          <table:table-cell office:value-type="float" office:value="268973" table:style-name="ce174">
            <text:p>268,973</text:p>
          </table:table-cell>
          <table:table-cell office:value-type="float" office:value="130627" table:style-name="ce172">
            <text:p>130,627</text:p>
          </table:table-cell>
          <table:table-cell office:value-type="float" office:value="138346" table:style-name="ce172">
            <text:p>138,346</text:p>
          </table:table-cell>
          <table:table-cell office:value-type="float" office:value="100" table:style-name="ce173">
            <text:p>100.00</text:p>
          </table:table-cell>
          <table:table-cell office:value-type="float" office:value="37309" table:style-name="ce172">
            <text:p>37,309</text:p>
          </table:table-cell>
          <table:table-cell office:value-type="float" office:value="19507" table:style-name="ce172">
            <text:p>19,507</text:p>
          </table:table-cell>
          <table:table-cell office:value-type="float" office:value="17802" table:style-name="ce172">
            <text:p>17,802</text:p>
          </table:table-cell>
          <table:table-cell office:value-type="float" office:value="13.87" table:style-name="ce173">
            <text:p>13.87</text:p>
          </table:table-cell>
          <table:table-cell office:value-type="float" office:value="192730" table:style-name="ce172">
            <text:p>192,730</text:p>
          </table:table-cell>
          <table:table-cell office:value-type="float" office:value="93883" table:style-name="ce172">
            <text:p>93,883</text:p>
          </table:table-cell>
          <table:table-cell office:value-type="float" office:value="98847" table:style-name="ce172">
            <text:p>98,847</text:p>
          </table:table-cell>
          <table:table-cell office:value-type="float" office:value="71.650000000000006" table:style-name="ce173">
            <text:p>71.65</text:p>
          </table:table-cell>
          <table:table-cell office:value-type="float" office:value="38934" table:style-name="ce172">
            <text:p>38,934</text:p>
          </table:table-cell>
          <table:table-cell office:value-type="float" office:value="17237" table:style-name="ce172">
            <text:p>17,237</text:p>
          </table:table-cell>
          <table:table-cell office:value-type="float" office:value="21697" table:style-name="ce172">
            <text:p>21,697</text:p>
          </table:table-cell>
          <table:table-cell office:value-type="float" office:value="14.48" table:style-name="ce173">
            <text:p>14.48</text:p>
          </table:table-cell>
          <table:table-cell office:value-type="float" office:value="117255" table:style-name="ce172">
            <text:p>117,255</text:p>
          </table:table-cell>
          <table:table-cell office:value-type="float" office:value="56971" table:style-name="ce172">
            <text:p>56,971</text:p>
          </table:table-cell>
          <table:table-cell office:value-type="float" office:value="60284" table:style-name="ce172">
            <text:p>60,284</text:p>
          </table:table-cell>
          <table:table-cell office:value-type="float" office:value="43.59" table:style-name="ce173">
            <text:p>43.59</text:p>
          </table:table-cell>
          <table:table-cell office:value-type="float" office:value="214106" table:style-name="ce172">
            <text:p>214,106</text:p>
          </table:table-cell>
          <table:table-cell office:value-type="float" office:value="101938" table:style-name="ce172">
            <text:p>101,938</text:p>
          </table:table-cell>
          <table:table-cell office:value-type="float" office:value="112168" table:style-name="ce172">
            <text:p>112,168</text:p>
          </table:table-cell>
          <table:table-cell office:value-type="float" office:value="79.599999999999994" table:style-name="ce171">
            <text:p>79.60</text:p>
          </table:table-cell>
          <table:table-cell table:number-columns-repeated="16359" table:style-name="ce170"/>
        </table:table-row>
        <table:table-row table:style-name="ro36">
          <table:table-cell office:value-type="string" table:style-name="ce180">
            <text:p>福 建 省</text:p>
          </table:table-cell>
          <table:table-cell office:value-type="float" office:value="151028" table:style-name="ce179">
            <text:p>151,028</text:p>
          </table:table-cell>
          <table:table-cell office:value-type="float" office:value="76421" table:style-name="ce177">
            <text:p>76,421</text:p>
          </table:table-cell>
          <table:table-cell office:value-type="float" office:value="74607" table:style-name="ce177">
            <text:p>74,607</text:p>
          </table:table-cell>
          <table:table-cell office:value-type="float" office:value="100" table:style-name="ce178">
            <text:p>100.00</text:p>
          </table:table-cell>
          <table:table-cell office:value-type="float" office:value="14632" table:style-name="ce177">
            <text:p>14,632</text:p>
          </table:table-cell>
          <table:table-cell office:value-type="float" office:value="7680" table:style-name="ce177">
            <text:p>7,680</text:p>
          </table:table-cell>
          <table:table-cell office:value-type="float" office:value="6952" table:style-name="ce177">
            <text:p>6,952</text:p>
          </table:table-cell>
          <table:table-cell office:value-type="float" office:value="9.69" table:style-name="ce178">
            <text:p>9.69</text:p>
          </table:table-cell>
          <table:table-cell office:value-type="float" office:value="117598" table:style-name="ce177">
            <text:p>117,598</text:p>
          </table:table-cell>
          <table:table-cell office:value-type="float" office:value="59653" table:style-name="ce177">
            <text:p>59,653</text:p>
          </table:table-cell>
          <table:table-cell office:value-type="float" office:value="57945" table:style-name="ce177">
            <text:p>57,945</text:p>
          </table:table-cell>
          <table:table-cell office:value-type="float" office:value="77.87" table:style-name="ce178">
            <text:p>77.87</text:p>
          </table:table-cell>
          <table:table-cell office:value-type="float" office:value="18798" table:style-name="ce177">
            <text:p>18,798</text:p>
          </table:table-cell>
          <table:table-cell office:value-type="float" office:value="9088" table:style-name="ce177">
            <text:p>9,088</text:p>
          </table:table-cell>
          <table:table-cell office:value-type="float" office:value="9710" table:style-name="ce177">
            <text:p>9,710</text:p>
          </table:table-cell>
          <table:table-cell office:value-type="float" office:value="12.45" table:style-name="ce178">
            <text:p>12.45</text:p>
          </table:table-cell>
          <table:table-cell office:value-type="float" office:value="70484" table:style-name="ce177">
            <text:p>70,484</text:p>
          </table:table-cell>
          <table:table-cell office:value-type="float" office:value="35396" table:style-name="ce177">
            <text:p>35,396</text:p>
          </table:table-cell>
          <table:table-cell office:value-type="float" office:value="35088" table:style-name="ce177">
            <text:p>35,088</text:p>
          </table:table-cell>
          <table:table-cell office:value-type="float" office:value="46.67" table:style-name="ce178">
            <text:p>46.67</text:p>
          </table:table-cell>
          <table:table-cell office:value-type="float" office:value="129238" table:style-name="ce177">
            <text:p>129,238</text:p>
          </table:table-cell>
          <table:table-cell office:value-type="float" office:value="65034" table:style-name="ce177">
            <text:p>65,034</text:p>
          </table:table-cell>
          <table:table-cell office:value-type="float" office:value="64204" table:style-name="ce177">
            <text:p>64,204</text:p>
          </table:table-cell>
          <table:table-cell office:value-type="float" office:value="85.57" table:style-name="ce176">
            <text:p>85.57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金 門 縣</text:p>
          </table:table-cell>
          <table:table-cell office:value-type="float" office:value="137952" table:style-name="ce174">
            <text:p>137,952</text:p>
          </table:table-cell>
          <table:table-cell office:value-type="float" office:value="68938" table:style-name="ce172">
            <text:p>68,938</text:p>
          </table:table-cell>
          <table:table-cell office:value-type="float" office:value="69014" table:style-name="ce172">
            <text:p>69,014</text:p>
          </table:table-cell>
          <table:table-cell office:value-type="float" office:value="100" table:style-name="ce173">
            <text:p>100.00</text:p>
          </table:table-cell>
          <table:table-cell office:value-type="float" office:value="13122" table:style-name="ce172">
            <text:p>13,122</text:p>
          </table:table-cell>
          <table:table-cell office:value-type="float" office:value="6875" table:style-name="ce172">
            <text:p>6,875</text:p>
          </table:table-cell>
          <table:table-cell office:value-type="float" office:value="6247" table:style-name="ce172">
            <text:p>6,247</text:p>
          </table:table-cell>
          <table:table-cell office:value-type="float" office:value="9.51" table:style-name="ce173">
            <text:p>9.51</text:p>
          </table:table-cell>
          <table:table-cell office:value-type="float" office:value="107466" table:style-name="ce172">
            <text:p>107,466</text:p>
          </table:table-cell>
          <table:table-cell office:value-type="float" office:value="53735" table:style-name="ce172">
            <text:p>53,735</text:p>
          </table:table-cell>
          <table:table-cell office:value-type="float" office:value="53731" table:style-name="ce172">
            <text:p>53,731</text:p>
          </table:table-cell>
          <table:table-cell office:value-type="float" office:value="77.900000000000006" table:style-name="ce173">
            <text:p>77.90</text:p>
          </table:table-cell>
          <table:table-cell office:value-type="float" office:value="17364" table:style-name="ce172">
            <text:p>17,364</text:p>
          </table:table-cell>
          <table:table-cell office:value-type="float" office:value="8328" table:style-name="ce172">
            <text:p>8,328</text:p>
          </table:table-cell>
          <table:table-cell office:value-type="float" office:value="9036" table:style-name="ce172">
            <text:p>9,036</text:p>
          </table:table-cell>
          <table:table-cell office:value-type="float" office:value="12.59" table:style-name="ce173">
            <text:p>12.59</text:p>
          </table:table-cell>
          <table:table-cell office:value-type="float" office:value="64303" table:style-name="ce172">
            <text:p>64,303</text:p>
          </table:table-cell>
          <table:table-cell office:value-type="float" office:value="31850" table:style-name="ce172">
            <text:p>31,850</text:p>
          </table:table-cell>
          <table:table-cell office:value-type="float" office:value="32453" table:style-name="ce172">
            <text:p>32,453</text:p>
          </table:table-cell>
          <table:table-cell office:value-type="float" office:value="46.61" table:style-name="ce173">
            <text:p>46.61</text:p>
          </table:table-cell>
          <table:table-cell office:value-type="float" office:value="118325" table:style-name="ce172">
            <text:p>118,325</text:p>
          </table:table-cell>
          <table:table-cell office:value-type="float" office:value="58719" table:style-name="ce172">
            <text:p>58,719</text:p>
          </table:table-cell>
          <table:table-cell office:value-type="float" office:value="59606" table:style-name="ce172">
            <text:p>59,606</text:p>
          </table:table-cell>
          <table:table-cell office:value-type="float" office:value="85.77" table:style-name="ce171">
            <text:p>85.77</text:p>
          </table:table-cell>
          <table:table-cell table:number-columns-repeated="16359" table:style-name="ce170"/>
        </table:table-row>
        <table:table-row table:style-name="ro20">
          <table:table-cell office:value-type="string" table:style-name="ce175">
            <text:p>連 江 縣</text:p>
          </table:table-cell>
          <table:table-cell office:value-type="float" office:value="13076" table:style-name="ce174">
            <text:p>13,076</text:p>
          </table:table-cell>
          <table:table-cell office:value-type="float" office:value="7483" table:style-name="ce172">
            <text:p>7,483</text:p>
          </table:table-cell>
          <table:table-cell office:value-type="float" office:value="5593" table:style-name="ce172">
            <text:p>5,593</text:p>
          </table:table-cell>
          <table:table-cell office:value-type="float" office:value="100" table:style-name="ce173">
            <text:p>100.00</text:p>
          </table:table-cell>
          <table:table-cell office:value-type="float" office:value="1510" table:style-name="ce172">
            <text:p>1,510</text:p>
          </table:table-cell>
          <table:table-cell office:value-type="float" office:value="805" table:style-name="ce172">
            <text:p>805</text:p>
          </table:table-cell>
          <table:table-cell office:value-type="float" office:value="705" table:style-name="ce172">
            <text:p>705</text:p>
          </table:table-cell>
          <table:table-cell office:value-type="float" office:value="11.55" table:style-name="ce173">
            <text:p>11.55</text:p>
          </table:table-cell>
          <table:table-cell office:value-type="float" office:value="10132" table:style-name="ce172">
            <text:p>10,132</text:p>
          </table:table-cell>
          <table:table-cell office:value-type="float" office:value="5918" table:style-name="ce172">
            <text:p>5,918</text:p>
          </table:table-cell>
          <table:table-cell office:value-type="float" office:value="4214" table:style-name="ce172">
            <text:p>4,214</text:p>
          </table:table-cell>
          <table:table-cell office:value-type="float" office:value="77.489999999999995" table:style-name="ce173">
            <text:p>77.49</text:p>
          </table:table-cell>
          <table:table-cell office:value-type="float" office:value="1434" table:style-name="ce172">
            <text:p>1,434</text:p>
          </table:table-cell>
          <table:table-cell office:value-type="float" office:value="760" table:style-name="ce172">
            <text:p>760</text:p>
          </table:table-cell>
          <table:table-cell office:value-type="float" office:value="674" table:style-name="ce172">
            <text:p>674</text:p>
          </table:table-cell>
          <table:table-cell office:value-type="float" office:value="10.97" table:style-name="ce173">
            <text:p>10.97</text:p>
          </table:table-cell>
          <table:table-cell office:value-type="float" office:value="6181" table:style-name="ce172">
            <text:p>6,181</text:p>
          </table:table-cell>
          <table:table-cell office:value-type="float" office:value="3546" table:style-name="ce172">
            <text:p>3,546</text:p>
          </table:table-cell>
          <table:table-cell office:value-type="float" office:value="2635" table:style-name="ce172">
            <text:p>2,635</text:p>
          </table:table-cell>
          <table:table-cell office:value-type="float" office:value="47.27" table:style-name="ce173">
            <text:p>47.27</text:p>
          </table:table-cell>
          <table:table-cell office:value-type="float" office:value="10913" table:style-name="ce172">
            <text:p>10,913</text:p>
          </table:table-cell>
          <table:table-cell office:value-type="float" office:value="6315" table:style-name="ce172">
            <text:p>6,315</text:p>
          </table:table-cell>
          <table:table-cell office:value-type="float" office:value="4598" table:style-name="ce172">
            <text:p>4,598</text:p>
          </table:table-cell>
          <table:table-cell office:value-type="float" office:value="83.46" table:style-name="ce171">
            <text:p>83.46</text:p>
          </table:table-cell>
          <table:table-cell table:number-columns-repeated="16359" table:style-name="ce170"/>
        </table:table-row>
        <table:table-row table:style-name="ro37">
          <table:table-cell table:style-name="ce169"/>
          <table:table-cell table:style-name="ce168"/>
          <table:table-cell table:number-columns-repeated="6" table:style-name="ce167"/>
          <table:table-cell table:style-name="ce165"/>
          <table:table-cell table:number-columns-repeated="3" table:style-name="ce167"/>
          <table:table-cell table:style-name="ce165"/>
          <table:table-cell table:number-columns-repeated="3" table:style-name="ce167"/>
          <table:table-cell table:number-columns-repeated="3" table:style-name="ce165"/>
          <table:table-cell table:style-name="ce166"/>
          <table:table-cell table:style-name="ce165"/>
          <table:table-cell table:number-columns-repeated="3" table:style-name="ce164"/>
          <table:table-cell table:style-name="ce163"/>
          <table:table-cell table:number-columns-repeated="16359" table:style-name="ce161"/>
        </table:table-row>
        <table:table-row table:style-name="ro30">
          <table:table-cell table:style-name="ce162"/>
          <table:table-cell table:number-columns-repeated="23" table:style-name="ce161"/>
          <table:table-cell office:value-type="string" table:style-name="ce94">
            <text:p>內政部戶政司 民國107年8月3日編製</text:p>
          </table:table-cell>
          <table:table-cell table:number-columns-repeated="16359" table:style-name="ce161"/>
        </table:table-row>
        <table:table-row table:style-name="ro38">
          <table:table-cell table:style-name="ce160"/>
          <table:table-cell table:number-columns-repeated="16383" table:style-name="ce159"/>
        </table:table-row>
        <table:table-row table:number-rows-repeated="1048543" table:style-name="ro38">
          <table:table-cell table:number-columns-repeated="16384"/>
        </table:table-row>
        <table:named-expressions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資料分析-修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8" svg:x="0in" svg:y="0in" svg:width="7.01667in" svg:height="9.96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9">
          <table:table-cell table:style-name="ce1">
            <draw:frame draw:z-index="2" draw:id="id1" draw:style-name="a1" draw:name="Object 9" svg:x="0in" svg:y="0in" svg:width="7.2in" svg:height="9.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0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-修_.$A$52" table:base-cell-address="資料分析-修_.$A$1"/>
          <table:named-range table:name="OLE_LINK18" table:cell-range-address="資料分析-修_.$A$48" table:base-cell-address="資料分析-修_.$A$1"/>
          <table:named-range table:name="OLE_LINK2" table:cell-range-address="資料分析-修_.$A$1" table:base-cell-address="資料分析-修_.$A$1"/>
          <table:named-expression table:name="OLE_LINK4" table:expression="of:=['資料分析-修_'.#REF!]" table:base-cell-address="年月別-修.$A$1"/>
          <table:named-range table:name="OLE_LINK9" table:cell-range-address="資料分析-修_.$A$51" table:base-cell-address="資料分析-修_.$A$1"/>
          <table:named-range table:name="Print_Area" table:cell-range-address="資料分析-修_.$A$1:資料分析-修_.$H$94" table:base-cell-address="資料分析-修_.$A$1"/>
          <table:named-expression table:name="rd_rf_f_97y_9802_data" table:expression="of:=[.#REF!]" table:base-cell-address="年月別-修.$A$1"/>
          <table:named-expression table:name="rd_rg_f_84y_97y_data" table:expression="of:=[.#REF!]" table:base-cell-address="年月別-修.$A$1"/>
          <table:named-expression table:name="rd_rg_f_9805_data" table:expression="of:=[.#REF!]" table:base-cell-address="年月別-修.$A$1"/>
          <table:named-expression table:name="rd_rg_f_9806_data" table:expression="of:=[.#REF!]" table:base-cell-address="年月別-修.$A$1"/>
          <table:named-expression table:name="rd_rg_f_9807_data" table:expression="of:=[.#REF!]" table:base-cell-address="年月別-修.$A$1"/>
          <table:named-expression table:name="rd_rg_f_9808_data" table:expression="of:=[.#REF!]" table:base-cell-address="年月別-修.$A$1"/>
          <table:named-expression table:name="rd_rg_f_98y_9803_data" table:expression="of:=[.#REF!]" table:base-cell-address="年月別-修.$A$1"/>
          <table:named-expression table:name="rd_rg_f_98y_9804_data" table:expression="of:=[.#REF!]" table:base-cell-address="年月別-修.$A$1"/>
          <table:named-expression table:name="rd_rg_q_84y_97y_data" table:expression="of:=[.#REF!]" table:base-cell-address="年月別-修.$A$1"/>
          <table:named-expression table:name="rd_rg_q_97y_9802_data" table:expression="of:=[.#REF!]" table:base-cell-address="年月別-修.$A$1"/>
          <table:named-expression table:name="rd_rg_q_9805_data" table:expression="of:=[.#REF!]" table:base-cell-address="年月別-修.$A$1"/>
          <table:named-expression table:name="rd_rg_q_9806_data" table:expression="of:=[.#REF!]" table:base-cell-address="年月別-修.$A$1"/>
          <table:named-expression table:name="rd_rg_q_9807_data" table:expression="of:=[.#REF!]" table:base-cell-address="年月別-修.$A$1"/>
          <table:named-expression table:name="rd_rg_q_9808_data" table:expression="of:=[.#REF!]" table:base-cell-address="年月別-修.$A$1"/>
          <table:named-expression table:name="rd_rg_q_98y_9803_data" table:expression="of:=[.#REF!]" table:base-cell-address="年月別-修.$A$1"/>
          <table:named-expression table:name="rd_rg_q_98y_9804_data" table:expression="of:=[.#REF!]" table:base-cell-address="年月別-修.$A$1"/>
          <table:named-expression table:name="rd_rg_q9607" table:expression="of:=[.#REF!]" table:base-cell-address="年月別-修.$A$1"/>
          <table:named-expression table:name="rd_t_84y_97y_data" table:expression="of:=[.#REF!]" table:base-cell-address="年月別-修.$A$1"/>
          <table:named-expression table:name="rd_t_97y_9802_data" table:expression="of:=[.#REF!]" table:base-cell-address="年月別-修.$A$1"/>
          <table:named-expression table:name="rd_t_9805_data" table:expression="of:=[.#REF!]" table:base-cell-address="年月別-修.$A$1"/>
          <table:named-expression table:name="rd_t_9806_data" table:expression="of:=[.#REF!]" table:base-cell-address="年月別-修.$A$1"/>
          <table:named-expression table:name="rd_t_9807_data" table:expression="of:=[.#REF!]" table:base-cell-address="年月別-修.$A$1"/>
          <table:named-expression table:name="rd_t_9808_data" table:expression="of:=[.#REF!]" table:base-cell-address="年月別-修.$A$1"/>
          <table:named-expression table:name="rd_t_98y_9803_data" table:expression="of:=[.#REF!]" table:base-cell-address="年月別-修.$A$1"/>
          <table:named-expression table:name="rd_t_98y_9804_data" table:expression="of:=[.#REF!]" table:base-cell-address="年月別-修.$A$1"/>
          <table:named-expression table:name="rd_t9607" table:expression="of:=[.#REF!]" table:base-cell-address="年月別-修.$A$1"/>
          <table:named-expression table:name="月底人口數" table:expression="of:=[.#REF!]" table:base-cell-address="年月別-修.$A$1"/>
          <table:named-expression table:name="出生" table:expression="of:=[.#REF!]" table:base-cell-address="年月別-修.$A$1"/>
          <table:named-expression table:name="死亡" table:expression="of:=[.#REF!]" table:base-cell-address="年月別-修.$A$1"/>
          <table:named-expression table:name="結婚" table:expression="of:=[.#REF!]" table:base-cell-address="年月別-修.$A$1"/>
          <table:named-expression table:name="鄰數戶數" table:expression="of:=[.#REF!]" table:base-cell-address="年月別-修.$A$1"/>
          <table:named-expression table:name="離婚" table:expression="of:=[.#REF!]" table:base-cell-address="年月別-修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新修10704結婚+1速報-107.7公式-.xls'#速年月別" table:style-name="ta5">
        <table:table-source xlink:href="file:///D:/0662/01.速報/107年/新修10704結婚+1速報-107.7公式-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新修10704結婚+1速報-107.7公式-.xls'#速縣市別" table:style-name="ta5">
        <table:table-source xlink:href="file:///D:/0662/01.速報/107年/新修10704結婚+1速報-107.7公式-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新修10704結婚+1速報-107.7公式-.xls'#當月速報連結-資料分析數字" table:style-name="ta5">
        <table:table-source xlink:href="file:///D:/0662/01.速報/107年/新修10704結婚+1速報-107.7公式-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新修10704結婚+1速報-107.7公式-.xls'#縣市排序公式" table:style-name="ta5">
        <table:table-source xlink:href="file:///D:/0662/01.速報/107年/新修10704結婚+1速報-107.7公式-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新修10704結婚+1速報-107.7公式-.xls'#06-人口增加&amp;生死結離" table:style-name="ta5">
        <table:table-source xlink:href="file:///D:/0662/01.速報/107年/新修10704結婚+1速報-107.7公式-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新修10704結婚+1速報-107.7公式-.xls'#原始速報-公式" table:style-name="ta5">
        <table:table-source xlink:href="file:///D:/0662/01.速報/107年/新修10704結婚+1速報-107.7公式-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新修10704結婚+1速報-107.7公式-.xls'#月160" table:style-name="ta5">
        <table:table-source xlink:href="file:///D:/0662/01.速報/107年/新修10704結婚+1速報-107.7公式-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新修10704結婚+1速報-107.7公式-.xls'#月170" table:style-name="ta5">
        <table:table-source xlink:href="file:///D:/0662/01.速報/107年/新修10704結婚+1速報-107.7公式-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4,05,速報3階段年齡-連結(公式)檔107.7.xls'#04單齡-列印前2頁" table:style-name="ta5">
        <table:table-source xlink:href="file:///D:/0662/A.上網月報(含1科)/107年/10707/新表號04,05,速報3階段年齡-連結(公式)檔107.7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4,05,速報3階段年齡-連結(公式)檔107.7.xls'#速報-年齡結構-(列印版)" table:style-name="ta5">
        <table:table-source xlink:href="file:///D:/0662/A.上網月報(含1科)/107年/10707/新表號04,05,速報3階段年齡-連結(公式)檔107.7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4,05,速報3階段年齡-連結(公式)檔107.7.xls'#05年齡結構-列印版" table:style-name="ta5">
        <table:table-source xlink:href="file:///D:/0662/A.上網月報(含1科)/107年/10707/新表號04,05,速報3階段年齡-連結(公式)檔107.7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7/新表號04,05,速報3階段年齡-連結(公式)檔107.7.xls'#05年齡結構-(貼值-上網版)" table:style-name="ta5">
        <table:table-source xlink:href="file:///D:/0662/A.上網月報(含1科)/107年/10707/新表號04,05,速報3階段年齡-連結(公式)檔107.7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rd_rf_f_97y_9802_data" table:expression="of:=[.#REF!]" table:base-cell-address="年月別-修.$A$1"/>
        <table:named-expression table:name="rd_rg_f_84y_97y_data" table:expression="of:=[.#REF!]" table:base-cell-address="年月別-修.$A$1"/>
        <table:named-expression table:name="rd_rg_f_9805_data" table:expression="of:=[.#REF!]" table:base-cell-address="年月別-修.$A$1"/>
        <table:named-expression table:name="rd_rg_f_9806_data" table:expression="of:=[.#REF!]" table:base-cell-address="年月別-修.$A$1"/>
        <table:named-expression table:name="rd_rg_f_9807_data" table:expression="of:=[.#REF!]" table:base-cell-address="年月別-修.$A$1"/>
        <table:named-expression table:name="rd_rg_f_9808_data" table:expression="of:=[.#REF!]" table:base-cell-address="年月別-修.$A$1"/>
        <table:named-expression table:name="rd_rg_f_98y_9803_data" table:expression="of:=[.#REF!]" table:base-cell-address="年月別-修.$A$1"/>
        <table:named-expression table:name="rd_rg_f_98y_9804_data" table:expression="of:=[.#REF!]" table:base-cell-address="年月別-修.$A$1"/>
        <table:named-expression table:name="rd_rg_q_84y_97y_data" table:expression="of:=[.#REF!]" table:base-cell-address="年月別-修.$A$1"/>
        <table:named-expression table:name="rd_rg_q_97y_9802_data" table:expression="of:=[.#REF!]" table:base-cell-address="年月別-修.$A$1"/>
        <table:named-expression table:name="rd_rg_q_9805_data" table:expression="of:=[.#REF!]" table:base-cell-address="年月別-修.$A$1"/>
        <table:named-expression table:name="rd_rg_q_9806_data" table:expression="of:=[.#REF!]" table:base-cell-address="年月別-修.$A$1"/>
        <table:named-expression table:name="rd_rg_q_9807_data" table:expression="of:=[.#REF!]" table:base-cell-address="年月別-修.$A$1"/>
        <table:named-expression table:name="rd_rg_q_9808_data" table:expression="of:=[.#REF!]" table:base-cell-address="年月別-修.$A$1"/>
        <table:named-expression table:name="rd_rg_q_98y_9803_data" table:expression="of:=[.#REF!]" table:base-cell-address="年月別-修.$A$1"/>
        <table:named-expression table:name="rd_rg_q_98y_9804_data" table:expression="of:=[.#REF!]" table:base-cell-address="年月別-修.$A$1"/>
        <table:named-expression table:name="rd_rg_q9607" table:expression="of:=[.#REF!]" table:base-cell-address="年月別-修.$A$1"/>
        <table:named-expression table:name="rd_t_84y_97y_data" table:expression="of:=[.#REF!]" table:base-cell-address="年月別-修.$A$1"/>
        <table:named-expression table:name="rd_t_97y_9802_data" table:expression="of:=[.#REF!]" table:base-cell-address="年月別-修.$A$1"/>
        <table:named-expression table:name="rd_t_9805_data" table:expression="of:=[.#REF!]" table:base-cell-address="年月別-修.$A$1"/>
        <table:named-expression table:name="rd_t_9806_data" table:expression="of:=[.#REF!]" table:base-cell-address="年月別-修.$A$1"/>
        <table:named-expression table:name="rd_t_9807_data" table:expression="of:=[.#REF!]" table:base-cell-address="年月別-修.$A$1"/>
        <table:named-expression table:name="rd_t_9808_data" table:expression="of:=[.#REF!]" table:base-cell-address="年月別-修.$A$1"/>
        <table:named-expression table:name="rd_t_98y_9803_data" table:expression="of:=[.#REF!]" table:base-cell-address="年月別-修.$A$1"/>
        <table:named-expression table:name="rd_t_98y_9804_data" table:expression="of:=[.#REF!]" table:base-cell-address="年月別-修.$A$1"/>
        <table:named-expression table:name="rd_t9607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 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-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number number:decimal-places="10" number:min-integer-digits="1" number:grouping="true"/>
      <number:text> </number:text>
    </number:number-style>
    <number:number-style style:name="N63">
      <number:text>(</number:text>
      <number:number number:decimal-places="10" number:min-integer-digits="1" number:grouping="true"/>
      <number:text>)</number:text>
      <style:map style:condition="value()&gt;=0" style:apply-style-name="N63P0"/>
    </number:number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2" number:min-integer-digits="1" number:grouping="true"/>
    </number:number-style>
    <number:number-style style:name="N65P1">
      <number:text>－</number:text>
      <number:number number:decimal-places="2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   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">
      <number:number number:decimal-places="6" number:min-integer-digits="1"/>
      <number:text> </number:text>
    </number:number-style>
    <number:number-style style:name="N74P0">
      <number:number number:decimal-places="2" number:min-integer-digits="1" number:grouping="true"/>
    </number:number-style>
    <number:number-style style:name="N74P1">
      <number:text>–</number:text>
      <number:number number:decimal-places="2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 number:grouping="true"/>
    </number:number-style>
    <number:number-style style:name="N75P1">
      <number:text>-</number:text>
      <number:number number:decimal-places="0" number:min-integer-digits="1" number:grouping="true"/>
    </number:number-style>
    <number:text-style style:name="N75">
      <number:text>－</number:text>
      <style:map style:condition="value()&gt;0" style:apply-style-name="N75P0"/>
      <style:map style:condition="value()&lt;0" style:apply-style-name="N75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08-02T12:29:04Z</meta:creation-date>
    <dc:date>2019-01-04T08:56:12Z</dc:date>
    <meta:print-date>2018-08-03T03:07:54Z</meta:print-date>
  </office:meta>
</office:document-meta>
</file>